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9.86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23.41mm"/>
    </style:style>
    <style:style style:name="co7" style:family="table-column">
      <style:table-column-properties fo:break-before="auto" style:column-width="10.0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32.95mm"/>
    </style:style>
    <style:style style:name="co11" style:family="table-column">
      <style:table-column-properties fo:break-before="auto" style:column-width="18.56mm"/>
    </style:style>
    <style:style style:name="co12" style:family="table-column">
      <style:table-column-properties fo:break-before="auto" style:column-width="10.97mm"/>
    </style:style>
    <style:style style:name="co13" style:family="table-column">
      <style:table-column-properties fo:break-before="auto" style:column-width="45.07mm"/>
    </style:style>
    <style:style style:name="co14" style:family="table-column">
      <style:table-column-properties fo:break-before="auto" style:column-width="20.64mm"/>
    </style:style>
    <style:style style:name="co15" style:family="table-column">
      <style:table-column-properties fo:break-before="auto" style:column-width="21.27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Times New Roman" style:font-name-asian="Arial Unicode MS1" style:font-name-complex="Arial Unicode MS1"/>
    </style:style>
  </office:automatic-styles>
  <office:body>
    <office:spreadsheet>
      <table:table table:name="課題１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table:style-name="Default" office:value-type="string" calcext:value-type="string">
            <text:p>表１</text:p>
          </table:table-cell>
          <table:table-cell table:style-name="Default"/>
          <table:table-cell/>
          <table:table-cell table:style-name="Default" office:value-type="string" calcext:value-type="string">
            <text:p>表２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球団</text:p>
          </table:table-cell>
          <table:table-cell office:value-type="string" calcext:value-type="string">
            <text:p>総年俸(万円)</text:p>
          </table:table-cell>
          <table:table-cell/>
          <table:table-cell office:value-type="string" calcext:value-type="string">
            <text:p>選手名</text:p>
          </table:table-cell>
          <table:table-cell office:value-type="string" calcext:value-type="string">
            <text:p>年俸</text:p>
          </table:table-cell>
          <table:table-cell office:value-type="string" calcext:value-type="string">
            <text:p>球団</text:p>
          </table:table-cell>
          <table:table-cell/>
        </table:table-row>
        <table:table-row table:style-name="ro1">
          <table:table-cell office:value-type="string" calcext:value-type="string">
            <text:p>巨人</text:p>
          </table:table-cell>
          <table:table-cell office:value-type="float" office:value="320335" calcext:value-type="float">
            <text:p>320335</text:p>
          </table:table-cell>
          <table:table-cell/>
          <table:table-cell office:value-type="string" calcext:value-type="string">
            <text:p>黒田博樹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広島</text:p>
          </table:table-cell>
          <table:table-cell/>
        </table:table-row>
        <table:table-row table:style-name="ro1">
          <table:table-cell office:value-type="string" calcext:value-type="string">
            <text:p>ソフトバンク</text:p>
          </table:table-cell>
          <table:table-cell office:value-type="float" office:value="320130" calcext:value-type="float">
            <text:p>320130</text:p>
          </table:table-cell>
          <table:table-cell/>
          <table:table-cell office:value-type="string" calcext:value-type="string">
            <text:p>金子千尋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オリックス</text:p>
          </table:table-cell>
          <table:table-cell/>
        </table:table-row>
        <table:table-row table:style-name="ro1">
          <table:table-cell office:value-type="string" calcext:value-type="string">
            <text:p>オリックス</text:p>
          </table:table-cell>
          <table:table-cell office:value-type="float" office:value="253560" calcext:value-type="float">
            <text:p>253560</text:p>
          </table:table-cell>
          <table:table-cell/>
          <table:table-cell office:value-type="string" calcext:value-type="string">
            <text:p>中村剛也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西武</text:p>
          </table:table-cell>
          <table:table-cell/>
        </table:table-row>
        <table:table-row table:style-name="ro1">
          <table:table-cell office:value-type="string" calcext:value-type="string">
            <text:p>日本ハム</text:p>
          </table:table-cell>
          <table:table-cell office:value-type="float" office:value="215990" calcext:value-type="float">
            <text:p>215990</text:p>
          </table:table-cell>
          <table:table-cell/>
          <table:table-cell office:value-type="string" calcext:value-type="string">
            <text:p>内海哲也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巨人</text:p>
          </table:table-cell>
          <table:table-cell/>
        </table:table-row>
        <table:table-row table:style-name="ro1">
          <table:table-cell office:value-type="string" calcext:value-type="string">
            <text:p>西武</text:p>
          </table:table-cell>
          <table:table-cell office:value-type="float" office:value="211820" calcext:value-type="float">
            <text:p>211820</text:p>
          </table:table-cell>
          <table:table-cell/>
          <table:table-cell office:value-type="string" calcext:value-type="string">
            <text:p>鳥谷敬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阪神</text:p>
          </table:table-cell>
          <table:table-cell/>
        </table:table-row>
        <table:table-row table:style-name="ro1">
          <table:table-cell office:value-type="string" calcext:value-type="string">
            <text:p>ヤクルト</text:p>
          </table:table-cell>
          <table:table-cell office:value-type="float" office:value="208990" calcext:value-type="float">
            <text:p>208990</text:p>
          </table:table-cell>
          <table:table-cell/>
          <table:table-cell table:style-name="ce2" office:value-type="string" calcext:value-type="string">
            <text:p>和田毅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ソフトバンク</text:p>
          </table:table-cell>
          <table:table-cell/>
        </table:table-row>
        <table:table-row table:style-name="ro1">
          <table:table-cell office:value-type="string" calcext:value-type="string">
            <text:p>阪神</text:p>
          </table:table-cell>
          <table:table-cell office:value-type="float" office:value="197580" calcext:value-type="float">
            <text:p>197580</text:p>
          </table:table-cell>
          <table:table-cell/>
          <table:table-cell office:value-type="string" calcext:value-type="string">
            <text:p>摂津正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ソフトバンク</text:p>
          </table:table-cell>
          <table:table-cell/>
        </table:table-row>
        <table:table-row table:style-name="ro1">
          <table:table-cell office:value-type="string" calcext:value-type="string">
            <text:p>広島</text:p>
          </table:table-cell>
          <table:table-cell office:value-type="float" office:value="188955" calcext:value-type="float">
            <text:p>188955</text:p>
          </table:table-cell>
          <table:table-cell/>
          <table:table-cell office:value-type="string" calcext:value-type="string">
            <text:p>松坂大輔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ソフトバンク</text:p>
          </table:table-cell>
          <table:table-cell/>
        </table:table-row>
        <table:table-row table:style-name="ro1">
          <table:table-cell office:value-type="string" calcext:value-type="string">
            <text:p>ロッテ</text:p>
          </table:table-cell>
          <table:table-cell office:value-type="float" office:value="174420" calcext:value-type="float">
            <text:p>174420</text:p>
          </table:table-cell>
          <table:table-cell/>
          <table:table-cell office:value-type="string" calcext:value-type="string">
            <text:p>五十嵐亮太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ソフトバンク</text:p>
          </table:table-cell>
          <table:table-cell/>
        </table:table-row>
        <table:table-row table:style-name="ro1">
          <table:table-cell office:value-type="string" calcext:value-type="string">
            <text:p>楽天</text:p>
          </table:table-cell>
          <table:table-cell office:value-type="float" office:value="153230" calcext:value-type="float">
            <text:p>153230</text:p>
          </table:table-cell>
          <table:table-cell/>
          <table:table-cell office:value-type="string" calcext:value-type="string">
            <text:p>中島宏之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オリックス</text:p>
          </table:table-cell>
          <table:table-cell/>
        </table:table-row>
        <table:table-row table:style-name="ro1">
          <table:table-cell office:value-type="string" calcext:value-type="string">
            <text:p>中日</text:p>
          </table:table-cell>
          <table:table-cell office:value-type="float" office:value="152621" calcext:value-type="float">
            <text:p>152621</text:p>
          </table:table-cell>
          <table:table-cell/>
          <table:table-cell office:value-type="string" calcext:value-type="string">
            <text:p>イチロー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マーリンズ</text:p>
          </table:table-cell>
          <table:table-cell/>
        </table:table-row>
        <table:table-row table:style-name="ro1">
          <table:table-cell office:value-type="string" calcext:value-type="string">
            <text:p>DeNA</text:p>
          </table:table-cell>
          <table:table-cell office:value-type="float" office:value="132010" calcext:value-type="float">
            <text:p>132010</text:p>
          </table:table-cell>
          <table:table-cell/>
          <table:table-cell table:style-name="Default" table:number-columns-repeated="3"/>
          <table:table-cell/>
        </table:table-row>
      </table:table>
      <table:table table:name="課題２" table:style-name="ta1" table:print="false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経度</text:p>
          </table:table-cell>
          <table:table-cell office:value-type="string" calcext:value-type="string">
            <text:p>緯度</text:p>
          </table:table-cell>
          <table:table-cell office:value-type="string" calcext:value-type="string">
            <text:p>住居表示</text:p>
          </table:table-cell>
          <table:table-cell office:value-type="string" calcext:value-type="string">
            <text:p>Ｈ１９価格</text:p>
          </table:table-cell>
          <table:table-cell/>
          <table:table-cell office:value-type="string" calcext:value-type="string">
            <text:p>経度</text:p>
          </table:table-cell>
          <table:table-cell office:value-type="string" calcext:value-type="string">
            <text:p>緯度</text:p>
          </table:table-cell>
          <table:table-cell office:value-type="string" calcext:value-type="string">
            <text:p>住居表示</text:p>
          </table:table-cell>
          <table:table-cell office:value-type="string" calcext:value-type="string">
            <text:p>Ｈ２８価格</text:p>
          </table:table-cell>
        </table:table-row>
        <table:table-row table:style-name="ro1">
          <table:table-cell office:value-type="float" office:value="477806.076" calcext:value-type="float">
            <text:p>477806.076</text:p>
          </table:table-cell>
          <table:table-cell office:value-type="float" office:value="121692.96" calcext:value-type="float">
            <text:p>121692.96</text:p>
          </table:table-cell>
          <table:table-cell office:value-type="string" calcext:value-type="string">
            <text:p>愛媛県　伊予郡松前町大字西高柳字石楠１３１番２</text:p>
          </table:table-cell>
          <table:table-cell office:value-type="float" office:value="70800" calcext:value-type="float">
            <text:p>70800</text:p>
          </table:table-cell>
          <table:table-cell/>
          <table:table-cell office:value-type="float" office:value="477806.076" calcext:value-type="float">
            <text:p>477806.076</text:p>
          </table:table-cell>
          <table:table-cell office:value-type="float" office:value="121692.96" calcext:value-type="float">
            <text:p>121692.96</text:p>
          </table:table-cell>
          <table:table-cell office:value-type="string" calcext:value-type="string">
            <text:p>愛媛県　伊予郡松前町大字西高柳字石楠１３１番２</text:p>
          </table:table-cell>
          <table:table-cell office:value-type="float" office:value="59800" calcext:value-type="float">
            <text:p>59800</text:p>
          </table:table-cell>
        </table:table-row>
        <table:table-row table:style-name="ro1">
          <table:table-cell office:value-type="float" office:value="477704.303" calcext:value-type="float">
            <text:p>477704.303</text:p>
          </table:table-cell>
          <table:table-cell office:value-type="float" office:value="121619.879" calcext:value-type="float">
            <text:p>121619.879</text:p>
          </table:table-cell>
          <table:table-cell office:value-type="string" calcext:value-type="string">
            <text:p>愛媛県　伊予郡松前町大字筒井字江川下塩新畑１３１７番５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77744.574" calcext:value-type="float">
            <text:p>477744.574</text:p>
          </table:table-cell>
          <table:table-cell office:value-type="float" office:value="121644.769" calcext:value-type="float">
            <text:p>121644.769</text:p>
          </table:table-cell>
          <table:table-cell office:value-type="string" calcext:value-type="string">
            <text:p>愛媛県　伊予郡松前町大字筒井字中須賀３９６番１３</text:p>
          </table:table-cell>
          <table:table-cell office:value-type="float" office:value="80200" calcext:value-type="float">
            <text:p>80200</text:p>
          </table:table-cell>
        </table:table-row>
        <table:table-row table:style-name="ro1">
          <table:table-cell office:value-type="float" office:value="477744.574" calcext:value-type="float">
            <text:p>477744.574</text:p>
          </table:table-cell>
          <table:table-cell office:value-type="float" office:value="121644.769" calcext:value-type="float">
            <text:p>121644.769</text:p>
          </table:table-cell>
          <table:table-cell office:value-type="string" calcext:value-type="string">
            <text:p>愛媛県　伊予郡松前町大字筒井字中須賀３９６番１３</text:p>
          </table:table-cell>
          <table:table-cell office:value-type="float" office:value="84000" calcext:value-type="float">
            <text:p>84000</text:p>
          </table:table-cell>
          <table:table-cell/>
          <table:table-cell office:value-type="float" office:value="477739.433" calcext:value-type="float">
            <text:p>477739.433</text:p>
          </table:table-cell>
          <table:table-cell office:value-type="float" office:value="121643.003" calcext:value-type="float">
            <text:p>121643.003</text:p>
          </table:table-cell>
          <table:table-cell office:value-type="string" calcext:value-type="string">
            <text:p>愛媛県　伊予郡松前町大字筒井字南内開３４８番４</text:p>
          </table:table-cell>
          <table:table-cell office:value-type="float" office:value="89500" calcext:value-type="float">
            <text:p>89500</text:p>
          </table:table-cell>
        </table:table-row>
        <table:table-row table:style-name="ro1">
          <table:table-cell office:value-type="float" office:value="477746.782" calcext:value-type="float">
            <text:p>477746.782</text:p>
          </table:table-cell>
          <table:table-cell office:value-type="float" office:value="121617.113" calcext:value-type="float">
            <text:p>121617.113</text:p>
          </table:table-cell>
          <table:table-cell office:value-type="string" calcext:value-type="string">
            <text:p>愛媛県　伊予郡松前町大字浜字仁右衛門１１４０番８</text:p>
          </table:table-cell>
          <table:table-cell office:value-type="float" office:value="68000" calcext:value-type="float">
            <text:p>68000</text:p>
          </table:table-cell>
          <table:table-cell/>
          <table:table-cell office:value-type="float" office:value="477746.78" calcext:value-type="float">
            <text:p>477746.78</text:p>
          </table:table-cell>
          <table:table-cell office:value-type="float" office:value="121617.112" calcext:value-type="float">
            <text:p>121617.112</text:p>
          </table:table-cell>
          <table:table-cell office:value-type="string" calcext:value-type="string">
            <text:p>愛媛県　伊予郡松前町大字浜字仁右衛門１１４０番８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1">
          <table:table-cell office:value-type="float" office:value="477727.925" calcext:value-type="float">
            <text:p>477727.925</text:p>
          </table:table-cell>
          <table:table-cell office:value-type="float" office:value="121643.942" calcext:value-type="float">
            <text:p>121643.942</text:p>
          </table:table-cell>
          <table:table-cell office:value-type="string" calcext:value-type="string">
            <text:p>愛媛県　伊予郡松前町大字浜字東恵美洲３６９番１外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477742.064" calcext:value-type="float">
            <text:p>477742.064</text:p>
          </table:table-cell>
          <table:table-cell office:value-type="float" office:value="121600.732" calcext:value-type="float">
            <text:p>121600.732</text:p>
          </table:table-cell>
          <table:table-cell office:value-type="string" calcext:value-type="string">
            <text:p>愛媛県　伊予郡松前町大字北黒田字美居７０１番５外</text:p>
          </table:table-cell>
          <table:table-cell office:value-type="float" office:value="59500" calcext:value-type="float">
            <text:p>59500</text:p>
          </table:table-cell>
        </table:table-row>
        <table:table-row table:style-name="ro1">
          <table:table-cell office:value-type="float" office:value="477742.066" calcext:value-type="float">
            <text:p>477742.066</text:p>
          </table:table-cell>
          <table:table-cell office:value-type="float" office:value="121600.73" calcext:value-type="float">
            <text:p>121600.73</text:p>
          </table:table-cell>
          <table:table-cell office:value-type="string" calcext:value-type="string">
            <text:p>愛媛県　伊予郡松前町大字北黒田字美居７０１番５外</text:p>
          </table:table-cell>
          <table:table-cell office:value-type="float" office:value="63000" calcext:value-type="float">
            <text:p>63000</text:p>
          </table:table-cell>
          <table:table-cell/>
          <table:table-cell office:value-type="float" office:value="478058.627" calcext:value-type="float">
            <text:p>478058.627</text:p>
          </table:table-cell>
          <table:table-cell office:value-type="float" office:value="121589.568" calcext:value-type="float">
            <text:p>121589.568</text:p>
          </table:table-cell>
          <table:table-cell office:value-type="string" calcext:value-type="string">
            <text:p>愛媛県　伊予郡砥部町高尾田１２９２番</text:p>
          </table:table-cell>
          <table:table-cell office:value-type="float" office:value="67200" calcext:value-type="float">
            <text:p>67200</text:p>
          </table:table-cell>
        </table:table-row>
        <table:table-row table:style-name="ro1">
          <table:table-cell office:value-type="float" office:value="478034.964" calcext:value-type="float">
            <text:p>478034.964</text:p>
          </table:table-cell>
          <table:table-cell office:value-type="float" office:value="121523.758" calcext:value-type="float">
            <text:p>121523.758</text:p>
          </table:table-cell>
          <table:table-cell office:value-type="string" calcext:value-type="string">
            <text:p>愛媛県　伊予郡砥部町宮内２６０番</text:p>
          </table:table-cell>
          <table:table-cell office:value-type="float" office:value="63000" calcext:value-type="float">
            <text:p>63000</text:p>
          </table:table-cell>
          <table:table-cell/>
          <table:table-cell office:value-type="float" office:value="478048.165" calcext:value-type="float">
            <text:p>478048.165</text:p>
          </table:table-cell>
          <table:table-cell office:value-type="float" office:value="121600.595" calcext:value-type="float">
            <text:p>121600.595</text:p>
          </table:table-cell>
          <table:table-cell office:value-type="string" calcext:value-type="string">
            <text:p>愛媛県　伊予郡砥部町高尾田７９６番</text:p>
          </table:table-cell>
          <table:table-cell office:value-type="float" office:value="57700" calcext:value-type="float">
            <text:p>57700</text:p>
          </table:table-cell>
        </table:table-row>
        <table:table-row table:style-name="ro1">
          <table:table-cell office:value-type="float" office:value="478058.644" calcext:value-type="float">
            <text:p>478058.644</text:p>
          </table:table-cell>
          <table:table-cell office:value-type="float" office:value="121589.581" calcext:value-type="float">
            <text:p>121589.581</text:p>
          </table:table-cell>
          <table:table-cell office:value-type="string" calcext:value-type="string">
            <text:p>愛媛県　伊予郡砥部町高尾田１２９２番</text:p>
          </table:table-cell>
          <table:table-cell office:value-type="float" office:value="75500" calcext:value-type="float">
            <text:p>75500</text:p>
          </table:table-cell>
          <table:table-cell/>
          <table:table-cell office:value-type="float" office:value="477735.62" calcext:value-type="float">
            <text:p>477735.62</text:p>
          </table:table-cell>
          <table:table-cell office:value-type="float" office:value="121590.824" calcext:value-type="float">
            <text:p>121590.824</text:p>
          </table:table-cell>
          <table:table-cell office:value-type="string" calcext:value-type="string">
            <text:p>愛媛県　伊予市下吾川字北西原２０２５番２６</text:p>
          </table:table-cell>
          <table:table-cell office:value-type="float" office:value="59100" calcext:value-type="float">
            <text:p>59100</text:p>
          </table:table-cell>
        </table:table-row>
        <table:table-row table:style-name="ro1">
          <table:table-cell office:value-type="float" office:value="478048.164" calcext:value-type="float">
            <text:p>478048.164</text:p>
          </table:table-cell>
          <table:table-cell office:value-type="float" office:value="121600.594" calcext:value-type="float">
            <text:p>121600.594</text:p>
          </table:table-cell>
          <table:table-cell office:value-type="string" calcext:value-type="string">
            <text:p>愛媛県　伊予郡砥部町高尾田７９６番</text:p>
          </table:table-cell>
          <table:table-cell office:value-type="float" office:value="67500" calcext:value-type="float">
            <text:p>67500</text:p>
          </table:table-cell>
          <table:table-cell/>
          <table:table-cell office:value-type="float" office:value="477762.768" calcext:value-type="float">
            <text:p>477762.768</text:p>
          </table:table-cell>
          <table:table-cell office:value-type="float" office:value="121556.178" calcext:value-type="float">
            <text:p>121556.178</text:p>
          </table:table-cell>
          <table:table-cell office:value-type="string" calcext:value-type="string">
            <text:p>愛媛県　伊予市下吾川字北野４８３番１４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1">
          <table:table-cell office:value-type="float" office:value="477735.62" calcext:value-type="float">
            <text:p>477735.62</text:p>
          </table:table-cell>
          <table:table-cell office:value-type="float" office:value="121590.823" calcext:value-type="float">
            <text:p>121590.823</text:p>
          </table:table-cell>
          <table:table-cell office:value-type="string" calcext:value-type="string">
            <text:p>愛媛県　伊予市下吾川字北西原２０２５番２６</text:p>
          </table:table-cell>
          <table:table-cell office:value-type="float" office:value="77800" calcext:value-type="float">
            <text:p>77800</text:p>
          </table:table-cell>
          <table:table-cell/>
          <table:table-cell office:value-type="float" office:value="477810.997" calcext:value-type="float">
            <text:p>477810.997</text:p>
          </table:table-cell>
          <table:table-cell office:value-type="float" office:value="121559.926" calcext:value-type="float">
            <text:p>121559.926</text:p>
          </table:table-cell>
          <table:table-cell office:value-type="string" calcext:value-type="string">
            <text:p>愛媛県　伊予市下三谷字中小路１４３１番４</text:p>
          </table:table-cell>
          <table:table-cell office:value-type="float" office:value="36200" calcext:value-type="float">
            <text:p>36200</text:p>
          </table:table-cell>
        </table:table-row>
        <table:table-row table:style-name="ro1">
          <table:table-cell office:value-type="float" office:value="477763.749" calcext:value-type="float">
            <text:p>477763.749</text:p>
          </table:table-cell>
          <table:table-cell office:value-type="float" office:value="121546.762" calcext:value-type="float">
            <text:p>121546.762</text:p>
          </table:table-cell>
          <table:table-cell office:value-type="string" calcext:value-type="string">
            <text:p>愛媛県　伊予市下吾川字柳１７０番８</text:p>
          </table:table-cell>
          <table:table-cell office:value-type="float" office:value="72300" calcext:value-type="float">
            <text:p>72300</text:p>
          </table:table-cell>
          <table:table-cell/>
          <table:table-cell office:value-type="float" office:value="477727.193" calcext:value-type="float">
            <text:p>477727.193</text:p>
          </table:table-cell>
          <table:table-cell office:value-type="float" office:value="121533.836" calcext:value-type="float">
            <text:p>121533.836</text:p>
          </table:table-cell>
          <table:table-cell office:value-type="string" calcext:value-type="string">
            <text:p>愛媛県　伊予市灘町字西１４４番１</text:p>
          </table:table-cell>
          <table:table-cell office:value-type="float" office:value="58500" calcext:value-type="float">
            <text:p>58500</text:p>
          </table:table-cell>
        </table:table-row>
        <table:table-row table:style-name="ro1">
          <table:table-cell office:value-type="float" office:value="477810.997" calcext:value-type="float">
            <text:p>477810.997</text:p>
          </table:table-cell>
          <table:table-cell office:value-type="float" office:value="121559.877" calcext:value-type="float">
            <text:p>121559.877</text:p>
          </table:table-cell>
          <table:table-cell office:value-type="string" calcext:value-type="string">
            <text:p>愛媛県　伊予市下三谷字中小路１４３１番４</text:p>
          </table:table-cell>
          <table:table-cell office:value-type="float" office:value="55000" calcext:value-type="float">
            <text:p>55000</text:p>
          </table:table-cell>
          <table:table-cell/>
          <table:table-cell office:value-type="float" office:value="477739.411" calcext:value-type="float">
            <text:p>477739.411</text:p>
          </table:table-cell>
          <table:table-cell office:value-type="float" office:value="121527.504" calcext:value-type="float">
            <text:p>121527.504</text:p>
          </table:table-cell>
          <table:table-cell office:value-type="string" calcext:value-type="string">
            <text:p>愛媛県　伊予市米湊字安広７４８番２</text:p>
          </table:table-cell>
          <table:table-cell office:value-type="float" office:value="65500" calcext:value-type="float">
            <text:p>65500</text:p>
          </table:table-cell>
        </table:table-row>
        <table:table-row table:style-name="ro1">
          <table:table-cell office:value-type="float" office:value="477727.259" calcext:value-type="float">
            <text:p>477727.259</text:p>
          </table:table-cell>
          <table:table-cell office:value-type="float" office:value="121528.814" calcext:value-type="float">
            <text:p>121528.814</text:p>
          </table:table-cell>
          <table:table-cell office:value-type="string" calcext:value-type="string">
            <text:p>愛媛県　伊予市灘町字東３５番１</text:p>
          </table:table-cell>
          <table:table-cell office:value-type="float" office:value="83500" calcext:value-type="float">
            <text:p>83500</text:p>
          </table:table-cell>
          <table:table-cell/>
          <table:table-cell office:value-type="float" office:value="477734.321" calcext:value-type="float">
            <text:p>477734.321</text:p>
          </table:table-cell>
          <table:table-cell office:value-type="float" office:value="121531.363" calcext:value-type="float">
            <text:p>121531.363</text:p>
          </table:table-cell>
          <table:table-cell office:value-type="string" calcext:value-type="string">
            <text:p>愛媛県　伊予市米湊字安広８０３番２７</text:p>
          </table:table-cell>
          <table:table-cell office:value-type="float" office:value="76000" calcext:value-type="float">
            <text:p>76000</text:p>
          </table:table-cell>
        </table:table-row>
        <table:table-row table:style-name="ro1">
          <table:table-cell office:value-type="float" office:value="477739.41" calcext:value-type="float">
            <text:p>477739.41</text:p>
          </table:table-cell>
          <table:table-cell office:value-type="float" office:value="121527.505" calcext:value-type="float">
            <text:p>121527.505</text:p>
          </table:table-cell>
          <table:table-cell office:value-type="string" calcext:value-type="string">
            <text:p>愛媛県　伊予市米湊字安広７４８番２</text:p>
          </table:table-cell>
          <table:table-cell office:value-type="float" office:value="84300" calcext:value-type="float">
            <text:p>84300</text:p>
          </table:table-cell>
          <table:table-cell/>
          <table:table-cell office:value-type="float" office:value="477257.116" calcext:value-type="float">
            <text:p>477257.116</text:p>
          </table:table-cell>
          <table:table-cell office:value-type="float" office:value="119580.969" calcext:value-type="float">
            <text:p>119580.969</text:p>
          </table:table-cell>
          <table:table-cell office:value-type="string" calcext:value-type="string">
            <text:p>愛媛県　宇和島市愛宕町２－１－２２</text:p>
          </table:table-cell>
          <table:table-cell office:value-type="float" office:value="70900" calcext:value-type="float">
            <text:p>70900</text:p>
          </table:table-cell>
        </table:table-row>
        <table:table-row table:style-name="ro1">
          <table:table-cell office:value-type="float" office:value="477734.077" calcext:value-type="float">
            <text:p>477734.077</text:p>
          </table:table-cell>
          <table:table-cell office:value-type="float" office:value="121531.428" calcext:value-type="float">
            <text:p>121531.428</text:p>
          </table:table-cell>
          <table:table-cell office:value-type="string" calcext:value-type="string">
            <text:p>愛媛県　伊予市米湊字安広８０３番２７</text:p>
          </table:table-cell>
          <table:table-cell office:value-type="float" office:value="101000" calcext:value-type="float">
            <text:p>101000</text:p>
          </table:table-cell>
          <table:table-cell/>
          <table:table-cell office:value-type="float" office:value="477280.858" calcext:value-type="float">
            <text:p>477280.858</text:p>
          </table:table-cell>
          <table:table-cell office:value-type="float" office:value="119650.565" calcext:value-type="float">
            <text:p>119650.565</text:p>
          </table:table-cell>
          <table:table-cell office:value-type="string" calcext:value-type="string">
            <text:p>愛媛県　宇和島市柿原字連楽田甲１５０番１３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477257.116" calcext:value-type="float">
            <text:p>477257.116</text:p>
          </table:table-cell>
          <table:table-cell office:value-type="float" office:value="119580.969" calcext:value-type="float">
            <text:p>119580.969</text:p>
          </table:table-cell>
          <table:table-cell office:value-type="string" calcext:value-type="string">
            <text:p>愛媛県　宇和島市愛宕町２－１－２２</text:p>
          </table:table-cell>
          <table:table-cell office:value-type="float" office:value="101000" calcext:value-type="float">
            <text:p>101000</text:p>
          </table:table-cell>
          <table:table-cell/>
          <table:table-cell office:value-type="float" office:value="477239.778" calcext:value-type="float">
            <text:p>477239.778</text:p>
          </table:table-cell>
          <table:table-cell office:value-type="float" office:value="119585.423" calcext:value-type="float">
            <text:p>119585.423</text:p>
          </table:table-cell>
          <table:table-cell office:value-type="string" calcext:value-type="string">
            <text:p>愛媛県　宇和島市丸之内１－２－１９</text:p>
          </table:table-cell>
          <table:table-cell office:value-type="float" office:value="96700" calcext:value-type="float">
            <text:p>96700</text:p>
          </table:table-cell>
        </table:table-row>
        <table:table-row table:style-name="ro1">
          <table:table-cell office:value-type="float" office:value="477280.859" calcext:value-type="float">
            <text:p>477280.859</text:p>
          </table:table-cell>
          <table:table-cell office:value-type="float" office:value="119650.566" calcext:value-type="float">
            <text:p>119650.566</text:p>
          </table:table-cell>
          <table:table-cell office:value-type="string" calcext:value-type="string">
            <text:p>愛媛県　宇和島市柿原字連楽田甲１５０番１３</text:p>
          </table:table-cell>
          <table:table-cell office:value-type="float" office:value="63300" calcext:value-type="float">
            <text:p>63300</text:p>
          </table:table-cell>
          <table:table-cell/>
          <table:table-cell office:value-type="float" office:value="477128.578" calcext:value-type="float">
            <text:p>477128.578</text:p>
          </table:table-cell>
          <table:table-cell office:value-type="float" office:value="119834.586" calcext:value-type="float">
            <text:p>119834.586</text:p>
          </table:table-cell>
          <table:table-cell office:value-type="string" calcext:value-type="string">
            <text:p>愛媛県　宇和島市吉田町沖村字汐入甲３４４番８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477239.778" calcext:value-type="float">
            <text:p>477239.778</text:p>
          </table:table-cell>
          <table:table-cell office:value-type="float" office:value="119585.423" calcext:value-type="float">
            <text:p>119585.423</text:p>
          </table:table-cell>
          <table:table-cell office:value-type="string" calcext:value-type="string">
            <text:p>愛媛県　宇和島市丸之内１－２－１９</text:p>
          </table:table-cell>
          <table:table-cell office:value-type="float" office:value="124000" calcext:value-type="float">
            <text:p>124000</text:p>
          </table:table-cell>
          <table:table-cell/>
          <table:table-cell office:value-type="float" office:value="477148.684" calcext:value-type="float">
            <text:p>477148.684</text:p>
          </table:table-cell>
          <table:table-cell office:value-type="float" office:value="119810.264" calcext:value-type="float">
            <text:p>119810.264</text:p>
          </table:table-cell>
          <table:table-cell office:value-type="string" calcext:value-type="string">
            <text:p>愛媛県　宇和島市吉田町東小路字東小路甲１９番６</text:p>
          </table:table-cell>
          <table:table-cell office:value-type="float" office:value="39200" calcext:value-type="float">
            <text:p>39200</text:p>
          </table:table-cell>
        </table:table-row>
        <table:table-row table:style-name="ro1">
          <table:table-cell office:value-type="float" office:value="477128.579" calcext:value-type="float">
            <text:p>477128.579</text:p>
          </table:table-cell>
          <table:table-cell office:value-type="float" office:value="119834.587" calcext:value-type="float">
            <text:p>119834.587</text:p>
          </table:table-cell>
          <table:table-cell office:value-type="string" calcext:value-type="string">
            <text:p>愛媛県　宇和島市吉田町沖村字汐入甲３４４番８</text:p>
          </table:table-cell>
          <table:table-cell office:value-type="float" office:value="30400" calcext:value-type="float">
            <text:p>30400</text:p>
          </table:table-cell>
          <table:table-cell/>
          <table:table-cell office:value-type="float" office:value="477145.058" calcext:value-type="float">
            <text:p>477145.058</text:p>
          </table:table-cell>
          <table:table-cell office:value-type="float" office:value="119810.858" calcext:value-type="float">
            <text:p>119810.858</text:p>
          </table:table-cell>
          <table:table-cell office:value-type="string" calcext:value-type="string">
            <text:p>愛媛県　宇和島市吉田町東小路字東小路甲８５番６</text:p>
          </table:table-cell>
          <table:table-cell office:value-type="float" office:value="46500" calcext:value-type="float">
            <text:p>46500</text:p>
          </table:table-cell>
        </table:table-row>
        <table:table-row table:style-name="ro1">
          <table:table-cell office:value-type="float" office:value="477148.682" calcext:value-type="float">
            <text:p>477148.682</text:p>
          </table:table-cell>
          <table:table-cell office:value-type="float" office:value="119810.264" calcext:value-type="float">
            <text:p>119810.264</text:p>
          </table:table-cell>
          <table:table-cell office:value-type="string" calcext:value-type="string">
            <text:p>愛媛県　宇和島市吉田町東小路字東小路甲１９番６</text:p>
          </table:table-cell>
          <table:table-cell office:value-type="float" office:value="59800" calcext:value-type="float">
            <text:p>59800</text:p>
          </table:table-cell>
          <table:table-cell/>
          <table:table-cell office:value-type="float" office:value="477243.274" calcext:value-type="float">
            <text:p>477243.274</text:p>
          </table:table-cell>
          <table:table-cell office:value-type="float" office:value="119593.969" calcext:value-type="float">
            <text:p>119593.969</text:p>
          </table:table-cell>
          <table:table-cell office:value-type="string" calcext:value-type="string">
            <text:p>愛媛県　宇和島市中央町１－６－１１</text:p>
          </table:table-cell>
          <table:table-cell office:value-type="float" office:value="75100" calcext:value-type="float">
            <text:p>75100</text:p>
          </table:table-cell>
        </table:table-row>
        <table:table-row table:style-name="ro1">
          <table:table-cell office:value-type="float" office:value="477145.059" calcext:value-type="float">
            <text:p>477145.059</text:p>
          </table:table-cell>
          <table:table-cell office:value-type="float" office:value="119810.858" calcext:value-type="float">
            <text:p>119810.858</text:p>
          </table:table-cell>
          <table:table-cell office:value-type="string" calcext:value-type="string">
            <text:p>愛媛県　宇和島市吉田町東小路字東小路甲８５番６</text:p>
          </table:table-cell>
          <table:table-cell office:value-type="float" office:value="80000" calcext:value-type="float">
            <text:p>80000</text:p>
          </table:table-cell>
          <table:table-cell/>
          <table:table-cell office:value-type="float" office:value="477074.732" calcext:value-type="float">
            <text:p>477074.732</text:p>
          </table:table-cell>
          <table:table-cell office:value-type="float" office:value="119247.79" calcext:value-type="float">
            <text:p>119247.79</text:p>
          </table:table-cell>
          <table:table-cell office:value-type="string" calcext:value-type="string">
            <text:p>愛媛県　宇和島市津島町岩松甲４９６番１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1">
          <table:table-cell office:value-type="float" office:value="477243.274" calcext:value-type="float">
            <text:p>477243.274</text:p>
          </table:table-cell>
          <table:table-cell office:value-type="float" office:value="119593.97" calcext:value-type="float">
            <text:p>119593.97</text:p>
          </table:table-cell>
          <table:table-cell office:value-type="string" calcext:value-type="string">
            <text:p>愛媛県　宇和島市中央町１－６－１１</text:p>
          </table:table-cell>
          <table:table-cell office:value-type="float" office:value="106000" calcext:value-type="float">
            <text:p>106000</text:p>
          </table:table-cell>
          <table:table-cell/>
          <table:table-cell office:value-type="float" office:value="477064.746" calcext:value-type="float">
            <text:p>477064.746</text:p>
          </table:table-cell>
          <table:table-cell office:value-type="float" office:value="119233.652" calcext:value-type="float">
            <text:p>119233.652</text:p>
          </table:table-cell>
          <table:table-cell office:value-type="string" calcext:value-type="string">
            <text:p>愛媛県　宇和島市津島町高田丙２６８番８７</text:p>
          </table:table-cell>
          <table:table-cell office:value-type="float" office:value="32600" calcext:value-type="float">
            <text:p>32600</text:p>
          </table:table-cell>
        </table:table-row>
        <table:table-row table:style-name="ro1">
          <table:table-cell office:value-type="float" office:value="477074.732" calcext:value-type="float">
            <text:p>477074.732</text:p>
          </table:table-cell>
          <table:table-cell office:value-type="float" office:value="119247.789" calcext:value-type="float">
            <text:p>119247.789</text:p>
          </table:table-cell>
          <table:table-cell office:value-type="string" calcext:value-type="string">
            <text:p>愛媛県　宇和島市津島町岩松字下長田甲４９６番１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477169.366" calcext:value-type="float">
            <text:p>477169.366</text:p>
          </table:table-cell>
          <table:table-cell office:value-type="float" office:value="119482.261" calcext:value-type="float">
            <text:p>119482.261</text:p>
          </table:table-cell>
          <table:table-cell office:value-type="string" calcext:value-type="string">
            <text:p>愛媛県　宇和島市保田字子レノ木甲６４７番１８</text:p>
          </table:table-cell>
          <table:table-cell office:value-type="float" office:value="43700" calcext:value-type="float">
            <text:p>43700</text:p>
          </table:table-cell>
        </table:table-row>
        <table:table-row table:style-name="ro1">
          <table:table-cell office:value-type="float" office:value="477064.746" calcext:value-type="float">
            <text:p>477064.746</text:p>
          </table:table-cell>
          <table:table-cell office:value-type="float" office:value="119233.654" calcext:value-type="float">
            <text:p>119233.654</text:p>
          </table:table-cell>
          <table:table-cell office:value-type="string" calcext:value-type="string">
            <text:p>愛媛県　宇和島市津島町高田丙２６８番８７</text:p>
          </table:table-cell>
          <table:table-cell office:value-type="float" office:value="38000" calcext:value-type="float">
            <text:p>38000</text:p>
          </table:table-cell>
          <table:table-cell/>
          <table:table-cell office:value-type="float" office:value="477550.627" calcext:value-type="float">
            <text:p>477550.627</text:p>
          </table:table-cell>
          <table:table-cell office:value-type="float" office:value="120786.394" calcext:value-type="float">
            <text:p>120786.394</text:p>
          </table:table-cell>
          <table:table-cell office:value-type="string" calcext:value-type="string">
            <text:p>愛媛県　喜多郡内子町内子１７９０番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76961.066" calcext:value-type="float">
            <text:p>476961.066</text:p>
          </table:table-cell>
          <table:table-cell office:value-type="float" office:value="119081" calcext:value-type="float">
            <text:p>119081</text:p>
          </table:table-cell>
          <table:table-cell office:value-type="string" calcext:value-type="string">
            <text:p>愛媛県　宇和島市津島町嵐字横田４９０番６</text:p>
          </table:table-cell>
          <table:table-cell office:value-type="float" office:value="30500" calcext:value-type="float">
            <text:p>30500</text:p>
          </table:table-cell>
          <table:table-cell/>
          <table:table-cell office:value-type="float" office:value="477532.753" calcext:value-type="float">
            <text:p>477532.753</text:p>
          </table:table-cell>
          <table:table-cell office:value-type="float" office:value="120775.99" calcext:value-type="float">
            <text:p>120775.99</text:p>
          </table:table-cell>
          <table:table-cell office:value-type="string" calcext:value-type="string">
            <text:p>愛媛県　喜多郡内子町内子２６２番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477169.364" calcext:value-type="float">
            <text:p>477169.364</text:p>
          </table:table-cell>
          <table:table-cell office:value-type="float" office:value="119482.262" calcext:value-type="float">
            <text:p>119482.262</text:p>
          </table:table-cell>
          <table:table-cell office:value-type="string" calcext:value-type="string">
            <text:p>愛媛県　宇和島市保田字子レノ木甲６４７番１８</text:p>
          </table:table-cell>
          <table:table-cell office:value-type="float" office:value="58300" calcext:value-type="float">
            <text:p>58300</text:p>
          </table:table-cell>
          <table:table-cell/>
          <table:table-cell office:value-type="float" office:value="477535.007" calcext:value-type="float">
            <text:p>477535.007</text:p>
          </table:table-cell>
          <table:table-cell office:value-type="float" office:value="120796.319" calcext:value-type="float">
            <text:p>120796.319</text:p>
          </table:table-cell>
          <table:table-cell office:value-type="string" calcext:value-type="string">
            <text:p>愛媛県　喜多郡内子町内子３１５５番</text:p>
          </table:table-cell>
          <table:table-cell office:value-type="float" office:value="36600" calcext:value-type="float">
            <text:p>36600</text:p>
          </table:table-cell>
        </table:table-row>
        <table:table-row table:style-name="ro1">
          <table:table-cell office:value-type="float" office:value="477550.769" calcext:value-type="float">
            <text:p>477550.769</text:p>
          </table:table-cell>
          <table:table-cell office:value-type="float" office:value="120786.28" calcext:value-type="float">
            <text:p>120786.28</text:p>
          </table:table-cell>
          <table:table-cell office:value-type="string" calcext:value-type="string">
            <text:p>愛媛県　喜多郡内子町内子１７９０番</text:p>
          </table:table-cell>
          <table:table-cell office:value-type="float" office:value="65500" calcext:value-type="float">
            <text:p>65500</text:p>
          </table:table-cell>
          <table:table-cell/>
          <table:table-cell office:value-type="float" office:value="477602.896" calcext:value-type="float">
            <text:p>477602.896</text:p>
          </table:table-cell>
          <table:table-cell office:value-type="float" office:value="120719.992" calcext:value-type="float">
            <text:p>120719.992</text:p>
          </table:table-cell>
          <table:table-cell office:value-type="string" calcext:value-type="string">
            <text:p>愛媛県　喜多郡内子町平岡甲１５１９番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477532.602" calcext:value-type="float">
            <text:p>477532.602</text:p>
          </table:table-cell>
          <table:table-cell office:value-type="float" office:value="120775.971" calcext:value-type="float">
            <text:p>120775.971</text:p>
          </table:table-cell>
          <table:table-cell office:value-type="string" calcext:value-type="string">
            <text:p>愛媛県　喜多郡内子町内子２６２番</text:p>
          </table:table-cell>
          <table:table-cell office:value-type="float" office:value="86000" calcext:value-type="float">
            <text:p>86000</text:p>
          </table:table-cell>
          <table:table-cell/>
          <table:table-cell office:value-type="float" office:value="477585.212" calcext:value-type="float">
            <text:p>477585.212</text:p>
          </table:table-cell>
          <table:table-cell office:value-type="float" office:value="120722.321" calcext:value-type="float">
            <text:p>120722.321</text:p>
          </table:table-cell>
          <table:table-cell office:value-type="string" calcext:value-type="string">
            <text:p>愛媛県　喜多郡内子町平岡甲４０８番４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477535.008" calcext:value-type="float">
            <text:p>477535.008</text:p>
          </table:table-cell>
          <table:table-cell office:value-type="float" office:value="120796.319" calcext:value-type="float">
            <text:p>120796.319</text:p>
          </table:table-cell>
          <table:table-cell office:value-type="string" calcext:value-type="string">
            <text:p>愛媛県　喜多郡内子町内子３１５５番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478812.143" calcext:value-type="float">
            <text:p>478812.143</text:p>
          </table:table-cell>
          <table:table-cell office:value-type="float" office:value="122617.987" calcext:value-type="float">
            <text:p>122617.987</text:p>
          </table:table-cell>
          <table:table-cell office:value-type="string" calcext:value-type="string">
            <text:p>愛媛県　今治市旭町３丁目４番８</text:p>
          </table:table-cell>
          <table:table-cell office:value-type="float" office:value="67100" calcext:value-type="float">
            <text:p>67100</text:p>
          </table:table-cell>
        </table:table-row>
        <table:table-row table:style-name="ro1">
          <table:table-cell office:value-type="float" office:value="477572.803" calcext:value-type="float">
            <text:p>477572.803</text:p>
          </table:table-cell>
          <table:table-cell office:value-type="float" office:value="120726.611" calcext:value-type="float">
            <text:p>120726.611</text:p>
          </table:table-cell>
          <table:table-cell office:value-type="string" calcext:value-type="string">
            <text:p>愛媛県　喜多郡内子町平岡甲１１１３番</text:p>
          </table:table-cell>
          <table:table-cell office:value-type="float" office:value="43500" calcext:value-type="float">
            <text:p>43500</text:p>
          </table:table-cell>
          <table:table-cell/>
          <table:table-cell office:value-type="float" office:value="478220.134" calcext:value-type="float">
            <text:p>478220.134</text:p>
          </table:table-cell>
          <table:table-cell office:value-type="float" office:value="122520.967" calcext:value-type="float">
            <text:p>122520.967</text:p>
          </table:table-cell>
          <table:table-cell office:value-type="string" calcext:value-type="string">
            <text:p>愛媛県　今治市菊間町浜１１４番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float" office:value="477602.895" calcext:value-type="float">
            <text:p>477602.895</text:p>
          </table:table-cell>
          <table:table-cell office:value-type="float" office:value="120719.993" calcext:value-type="float">
            <text:p>120719.993</text:p>
          </table:table-cell>
          <table:table-cell office:value-type="string" calcext:value-type="string">
            <text:p>愛媛県　喜多郡内子町平岡甲１５１９番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478756.544" calcext:value-type="float">
            <text:p>478756.544</text:p>
          </table:table-cell>
          <table:table-cell office:value-type="float" office:value="122645.765" calcext:value-type="float">
            <text:p>122645.765</text:p>
          </table:table-cell>
          <table:table-cell office:value-type="string" calcext:value-type="string">
            <text:p>愛媛県　今治市宮下町１－４－４４</text:p>
          </table:table-cell>
          <table:table-cell office:value-type="float" office:value="50100" calcext:value-type="float">
            <text:p>50100</text:p>
          </table:table-cell>
        </table:table-row>
        <table:table-row table:style-name="ro1">
          <table:table-cell office:value-type="float" office:value="477585.212" calcext:value-type="float">
            <text:p>477585.212</text:p>
          </table:table-cell>
          <table:table-cell office:value-type="float" office:value="120722.322" calcext:value-type="float">
            <text:p>120722.322</text:p>
          </table:table-cell>
          <table:table-cell office:value-type="string" calcext:value-type="string">
            <text:p>愛媛県　喜多郡内子町平岡甲４０８番４</text:p>
          </table:table-cell>
          <table:table-cell office:value-type="float" office:value="38500" calcext:value-type="float">
            <text:p>38500</text:p>
          </table:table-cell>
          <table:table-cell/>
          <table:table-cell office:value-type="float" office:value="478778.503" calcext:value-type="float">
            <text:p>478778.503</text:p>
          </table:table-cell>
          <table:table-cell office:value-type="float" office:value="122574.22" calcext:value-type="float">
            <text:p>122574.22</text:p>
          </table:table-cell>
          <table:table-cell office:value-type="string" calcext:value-type="string">
            <text:p>愛媛県　今治市郷本町２－１－２５</text:p>
          </table:table-cell>
          <table:table-cell office:value-type="float" office:value="44200" calcext:value-type="float">
            <text:p>44200</text:p>
          </table:table-cell>
        </table:table-row>
        <table:table-row table:style-name="ro1">
          <table:table-cell office:value-type="float" office:value="478812.142" calcext:value-type="float">
            <text:p>478812.142</text:p>
          </table:table-cell>
          <table:table-cell office:value-type="float" office:value="122617.987" calcext:value-type="float">
            <text:p>122617.987</text:p>
          </table:table-cell>
          <table:table-cell office:value-type="string" calcext:value-type="string">
            <text:p>愛媛県　今治市旭町３丁目４番８</text:p>
          </table:table-cell>
          <table:table-cell office:value-type="float" office:value="92000" calcext:value-type="float">
            <text:p>92000</text:p>
          </table:table-cell>
          <table:table-cell/>
          <table:table-cell office:value-type="float" office:value="478690.528" calcext:value-type="float">
            <text:p>478690.528</text:p>
          </table:table-cell>
          <table:table-cell office:value-type="float" office:value="122493.247" calcext:value-type="float">
            <text:p>122493.247</text:p>
          </table:table-cell>
          <table:table-cell office:value-type="string" calcext:value-type="string">
            <text:p>愛媛県　今治市玉川町小鴨部字居屋敷甲３００番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1">
          <table:table-cell office:value-type="float" office:value="478220.133" calcext:value-type="float">
            <text:p>478220.133</text:p>
          </table:table-cell>
          <table:table-cell office:value-type="float" office:value="122520.966" calcext:value-type="float">
            <text:p>122520.966</text:p>
          </table:table-cell>
          <table:table-cell office:value-type="string" calcext:value-type="string">
            <text:p>愛媛県　今治市菊間町浜１１４番</text:p>
          </table:table-cell>
          <table:table-cell office:value-type="float" office:value="32300" calcext:value-type="float">
            <text:p>32300</text:p>
          </table:table-cell>
          <table:table-cell/>
          <table:table-cell office:value-type="float" office:value="478831.45" calcext:value-type="float">
            <text:p>478831.45</text:p>
          </table:table-cell>
          <table:table-cell office:value-type="float" office:value="122517.407" calcext:value-type="float">
            <text:p>122517.407</text:p>
          </table:table-cell>
          <table:table-cell office:value-type="string" calcext:value-type="string">
            <text:p>愛媛県　今治市高市字コモイケ甲４２番１５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478262.187" calcext:value-type="float">
            <text:p>478262.187</text:p>
          </table:table-cell>
          <table:table-cell office:value-type="float" office:value="122520.245" calcext:value-type="float">
            <text:p>122520.245</text:p>
          </table:table-cell>
          <table:table-cell office:value-type="string" calcext:value-type="string">
            <text:p>愛媛県　今治市菊間町浜２５４９番４</text:p>
          </table:table-cell>
          <table:table-cell office:value-type="float" office:value="28500" calcext:value-type="float">
            <text:p>28500</text:p>
          </table:table-cell>
          <table:table-cell/>
          <table:table-cell office:value-type="float" office:value="478942.07" calcext:value-type="float">
            <text:p>478942.07</text:p>
          </table:table-cell>
          <table:table-cell office:value-type="float" office:value="122492.167" calcext:value-type="float">
            <text:p>122492.167</text:p>
          </table:table-cell>
          <table:table-cell office:value-type="string" calcext:value-type="string">
            <text:p>愛媛県　今治市桜井１－２－５４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478756.544" calcext:value-type="float">
            <text:p>478756.544</text:p>
          </table:table-cell>
          <table:table-cell office:value-type="float" office:value="122645.766" calcext:value-type="float">
            <text:p>122645.766</text:p>
          </table:table-cell>
          <table:table-cell office:value-type="string" calcext:value-type="string">
            <text:p>愛媛県　今治市宮下町１－４－４４</text:p>
          </table:table-cell>
          <table:table-cell office:value-type="float" office:value="67300" calcext:value-type="float">
            <text:p>67300</text:p>
          </table:table-cell>
          <table:table-cell/>
          <table:table-cell office:value-type="float" office:value="478717.304" calcext:value-type="float">
            <text:p>478717.304</text:p>
          </table:table-cell>
          <table:table-cell office:value-type="float" office:value="122620.993" calcext:value-type="float">
            <text:p>122620.993</text:p>
          </table:table-cell>
          <table:table-cell office:value-type="string" calcext:value-type="string">
            <text:p>愛媛県　今治市山路字大坪４３１番７</text:p>
          </table:table-cell>
          <table:table-cell office:value-type="float" office:value="42100" calcext:value-type="float">
            <text:p>42100</text:p>
          </table:table-cell>
        </table:table-row>
        <table:table-row table:style-name="ro1">
          <table:table-cell office:value-type="float" office:value="478798.369" calcext:value-type="float">
            <text:p>478798.369</text:p>
          </table:table-cell>
          <table:table-cell office:value-type="float" office:value="122646.508" calcext:value-type="float">
            <text:p>122646.508</text:p>
          </table:table-cell>
          <table:table-cell office:value-type="string" calcext:value-type="string">
            <text:p>愛媛県　今治市共栄町２丁目２番２９</text:p>
          </table:table-cell>
          <table:table-cell office:value-type="float" office:value="72800" calcext:value-type="float">
            <text:p>72800</text:p>
          </table:table-cell>
          <table:table-cell/>
          <table:table-cell office:value-type="float" office:value="478795.122" calcext:value-type="float">
            <text:p>478795.122</text:p>
          </table:table-cell>
          <table:table-cell office:value-type="float" office:value="122635.134" calcext:value-type="float">
            <text:p>122635.134</text:p>
          </table:table-cell>
          <table:table-cell office:value-type="string" calcext:value-type="string">
            <text:p>愛媛県　今治市常盤町４丁目２番４外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office:value-type="float" office:value="478778.503" calcext:value-type="float">
            <text:p>478778.503</text:p>
          </table:table-cell>
          <table:table-cell office:value-type="float" office:value="122574.22" calcext:value-type="float">
            <text:p>122574.22</text:p>
          </table:table-cell>
          <table:table-cell office:value-type="string" calcext:value-type="string">
            <text:p>愛媛県　今治市郷本町２－１－２５</text:p>
          </table:table-cell>
          <table:table-cell office:value-type="float" office:value="62500" calcext:value-type="float">
            <text:p>62500</text:p>
          </table:table-cell>
          <table:table-cell/>
          <table:table-cell office:value-type="float" office:value="478763.492" calcext:value-type="float">
            <text:p>478763.492</text:p>
          </table:table-cell>
          <table:table-cell office:value-type="float" office:value="122697.767" calcext:value-type="float">
            <text:p>122697.767</text:p>
          </table:table-cell>
          <table:table-cell office:value-type="string" calcext:value-type="string">
            <text:p>愛媛県　今治市大新田町５－５－９</text:p>
          </table:table-cell>
          <table:table-cell office:value-type="float" office:value="41100" calcext:value-type="float">
            <text:p>41100</text:p>
          </table:table-cell>
        </table:table-row>
        <table:table-row table:style-name="ro1">
          <table:table-cell office:value-type="float" office:value="478690.527" calcext:value-type="float">
            <text:p>478690.527</text:p>
          </table:table-cell>
          <table:table-cell office:value-type="float" office:value="122493.248" calcext:value-type="float">
            <text:p>122493.248</text:p>
          </table:table-cell>
          <table:table-cell office:value-type="string" calcext:value-type="string">
            <text:p>愛媛県　今治市玉川町小鴨部字居屋敷甲３００番</text:p>
          </table:table-cell>
          <table:table-cell office:value-type="float" office:value="32500" calcext:value-type="float">
            <text:p>32500</text:p>
          </table:table-cell>
          <table:table-cell/>
          <table:table-cell office:value-type="float" office:value="478782.443" calcext:value-type="float">
            <text:p>478782.443</text:p>
          </table:table-cell>
          <table:table-cell office:value-type="float" office:value="122662.181" calcext:value-type="float">
            <text:p>122662.181</text:p>
          </table:table-cell>
          <table:table-cell office:value-type="string" calcext:value-type="string">
            <text:p>愛媛県　今治市大正町６－１－６４</text:p>
          </table:table-cell>
          <table:table-cell office:value-type="float" office:value="40100" calcext:value-type="float">
            <text:p>40100</text:p>
          </table:table-cell>
        </table:table-row>
        <table:table-row table:style-name="ro1">
          <table:table-cell office:value-type="float" office:value="478831.449" calcext:value-type="float">
            <text:p>478831.449</text:p>
          </table:table-cell>
          <table:table-cell office:value-type="float" office:value="122517.407" calcext:value-type="float">
            <text:p>122517.407</text:p>
          </table:table-cell>
          <table:table-cell office:value-type="string" calcext:value-type="string">
            <text:p>愛媛県　今治市高市字コモイケ甲４２番１５</text:p>
          </table:table-cell>
          <table:table-cell office:value-type="float" office:value="53200" calcext:value-type="float">
            <text:p>53200</text:p>
          </table:table-cell>
          <table:table-cell/>
          <table:table-cell office:value-type="float" office:value="478538.388" calcext:value-type="float">
            <text:p>478538.388</text:p>
          </table:table-cell>
          <table:table-cell office:value-type="float" office:value="122646.6" calcext:value-type="float">
            <text:p>122646.6</text:p>
          </table:table-cell>
          <table:table-cell office:value-type="string" calcext:value-type="string">
            <text:p>愛媛県　今治市大西町九王甲２２５６番２２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float" office:value="478681.514" calcext:value-type="float">
            <text:p>478681.514</text:p>
          </table:table-cell>
          <table:table-cell office:value-type="float" office:value="122758.31" calcext:value-type="float">
            <text:p>122758.31</text:p>
          </table:table-cell>
          <table:table-cell office:value-type="string" calcext:value-type="string">
            <text:p>愛媛県　今治市高部字辻堂甲１０８７番１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float" office:value="478675.958" calcext:value-type="float">
            <text:p>478675.958</text:p>
          </table:table-cell>
          <table:table-cell office:value-type="float" office:value="122777.791" calcext:value-type="float">
            <text:p>122777.791</text:p>
          </table:table-cell>
          <table:table-cell office:value-type="string" calcext:value-type="string">
            <text:p>愛媛県　今治市地堀１－２－２３</text:p>
          </table:table-cell>
          <table:table-cell office:value-type="float" office:value="62200" calcext:value-type="float">
            <text:p>62200</text:p>
          </table:table-cell>
        </table:table-row>
        <table:table-row table:style-name="ro1">
          <table:table-cell office:value-type="float" office:value="478942.069" calcext:value-type="float">
            <text:p>478942.069</text:p>
          </table:table-cell>
          <table:table-cell office:value-type="float" office:value="122492.167" calcext:value-type="float">
            <text:p>122492.167</text:p>
          </table:table-cell>
          <table:table-cell office:value-type="string" calcext:value-type="string">
            <text:p>愛媛県　今治市桜井１－２－５４</text:p>
          </table:table-cell>
          <table:table-cell office:value-type="float" office:value="43900" calcext:value-type="float">
            <text:p>43900</text:p>
          </table:table-cell>
          <table:table-cell/>
          <table:table-cell office:value-type="float" office:value="478665.371" calcext:value-type="float">
            <text:p>478665.371</text:p>
          </table:table-cell>
          <table:table-cell office:value-type="float" office:value="122759.91" calcext:value-type="float">
            <text:p>122759.91</text:p>
          </table:table-cell>
          <table:table-cell office:value-type="string" calcext:value-type="string">
            <text:p>愛媛県　今治市中堀２－７－２２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float" office:value="478717.305" calcext:value-type="float">
            <text:p>478717.305</text:p>
          </table:table-cell>
          <table:table-cell office:value-type="float" office:value="122620.994" calcext:value-type="float">
            <text:p>122620.994</text:p>
          </table:table-cell>
          <table:table-cell office:value-type="string" calcext:value-type="string">
            <text:p>愛媛県　今治市山路字大坪４３１番７</text:p>
          </table:table-cell>
          <table:table-cell office:value-type="float" office:value="56800" calcext:value-type="float">
            <text:p>56800</text:p>
          </table:table-cell>
          <table:table-cell/>
          <table:table-cell office:value-type="float" office:value="478900.84" calcext:value-type="float">
            <text:p>478900.84</text:p>
          </table:table-cell>
          <table:table-cell office:value-type="float" office:value="122398.114" calcext:value-type="float">
            <text:p>122398.114</text:p>
          </table:table-cell>
          <table:table-cell office:value-type="string" calcext:value-type="string">
            <text:p>愛媛県　今治市朝倉北甲６３３番８０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float" office:value="478799.604" calcext:value-type="float">
            <text:p>478799.604</text:p>
          </table:table-cell>
          <table:table-cell office:value-type="float" office:value="122637.061" calcext:value-type="float">
            <text:p>122637.061</text:p>
          </table:table-cell>
          <table:table-cell office:value-type="string" calcext:value-type="string">
            <text:p>愛媛県　今治市常盤町３丁目５番７</text:p>
          </table:table-cell>
          <table:table-cell office:value-type="float" office:value="95000" calcext:value-type="float">
            <text:p>95000</text:p>
          </table:table-cell>
          <table:table-cell/>
          <table:table-cell office:value-type="float" office:value="478898.806" calcext:value-type="float">
            <text:p>478898.806</text:p>
          </table:table-cell>
          <table:table-cell office:value-type="float" office:value="122539.774" calcext:value-type="float">
            <text:p>122539.774</text:p>
          </table:table-cell>
          <table:table-cell office:value-type="string" calcext:value-type="string">
            <text:p>愛媛県　今治市東村４－３－４４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1">
          <table:table-cell office:value-type="float" office:value="478795.121" calcext:value-type="float">
            <text:p>478795.121</text:p>
          </table:table-cell>
          <table:table-cell office:value-type="float" office:value="122635.133" calcext:value-type="float">
            <text:p>122635.133</text:p>
          </table:table-cell>
          <table:table-cell office:value-type="string" calcext:value-type="string">
            <text:p>愛媛県　今治市常盤町４丁目２番４外</text:p>
          </table:table-cell>
          <table:table-cell office:value-type="float" office:value="188000" calcext:value-type="float">
            <text:p>188000</text:p>
          </table:table-cell>
          <table:table-cell/>
          <table:table-cell office:value-type="float" office:value="478758.719" calcext:value-type="float">
            <text:p>478758.719</text:p>
          </table:table-cell>
          <table:table-cell office:value-type="float" office:value="122522.004" calcext:value-type="float">
            <text:p>122522.004</text:p>
          </table:table-cell>
          <table:table-cell office:value-type="string" calcext:value-type="string">
            <text:p>愛媛県　今治市徳重字川崎７１番１２</text:p>
          </table:table-cell>
          <table:table-cell office:value-type="float" office:value="35300" calcext:value-type="float">
            <text:p>35300</text:p>
          </table:table-cell>
        </table:table-row>
        <table:table-row table:style-name="ro1">
          <table:table-cell office:value-type="float" office:value="478765.243" calcext:value-type="float">
            <text:p>478765.243</text:p>
          </table:table-cell>
          <table:table-cell office:value-type="float" office:value="122690.276" calcext:value-type="float">
            <text:p>122690.276</text:p>
          </table:table-cell>
          <table:table-cell office:value-type="string" calcext:value-type="string">
            <text:p>愛媛県　今治市大新田町５－２－３４</text:p>
          </table:table-cell>
          <table:table-cell office:value-type="float" office:value="57500" calcext:value-type="float">
            <text:p>57500</text:p>
          </table:table-cell>
          <table:table-cell/>
          <table:table-cell office:value-type="float" office:value="478846.188" calcext:value-type="float">
            <text:p>478846.188</text:p>
          </table:table-cell>
          <table:table-cell office:value-type="float" office:value="122579.305" calcext:value-type="float">
            <text:p>122579.305</text:p>
          </table:table-cell>
          <table:table-cell office:value-type="string" calcext:value-type="string">
            <text:p>愛媛県　今治市南高下町３－５－２４</text:p>
          </table:table-cell>
          <table:table-cell office:value-type="float" office:value="43700" calcext:value-type="float">
            <text:p>43700</text:p>
          </table:table-cell>
        </table:table-row>
        <table:table-row table:style-name="ro1">
          <table:table-cell office:value-type="float" office:value="478782.441" calcext:value-type="float">
            <text:p>478782.441</text:p>
          </table:table-cell>
          <table:table-cell office:value-type="float" office:value="122662.182" calcext:value-type="float">
            <text:p>122662.182</text:p>
          </table:table-cell>
          <table:table-cell office:value-type="string" calcext:value-type="string">
            <text:p>愛媛県　今治市大正町６－１－６４</text:p>
          </table:table-cell>
          <table:table-cell office:value-type="float" office:value="54600" calcext:value-type="float">
            <text:p>54600</text:p>
          </table:table-cell>
          <table:table-cell/>
          <table:table-cell office:value-type="float" office:value="478779.023" calcext:value-type="float">
            <text:p>478779.023</text:p>
          </table:table-cell>
          <table:table-cell office:value-type="float" office:value="122642.636" calcext:value-type="float">
            <text:p>122642.636</text:p>
          </table:table-cell>
          <table:table-cell office:value-type="string" calcext:value-type="string">
            <text:p>愛媛県　今治市南大門町３丁目１番９</text:p>
          </table:table-cell>
          <table:table-cell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478538.388" calcext:value-type="float">
            <text:p>478538.388</text:p>
          </table:table-cell>
          <table:table-cell office:value-type="float" office:value="122646.6" calcext:value-type="float">
            <text:p>122646.6</text:p>
          </table:table-cell>
          <table:table-cell office:value-type="string" calcext:value-type="string">
            <text:p>愛媛県　今治市大西町九王甲２２５６番２２</text:p>
          </table:table-cell>
          <table:table-cell office:value-type="float" office:value="43500" calcext:value-type="float">
            <text:p>43500</text:p>
          </table:table-cell>
          <table:table-cell/>
          <table:table-cell office:value-type="float" office:value="478699.038" calcext:value-type="float">
            <text:p>478699.038</text:p>
          </table:table-cell>
          <table:table-cell office:value-type="float" office:value="122770.033" calcext:value-type="float">
            <text:p>122770.033</text:p>
          </table:table-cell>
          <table:table-cell office:value-type="string" calcext:value-type="string">
            <text:p>愛媛県　今治市波止浜字赤崎１０番６８</text:p>
          </table:table-cell>
          <table:table-cell office:value-type="float" office:value="38900" calcext:value-type="float">
            <text:p>38900</text:p>
          </table:table-cell>
        </table:table-row>
        <table:table-row table:style-name="ro1">
          <table:table-cell office:value-type="float" office:value="478488.56" calcext:value-type="float">
            <text:p>478488.56</text:p>
          </table:table-cell>
          <table:table-cell office:value-type="float" office:value="122622.461" calcext:value-type="float">
            <text:p>122622.461</text:p>
          </table:table-cell>
          <table:table-cell office:value-type="string" calcext:value-type="string">
            <text:p>愛媛県　今治市大西町脇甲１８２５番１２</text:p>
          </table:table-cell>
          <table:table-cell office:value-type="float" office:value="29500" calcext:value-type="float">
            <text:p>29500</text:p>
          </table:table-cell>
          <table:table-cell/>
          <table:table-cell office:value-type="float" office:value="478651.824" calcext:value-type="float">
            <text:p>478651.824</text:p>
          </table:table-cell>
          <table:table-cell office:value-type="float" office:value="122803.116" calcext:value-type="float">
            <text:p>122803.116</text:p>
          </table:table-cell>
          <table:table-cell office:value-type="string" calcext:value-type="string">
            <text:p>愛媛県　今治市波方町郷字郷乙４１５番２９６</text:p>
          </table:table-cell>
          <table:table-cell office:value-type="float" office:value="34100" calcext:value-type="float">
            <text:p>34100</text:p>
          </table:table-cell>
        </table:table-row>
        <table:table-row table:style-name="ro1">
          <table:table-cell office:value-type="float" office:value="478675.959" calcext:value-type="float">
            <text:p>478675.959</text:p>
          </table:table-cell>
          <table:table-cell office:value-type="float" office:value="122777.79" calcext:value-type="float">
            <text:p>122777.79</text:p>
          </table:table-cell>
          <table:table-cell office:value-type="string" calcext:value-type="string">
            <text:p>愛媛県　今治市地堀１－２－２３</text:p>
          </table:table-cell>
          <table:table-cell office:value-type="float" office:value="73500" calcext:value-type="float">
            <text:p>73500</text:p>
          </table:table-cell>
          <table:table-cell/>
          <table:table-cell office:value-type="float" office:value="478899.418" calcext:value-type="float">
            <text:p>478899.418</text:p>
          </table:table-cell>
          <table:table-cell office:value-type="float" office:value="122574.262" calcext:value-type="float">
            <text:p>122574.262</text:p>
          </table:table-cell>
          <table:table-cell office:value-type="string" calcext:value-type="string">
            <text:p>愛媛県　今治市富田新港１丁目２番２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float" office:value="478665.37" calcext:value-type="float">
            <text:p>478665.37</text:p>
          </table:table-cell>
          <table:table-cell office:value-type="float" office:value="122759.91" calcext:value-type="float">
            <text:p>122759.91</text:p>
          </table:table-cell>
          <table:table-cell office:value-type="string" calcext:value-type="string">
            <text:p>愛媛県　今治市中堀２－７－２２</text:p>
          </table:table-cell>
          <table:table-cell office:value-type="float" office:value="56500" calcext:value-type="float">
            <text:p>56500</text:p>
          </table:table-cell>
          <table:table-cell/>
          <table:table-cell office:value-type="float" office:value="478713.985" calcext:value-type="float">
            <text:p>478713.985</text:p>
          </table:table-cell>
          <table:table-cell office:value-type="float" office:value="122546.923" calcext:value-type="float">
            <text:p>122546.923</text:p>
          </table:table-cell>
          <table:table-cell office:value-type="string" calcext:value-type="string">
            <text:p>愛媛県　今治市別名字中河原２２７番５</text:p>
          </table:table-cell>
          <table:table-cell office:value-type="float" office:value="47800" calcext:value-type="float">
            <text:p>47800</text:p>
          </table:table-cell>
        </table:table-row>
        <table:table-row table:style-name="ro1">
          <table:table-cell office:value-type="float" office:value="478867.433" calcext:value-type="float">
            <text:p>478867.433</text:p>
          </table:table-cell>
          <table:table-cell office:value-type="float" office:value="122323.909" calcext:value-type="float">
            <text:p>122323.909</text:p>
          </table:table-cell>
          <table:table-cell office:value-type="string" calcext:value-type="string">
            <text:p>愛媛県　今治市朝倉上甲２０９２番１５</text:p>
          </table:table-cell>
          <table:table-cell office:value-type="float" office:value="30500" calcext:value-type="float">
            <text:p>30500</text:p>
          </table:table-cell>
          <table:table-cell/>
          <table:table-cell office:value-type="float" office:value="478737.27" calcext:value-type="float">
            <text:p>478737.27</text:p>
          </table:table-cell>
          <table:table-cell office:value-type="float" office:value="122587.65" calcext:value-type="float">
            <text:p>122587.65</text:p>
          </table:table-cell>
          <table:table-cell office:value-type="string" calcext:value-type="string">
            <text:p>愛媛県　今治市片山２－５－６０</text:p>
          </table:table-cell>
          <table:table-cell office:value-type="float" office:value="60400" calcext:value-type="float">
            <text:p>60400</text:p>
          </table:table-cell>
        </table:table-row>
        <table:table-row table:style-name="ro1">
          <table:table-cell office:value-type="float" office:value="478900.839" calcext:value-type="float">
            <text:p>478900.839</text:p>
          </table:table-cell>
          <table:table-cell office:value-type="float" office:value="122398.115" calcext:value-type="float">
            <text:p>122398.115</text:p>
          </table:table-cell>
          <table:table-cell office:value-type="string" calcext:value-type="string">
            <text:p>愛媛県　今治市朝倉北甲６３３番８０</text:p>
          </table:table-cell>
          <table:table-cell office:value-type="float" office:value="37200" calcext:value-type="float">
            <text:p>37200</text:p>
          </table:table-cell>
          <table:table-cell/>
          <table:table-cell office:value-type="float" office:value="478830.884" calcext:value-type="float">
            <text:p>478830.884</text:p>
          </table:table-cell>
          <table:table-cell office:value-type="float" office:value="122594.108" calcext:value-type="float">
            <text:p>122594.108</text:p>
          </table:table-cell>
          <table:table-cell office:value-type="string" calcext:value-type="string">
            <text:p>愛媛県　今治市北鳥生町３－３－３</text:p>
          </table:table-cell>
          <table:table-cell office:value-type="float" office:value="64700" calcext:value-type="float">
            <text:p>64700</text:p>
          </table:table-cell>
        </table:table-row>
        <table:table-row table:style-name="ro1">
          <table:table-cell office:value-type="float" office:value="478898.805" calcext:value-type="float">
            <text:p>478898.805</text:p>
          </table:table-cell>
          <table:table-cell office:value-type="float" office:value="122539.772" calcext:value-type="float">
            <text:p>122539.772</text:p>
          </table:table-cell>
          <table:table-cell office:value-type="string" calcext:value-type="string">
            <text:p>愛媛県　今治市東村４－３－４４</text:p>
          </table:table-cell>
          <table:table-cell office:value-type="float" office:value="57800" calcext:value-type="float">
            <text:p>57800</text:p>
          </table:table-cell>
          <table:table-cell/>
          <table:table-cell office:value-type="float" office:value="478772.687" calcext:value-type="float">
            <text:p>478772.687</text:p>
          </table:table-cell>
          <table:table-cell office:value-type="float" office:value="122630.735" calcext:value-type="float">
            <text:p>122630.735</text:p>
          </table:table-cell>
          <table:table-cell office:value-type="string" calcext:value-type="string">
            <text:p>愛媛県　今治市北日吉町１－２－７</text:p>
          </table:table-cell>
          <table:table-cell office:value-type="float" office:value="86100" calcext:value-type="float">
            <text:p>86100</text:p>
          </table:table-cell>
        </table:table-row>
        <table:table-row table:style-name="ro1">
          <table:table-cell office:value-type="float" office:value="478925.317" calcext:value-type="float">
            <text:p>478925.317</text:p>
          </table:table-cell>
          <table:table-cell office:value-type="float" office:value="122529.153" calcext:value-type="float">
            <text:p>122529.153</text:p>
          </table:table-cell>
          <table:table-cell office:value-type="string" calcext:value-type="string">
            <text:p>愛媛県　今治市東村南１－４－３８</text:p>
          </table:table-cell>
          <table:table-cell office:value-type="float" office:value="18100" calcext:value-type="float">
            <text:p>18100</text:p>
          </table:table-cell>
          <table:table-cell/>
          <table:table-cell office:value-type="float" office:value="478772.474" calcext:value-type="float">
            <text:p>478772.474</text:p>
          </table:table-cell>
          <table:table-cell office:value-type="float" office:value="122638.486" calcext:value-type="float">
            <text:p>122638.486</text:p>
          </table:table-cell>
          <table:table-cell office:value-type="string" calcext:value-type="string">
            <text:p>愛媛県　今治市北宝来町３丁目１番２８</text:p>
          </table:table-cell>
          <table:table-cell office:value-type="float" office:value="83300" calcext:value-type="float">
            <text:p>83300</text:p>
          </table:table-cell>
        </table:table-row>
        <table:table-row table:style-name="ro1">
          <table:table-cell office:value-type="float" office:value="478758.719" calcext:value-type="float">
            <text:p>478758.719</text:p>
          </table:table-cell>
          <table:table-cell office:value-type="float" office:value="122522.005" calcext:value-type="float">
            <text:p>122522.005</text:p>
          </table:table-cell>
          <table:table-cell office:value-type="string" calcext:value-type="string">
            <text:p>愛媛県　今治市徳重字川崎７１番１２</text:p>
          </table:table-cell>
          <table:table-cell office:value-type="float" office:value="52500" calcext:value-type="float">
            <text:p>52500</text:p>
          </table:table-cell>
          <table:table-cell/>
          <table:table-cell office:value-type="float" office:value="478773.029" calcext:value-type="float">
            <text:p>478773.029</text:p>
          </table:table-cell>
          <table:table-cell office:value-type="float" office:value="122720.422" calcext:value-type="float">
            <text:p>122720.422</text:p>
          </table:table-cell>
          <table:table-cell office:value-type="string" calcext:value-type="string">
            <text:p>愛媛県　今治市湊町２－２－３８</text:p>
          </table:table-cell>
          <table:table-cell office:value-type="float" office:value="31100" calcext:value-type="float">
            <text:p>31100</text:p>
          </table:table-cell>
        </table:table-row>
        <table:table-row table:style-name="ro1">
          <table:table-cell office:value-type="float" office:value="478846.187" calcext:value-type="float">
            <text:p>478846.187</text:p>
          </table:table-cell>
          <table:table-cell office:value-type="float" office:value="122579.304" calcext:value-type="float">
            <text:p>122579.304</text:p>
          </table:table-cell>
          <table:table-cell office:value-type="string" calcext:value-type="string">
            <text:p>愛媛県　今治市南高下町３－５－２４</text:p>
          </table:table-cell>
          <table:table-cell office:value-type="float" office:value="60500" calcext:value-type="float">
            <text:p>60500</text:p>
          </table:table-cell>
          <table:table-cell/>
          <table:table-cell office:value-type="float" office:value="478673.226" calcext:value-type="float">
            <text:p>478673.226</text:p>
          </table:table-cell>
          <table:table-cell office:value-type="float" office:value="122601.74" calcext:value-type="float">
            <text:p>122601.74</text:p>
          </table:table-cell>
          <table:table-cell office:value-type="string" calcext:value-type="string">
            <text:p>愛媛県　今治市矢田字後山乙３６０番２５</text:p>
          </table:table-cell>
          <table:table-cell office:value-type="float" office:value="36800" calcext:value-type="float">
            <text:p>36800</text:p>
          </table:table-cell>
        </table:table-row>
        <table:table-row table:style-name="ro1">
          <table:table-cell office:value-type="float" office:value="478779.024" calcext:value-type="float">
            <text:p>478779.024</text:p>
          </table:table-cell>
          <table:table-cell office:value-type="float" office:value="122642.635" calcext:value-type="float">
            <text:p>122642.635</text:p>
          </table:table-cell>
          <table:table-cell office:value-type="string" calcext:value-type="string">
            <text:p>愛媛県　今治市南大門町３丁目１番９</text:p>
          </table:table-cell>
          <table:table-cell office:value-type="float" office:value="91000" calcext:value-type="float">
            <text:p>91000</text:p>
          </table:table-cell>
          <table:table-cell/>
          <table:table-cell office:value-type="float" office:value="478799.734" calcext:value-type="float">
            <text:p>478799.734</text:p>
          </table:table-cell>
          <table:table-cell office:value-type="float" office:value="122576.418" calcext:value-type="float">
            <text:p>122576.418</text:p>
          </table:table-cell>
          <table:table-cell office:value-type="string" calcext:value-type="string">
            <text:p>愛媛県　今治市立花町３－４－２１</text:p>
          </table:table-cell>
          <table:table-cell office:value-type="float" office:value="48500" calcext:value-type="float">
            <text:p>48500</text:p>
          </table:table-cell>
        </table:table-row>
        <table:table-row table:style-name="ro1">
          <table:table-cell office:value-type="float" office:value="478699.037" calcext:value-type="float">
            <text:p>478699.037</text:p>
          </table:table-cell>
          <table:table-cell office:value-type="float" office:value="122770.032" calcext:value-type="float">
            <text:p>122770.032</text:p>
          </table:table-cell>
          <table:table-cell office:value-type="string" calcext:value-type="string">
            <text:p>愛媛県　今治市波止浜字赤崎１０番６８</text:p>
          </table:table-cell>
          <table:table-cell office:value-type="float" office:value="49000" calcext:value-type="float">
            <text:p>49000</text:p>
          </table:table-cell>
          <table:table-cell/>
          <table:table-cell office:value-type="float" office:value="480834.356" calcext:value-type="float">
            <text:p>480834.356</text:p>
          </table:table-cell>
          <table:table-cell office:value-type="float" office:value="122360.177" calcext:value-type="float">
            <text:p>122360.177</text:p>
          </table:table-cell>
          <table:table-cell office:value-type="string" calcext:value-type="string">
            <text:p>愛媛県　四国中央市下柏町字九郎左エ門渕西７１３番１</text:p>
          </table:table-cell>
          <table:table-cell office:value-type="float" office:value="92500" calcext:value-type="float">
            <text:p>92500</text:p>
          </table:table-cell>
        </table:table-row>
        <table:table-row table:style-name="ro1">
          <table:table-cell office:value-type="float" office:value="478650.513" calcext:value-type="float">
            <text:p>478650.513</text:p>
          </table:table-cell>
          <table:table-cell office:value-type="float" office:value="122798.488" calcext:value-type="float">
            <text:p>122798.488</text:p>
          </table:table-cell>
          <table:table-cell office:value-type="string" calcext:value-type="string">
            <text:p>愛媛県　今治市波方町郷字郷乙４１５番９９</text:p>
          </table:table-cell>
          <table:table-cell office:value-type="float" office:value="44000" calcext:value-type="float">
            <text:p>44000</text:p>
          </table:table-cell>
          <table:table-cell/>
          <table:table-cell office:value-type="float" office:value="480819.726" calcext:value-type="float">
            <text:p>480819.726</text:p>
          </table:table-cell>
          <table:table-cell office:value-type="float" office:value="122344.752" calcext:value-type="float">
            <text:p>122344.752</text:p>
          </table:table-cell>
          <table:table-cell office:value-type="string" calcext:value-type="string">
            <text:p>愛媛県　四国中央市下柏町字彦助屋敷２３３番５</text:p>
          </table:table-cell>
          <table:table-cell office:value-type="float" office:value="55400" calcext:value-type="float">
            <text:p>55400</text:p>
          </table:table-cell>
        </table:table-row>
        <table:table-row table:style-name="ro1">
          <table:table-cell office:value-type="float" office:value="478675.64" calcext:value-type="float">
            <text:p>478675.64</text:p>
          </table:table-cell>
          <table:table-cell office:value-type="float" office:value="122811.761" calcext:value-type="float">
            <text:p>122811.761</text:p>
          </table:table-cell>
          <table:table-cell office:value-type="string" calcext:value-type="string">
            <text:p>愛媛県　今治市波方町大浦字大浦甲１４９７番４</text:p>
          </table:table-cell>
          <table:table-cell office:value-type="float" office:value="37000" calcext:value-type="float">
            <text:p>37000</text:p>
          </table:table-cell>
          <table:table-cell/>
          <table:table-cell office:value-type="float" office:value="480901.903" calcext:value-type="float">
            <text:p>480901.903</text:p>
          </table:table-cell>
          <table:table-cell office:value-type="float" office:value="122399.003" calcext:value-type="float">
            <text:p>122399.003</text:p>
          </table:table-cell>
          <table:table-cell office:value-type="string" calcext:value-type="string">
            <text:p>愛媛県　四国中央市金生町下分字大道１５７２番１</text:p>
          </table:table-cell>
          <table:table-cell office:value-type="float" office:value="45800" calcext:value-type="float">
            <text:p>45800</text:p>
          </table:table-cell>
        </table:table-row>
        <table:table-row table:style-name="ro1">
          <table:table-cell office:value-type="float" office:value="478713.985" calcext:value-type="float">
            <text:p>478713.985</text:p>
          </table:table-cell>
          <table:table-cell office:value-type="float" office:value="122546.922" calcext:value-type="float">
            <text:p>122546.922</text:p>
          </table:table-cell>
          <table:table-cell office:value-type="string" calcext:value-type="string">
            <text:p>愛媛県　今治市別名字中河原２２７番５</text:p>
          </table:table-cell>
          <table:table-cell office:value-type="float" office:value="63000" calcext:value-type="float">
            <text:p>63000</text:p>
          </table:table-cell>
          <table:table-cell/>
          <table:table-cell office:value-type="float" office:value="480875.454" calcext:value-type="float">
            <text:p>480875.454</text:p>
          </table:table-cell>
          <table:table-cell office:value-type="float" office:value="122398.268" calcext:value-type="float">
            <text:p>122398.268</text:p>
          </table:table-cell>
          <table:table-cell office:value-type="string" calcext:value-type="string">
            <text:p>愛媛県　四国中央市金生町下分字田中９９３番１</text:p>
          </table:table-cell>
          <table:table-cell office:value-type="float" office:value="76500" calcext:value-type="float">
            <text:p>76500</text:p>
          </table:table-cell>
        </table:table-row>
        <table:table-row table:style-name="ro1">
          <table:table-cell office:value-type="float" office:value="478737.271" calcext:value-type="float">
            <text:p>478737.271</text:p>
          </table:table-cell>
          <table:table-cell office:value-type="float" office:value="122587.65" calcext:value-type="float">
            <text:p>122587.65</text:p>
          </table:table-cell>
          <table:table-cell office:value-type="string" calcext:value-type="string">
            <text:p>愛媛県　今治市片山２－５－６０</text:p>
          </table:table-cell>
          <table:table-cell office:value-type="float" office:value="71100" calcext:value-type="float">
            <text:p>71100</text:p>
          </table:table-cell>
          <table:table-cell/>
          <table:table-cell office:value-type="float" office:value="480863.351" calcext:value-type="float">
            <text:p>480863.351</text:p>
          </table:table-cell>
          <table:table-cell office:value-type="float" office:value="122359.954" calcext:value-type="float">
            <text:p>122359.954</text:p>
          </table:table-cell>
          <table:table-cell office:value-type="string" calcext:value-type="string">
            <text:p>愛媛県　四国中央市妻鳥町字金津子１７４３番４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float" office:value="478830.883" calcext:value-type="float">
            <text:p>478830.883</text:p>
          </table:table-cell>
          <table:table-cell office:value-type="float" office:value="122594.109" calcext:value-type="float">
            <text:p>122594.109</text:p>
          </table:table-cell>
          <table:table-cell office:value-type="string" calcext:value-type="string">
            <text:p>愛媛県　今治市北鳥生町３－３－３</text:p>
          </table:table-cell>
          <table:table-cell office:value-type="float" office:value="78500" calcext:value-type="float">
            <text:p>78500</text:p>
          </table:table-cell>
          <table:table-cell/>
          <table:table-cell office:value-type="float" office:value="480754.969" calcext:value-type="float">
            <text:p>480754.969</text:p>
          </table:table-cell>
          <table:table-cell office:value-type="float" office:value="122321.959" calcext:value-type="float">
            <text:p>122321.959</text:p>
          </table:table-cell>
          <table:table-cell office:value-type="string" calcext:value-type="string">
            <text:p>愛媛県　四国中央市三島中央５－９－１２</text:p>
          </table:table-cell>
          <table:table-cell office:value-type="float" office:value="58600" calcext:value-type="float">
            <text:p>58600</text:p>
          </table:table-cell>
        </table:table-row>
        <table:table-row table:style-name="ro1">
          <table:table-cell office:value-type="float" office:value="478772.687" calcext:value-type="float">
            <text:p>478772.687</text:p>
          </table:table-cell>
          <table:table-cell office:value-type="float" office:value="122630.736" calcext:value-type="float">
            <text:p>122630.736</text:p>
          </table:table-cell>
          <table:table-cell office:value-type="string" calcext:value-type="string">
            <text:p>愛媛県　今治市北日吉町１－２－７</text:p>
          </table:table-cell>
          <table:table-cell office:value-type="float" office:value="101000" calcext:value-type="float">
            <text:p>101000</text:p>
          </table:table-cell>
          <table:table-cell/>
          <table:table-cell office:value-type="float" office:value="480881.326" calcext:value-type="float">
            <text:p>480881.326</text:p>
          </table:table-cell>
          <table:table-cell office:value-type="float" office:value="122449.547" calcext:value-type="float">
            <text:p>122449.547</text:p>
          </table:table-cell>
          <table:table-cell office:value-type="string" calcext:value-type="string">
            <text:p>愛媛県　四国中央市川之江町字松之本２４５１番２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478772.474" calcext:value-type="float">
            <text:p>478772.474</text:p>
          </table:table-cell>
          <table:table-cell office:value-type="float" office:value="122638.486" calcext:value-type="float">
            <text:p>122638.486</text:p>
          </table:table-cell>
          <table:table-cell office:value-type="string" calcext:value-type="string">
            <text:p>愛媛県　今治市北宝来町３丁目１番２８</text:p>
          </table:table-cell>
          <table:table-cell office:value-type="float" office:value="95500" calcext:value-type="float">
            <text:p>95500</text:p>
          </table:table-cell>
          <table:table-cell/>
          <table:table-cell office:value-type="float" office:value="480868.636" calcext:value-type="float">
            <text:p>480868.636</text:p>
          </table:table-cell>
          <table:table-cell office:value-type="float" office:value="122436.616" calcext:value-type="float">
            <text:p>122436.616</text:p>
          </table:table-cell>
          <table:table-cell office:value-type="string" calcext:value-type="string">
            <text:p>愛媛県　四国中央市川之江町字馬場２０３３番２</text:p>
          </table:table-cell>
          <table:table-cell office:value-type="float" office:value="61400" calcext:value-type="float">
            <text:p>61400</text:p>
          </table:table-cell>
        </table:table-row>
        <table:table-row table:style-name="ro1">
          <table:table-cell office:value-type="float" office:value="478773.03" calcext:value-type="float">
            <text:p>478773.03</text:p>
          </table:table-cell>
          <table:table-cell office:value-type="float" office:value="122720.421" calcext:value-type="float">
            <text:p>122720.421</text:p>
          </table:table-cell>
          <table:table-cell office:value-type="string" calcext:value-type="string">
            <text:p>愛媛県　今治市湊町２－２－３８</text:p>
          </table:table-cell>
          <table:table-cell office:value-type="float" office:value="40900" calcext:value-type="float">
            <text:p>40900</text:p>
          </table:table-cell>
          <table:table-cell/>
          <table:table-cell office:value-type="float" office:value="480374.078" calcext:value-type="float">
            <text:p>480374.078</text:p>
          </table:table-cell>
          <table:table-cell office:value-type="float" office:value="122251.532" calcext:value-type="float">
            <text:p>122251.532</text:p>
          </table:table-cell>
          <table:table-cell office:value-type="string" calcext:value-type="string">
            <text:p>愛媛県　四国中央市土居町小林１２１８番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float" office:value="478673.225" calcext:value-type="float">
            <text:p>478673.225</text:p>
          </table:table-cell>
          <table:table-cell office:value-type="float" office:value="122601.739" calcext:value-type="float">
            <text:p>122601.739</text:p>
          </table:table-cell>
          <table:table-cell office:value-type="string" calcext:value-type="string">
            <text:p>愛媛県　今治市矢田字後山乙３６０番２５</text:p>
          </table:table-cell>
          <table:table-cell office:value-type="float" office:value="52500" calcext:value-type="float">
            <text:p>52500</text:p>
          </table:table-cell>
          <table:table-cell/>
          <table:table-cell office:value-type="float" office:value="480349.872" calcext:value-type="float">
            <text:p>480349.872</text:p>
          </table:table-cell>
          <table:table-cell office:value-type="float" office:value="122245.564" calcext:value-type="float">
            <text:p>122245.564</text:p>
          </table:table-cell>
          <table:table-cell office:value-type="string" calcext:value-type="string">
            <text:p>愛媛県　四国中央市土居町中村１２６１番１</text:p>
          </table:table-cell>
          <table:table-cell office:value-type="float" office:value="35600" calcext:value-type="float">
            <text:p>35600</text:p>
          </table:table-cell>
        </table:table-row>
        <table:table-row table:style-name="ro1">
          <table:table-cell office:value-type="float" office:value="478799.733" calcext:value-type="float">
            <text:p>478799.733</text:p>
          </table:table-cell>
          <table:table-cell office:value-type="float" office:value="122576.418" calcext:value-type="float">
            <text:p>122576.418</text:p>
          </table:table-cell>
          <table:table-cell office:value-type="string" calcext:value-type="string">
            <text:p>愛媛県　今治市立花町３－４－２１</text:p>
          </table:table-cell>
          <table:table-cell office:value-type="float" office:value="64800" calcext:value-type="float">
            <text:p>64800</text:p>
          </table:table-cell>
          <table:table-cell/>
          <table:table-cell office:value-type="float" office:value="480344.832" calcext:value-type="float">
            <text:p>480344.832</text:p>
          </table:table-cell>
          <table:table-cell office:value-type="float" office:value="122275.724" calcext:value-type="float">
            <text:p>122275.724</text:p>
          </table:table-cell>
          <table:table-cell office:value-type="string" calcext:value-type="string">
            <text:p>愛媛県　四国中央市土居町土居３０１番４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float" office:value="480819.726" calcext:value-type="float">
            <text:p>480819.726</text:p>
          </table:table-cell>
          <table:table-cell office:value-type="float" office:value="122344.752" calcext:value-type="float">
            <text:p>122344.752</text:p>
          </table:table-cell>
          <table:table-cell office:value-type="string" calcext:value-type="string">
            <text:p>愛媛県　四国中央市下柏町字彦助屋敷２３３番５</text:p>
          </table:table-cell>
          <table:table-cell office:value-type="float" office:value="67200" calcext:value-type="float">
            <text:p>67200</text:p>
          </table:table-cell>
          <table:table-cell/>
          <table:table-cell office:value-type="float" office:value="480502.411" calcext:value-type="float">
            <text:p>480502.411</text:p>
          </table:table-cell>
          <table:table-cell office:value-type="float" office:value="122271.883" calcext:value-type="float">
            <text:p>122271.883</text:p>
          </table:table-cell>
          <table:table-cell office:value-type="string" calcext:value-type="string">
            <text:p>愛媛県　四国中央市豊岡町長田字小川原１０２４番５</text:p>
          </table:table-cell>
          <table:table-cell office:value-type="float" office:value="24100" calcext:value-type="float">
            <text:p>24100</text:p>
          </table:table-cell>
        </table:table-row>
        <table:table-row table:style-name="ro1">
          <table:table-cell office:value-type="float" office:value="480901.904" calcext:value-type="float">
            <text:p>480901.904</text:p>
          </table:table-cell>
          <table:table-cell office:value-type="float" office:value="122399.004" calcext:value-type="float">
            <text:p>122399.004</text:p>
          </table:table-cell>
          <table:table-cell office:value-type="string" calcext:value-type="string">
            <text:p>愛媛県　四国中央市金生町下分字大道１５７２番１</text:p>
          </table:table-cell>
          <table:table-cell office:value-type="float" office:value="55200" calcext:value-type="float">
            <text:p>55200</text:p>
          </table:table-cell>
          <table:table-cell/>
          <table:table-cell office:value-type="float" office:value="477839.714" calcext:value-type="float">
            <text:p>477839.714</text:p>
          </table:table-cell>
          <table:table-cell office:value-type="float" office:value="121846.961" calcext:value-type="float">
            <text:p>121846.961</text:p>
          </table:table-cell>
          <table:table-cell office:value-type="string" calcext:value-type="string">
            <text:p>愛媛県　松山市衣山５丁目３１番５６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float" office:value="480877.729" calcext:value-type="float">
            <text:p>480877.729</text:p>
          </table:table-cell>
          <table:table-cell office:value-type="float" office:value="122408.317" calcext:value-type="float">
            <text:p>122408.317</text:p>
          </table:table-cell>
          <table:table-cell office:value-type="string" calcext:value-type="string">
            <text:p>愛媛県　四国中央市金生町下分字板屋８６０番２</text:p>
          </table:table-cell>
          <table:table-cell office:value-type="float" office:value="79300" calcext:value-type="float">
            <text:p>79300</text:p>
          </table:table-cell>
          <table:table-cell/>
          <table:table-cell office:value-type="float" office:value="478021.41" calcext:value-type="float">
            <text:p>478021.41</text:p>
          </table:table-cell>
          <table:table-cell office:value-type="float" office:value="121681.883" calcext:value-type="float">
            <text:p>121681.883</text:p>
          </table:table-cell>
          <table:table-cell office:value-type="string" calcext:value-type="string">
            <text:p>愛媛県　松山市井門町４５４番１外</text:p>
          </table:table-cell>
          <table:table-cell office:value-type="float" office:value="106000" calcext:value-type="float">
            <text:p>106000</text:p>
          </table:table-cell>
        </table:table-row>
        <table:table-row table:style-name="ro1">
          <table:table-cell office:value-type="float" office:value="480872.026" calcext:value-type="float">
            <text:p>480872.026</text:p>
          </table:table-cell>
          <table:table-cell office:value-type="float" office:value="122362.524" calcext:value-type="float">
            <text:p>122362.524</text:p>
          </table:table-cell>
          <table:table-cell office:value-type="string" calcext:value-type="string">
            <text:p>愛媛県　四国中央市妻鳥町字五反地１８７３番２</text:p>
          </table:table-cell>
          <table:table-cell office:value-type="float" office:value="62300" calcext:value-type="float">
            <text:p>62300</text:p>
          </table:table-cell>
          <table:table-cell/>
          <table:table-cell office:value-type="float" office:value="477994.496" calcext:value-type="float">
            <text:p>477994.496</text:p>
          </table:table-cell>
          <table:table-cell office:value-type="float" office:value="121812.494" calcext:value-type="float">
            <text:p>121812.494</text:p>
          </table:table-cell>
          <table:table-cell office:value-type="string" calcext:value-type="string">
            <text:p>愛媛県　松山市永木町１丁目７番１１外</text:p>
          </table:table-cell>
          <table:table-cell office:value-type="float" office:value="146000" calcext:value-type="float">
            <text:p>146000</text:p>
          </table:table-cell>
        </table:table-row>
        <table:table-row table:style-name="ro1">
          <table:table-cell office:value-type="float" office:value="480768.12" calcext:value-type="float">
            <text:p>480768.12</text:p>
          </table:table-cell>
          <table:table-cell office:value-type="float" office:value="122328.477" calcext:value-type="float">
            <text:p>122328.477</text:p>
          </table:table-cell>
          <table:table-cell office:value-type="string" calcext:value-type="string">
            <text:p>愛媛県　四国中央市三島宮川４－１－２７</text:p>
          </table:table-cell>
          <table:table-cell office:value-type="float" office:value="80500" calcext:value-type="float">
            <text:p>80500</text:p>
          </table:table-cell>
          <table:table-cell/>
          <table:table-cell office:value-type="float" office:value="477943.416" calcext:value-type="float">
            <text:p>477943.416</text:p>
          </table:table-cell>
          <table:table-cell office:value-type="float" office:value="121813.978" calcext:value-type="float">
            <text:p>121813.978</text:p>
          </table:table-cell>
          <table:table-cell office:value-type="string" calcext:value-type="string">
            <text:p>愛媛県　松山市花園町４番７外</text:p>
          </table:table-cell>
          <table:table-cell office:value-type="float" office:value="256000" calcext:value-type="float">
            <text:p>256000</text:p>
          </table:table-cell>
        </table:table-row>
        <table:table-row table:style-name="ro1">
          <table:table-cell office:value-type="float" office:value="480754.969" calcext:value-type="float">
            <text:p>480754.969</text:p>
          </table:table-cell>
          <table:table-cell office:value-type="float" office:value="122321.959" calcext:value-type="float">
            <text:p>122321.959</text:p>
          </table:table-cell>
          <table:table-cell office:value-type="string" calcext:value-type="string">
            <text:p>愛媛県　四国中央市三島中央５－９－１２</text:p>
          </table:table-cell>
          <table:table-cell office:value-type="float" office:value="68700" calcext:value-type="float">
            <text:p>68700</text:p>
          </table:table-cell>
          <table:table-cell/>
          <table:table-cell office:value-type="float" office:value="477814.957" calcext:value-type="float">
            <text:p>477814.957</text:p>
          </table:table-cell>
          <table:table-cell office:value-type="float" office:value="121902.052" calcext:value-type="float">
            <text:p>121902.052</text:p>
          </table:table-cell>
          <table:table-cell office:value-type="string" calcext:value-type="string">
            <text:p>愛媛県　松山市会津町４－５</text:p>
          </table:table-cell>
          <table:table-cell office:value-type="float" office:value="92600" calcext:value-type="float">
            <text:p>92600</text:p>
          </table:table-cell>
        </table:table-row>
        <table:table-row table:style-name="ro1">
          <table:table-cell office:value-type="float" office:value="480881.324" calcext:value-type="float">
            <text:p>480881.324</text:p>
          </table:table-cell>
          <table:table-cell office:value-type="float" office:value="122449.546" calcext:value-type="float">
            <text:p>122449.546</text:p>
          </table:table-cell>
          <table:table-cell office:value-type="string" calcext:value-type="string">
            <text:p>愛媛県　四国中央市川之江町字松之本２４５１番２</text:p>
          </table:table-cell>
          <table:table-cell office:value-type="float" office:value="68600" calcext:value-type="float">
            <text:p>68600</text:p>
          </table:table-cell>
          <table:table-cell/>
          <table:table-cell office:value-type="float" office:value="478032.401" calcext:value-type="float">
            <text:p>478032.401</text:p>
          </table:table-cell>
          <table:table-cell office:value-type="float" office:value="121843.688" calcext:value-type="float">
            <text:p>121843.688</text:p>
          </table:table-cell>
          <table:table-cell office:value-type="string" calcext:value-type="string">
            <text:p>愛媛県　松山市岩崎町１－４－５２</text:p>
          </table:table-cell>
          <table:table-cell office:value-type="float" office:value="118000" calcext:value-type="float">
            <text:p>118000</text:p>
          </table:table-cell>
        </table:table-row>
        <table:table-row table:style-name="ro1">
          <table:table-cell office:value-type="float" office:value="480867.173" calcext:value-type="float">
            <text:p>480867.173</text:p>
          </table:table-cell>
          <table:table-cell office:value-type="float" office:value="122449.094" calcext:value-type="float">
            <text:p>122449.094</text:p>
          </table:table-cell>
          <table:table-cell office:value-type="string" calcext:value-type="string">
            <text:p>愛媛県　四国中央市川之江町字築山１８０４番１</text:p>
          </table:table-cell>
          <table:table-cell office:value-type="float" office:value="55000" calcext:value-type="float">
            <text:p>55000</text:p>
          </table:table-cell>
          <table:table-cell/>
          <table:table-cell office:value-type="float" office:value="478114.146" calcext:value-type="float">
            <text:p>478114.146</text:p>
          </table:table-cell>
          <table:table-cell office:value-type="float" office:value="121704.091" calcext:value-type="float">
            <text:p>121704.091</text:p>
          </table:table-cell>
          <table:table-cell office:value-type="string" calcext:value-type="string">
            <text:p>愛媛県　松山市久米窪田町１０００番１３</text:p>
          </table:table-cell>
          <table:table-cell office:value-type="float" office:value="81900" calcext:value-type="float">
            <text:p>81900</text:p>
          </table:table-cell>
        </table:table-row>
        <table:table-row table:style-name="ro1">
          <table:table-cell office:value-type="float" office:value="480374.079" calcext:value-type="float">
            <text:p>480374.079</text:p>
          </table:table-cell>
          <table:table-cell office:value-type="float" office:value="122251.532" calcext:value-type="float">
            <text:p>122251.532</text:p>
          </table:table-cell>
          <table:table-cell office:value-type="string" calcext:value-type="string">
            <text:p>愛媛県　四国中央市土居町小林１２１８番</text:p>
          </table:table-cell>
          <table:table-cell office:value-type="float" office:value="23900" calcext:value-type="float">
            <text:p>23900</text:p>
          </table:table-cell>
          <table:table-cell/>
          <table:table-cell office:value-type="float" office:value="477893.952" calcext:value-type="float">
            <text:p>477893.952</text:p>
          </table:table-cell>
          <table:table-cell office:value-type="float" office:value="121887.061" calcext:value-type="float">
            <text:p>121887.061</text:p>
          </table:table-cell>
          <table:table-cell office:value-type="string" calcext:value-type="string">
            <text:p>愛媛県　松山市久万ノ台１８２番１外</text:p>
          </table:table-cell>
          <table:table-cell office:value-type="float" office:value="122000" calcext:value-type="float">
            <text:p>122000</text:p>
          </table:table-cell>
        </table:table-row>
        <table:table-row table:style-name="ro1">
          <table:table-cell office:value-type="float" office:value="480349.871" calcext:value-type="float">
            <text:p>480349.871</text:p>
          </table:table-cell>
          <table:table-cell office:value-type="float" office:value="122245.565" calcext:value-type="float">
            <text:p>122245.565</text:p>
          </table:table-cell>
          <table:table-cell office:value-type="string" calcext:value-type="string">
            <text:p>愛媛県　四国中央市土居町中村１２６１番１</text:p>
          </table:table-cell>
          <table:table-cell office:value-type="float" office:value="47600" calcext:value-type="float">
            <text:p>47600</text:p>
          </table:table-cell>
          <table:table-cell/>
          <table:table-cell office:value-type="float" office:value="477907.323" calcext:value-type="float">
            <text:p>477907.323</text:p>
          </table:table-cell>
          <table:table-cell office:value-type="float" office:value="121836.865" calcext:value-type="float">
            <text:p>121836.865</text:p>
          </table:table-cell>
          <table:table-cell office:value-type="string" calcext:value-type="string">
            <text:p>愛媛県　松山市宮田町１８６番４外</text:p>
          </table:table-cell>
          <table:table-cell office:value-type="float" office:value="223000" calcext:value-type="float">
            <text:p>223000</text:p>
          </table:table-cell>
        </table:table-row>
        <table:table-row table:style-name="ro1">
          <table:table-cell office:value-type="float" office:value="480344.831" calcext:value-type="float">
            <text:p>480344.831</text:p>
          </table:table-cell>
          <table:table-cell office:value-type="float" office:value="122275.724" calcext:value-type="float">
            <text:p>122275.724</text:p>
          </table:table-cell>
          <table:table-cell office:value-type="string" calcext:value-type="string">
            <text:p>愛媛県　四国中央市土居町土居３０１番４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477974.797" calcext:value-type="float">
            <text:p>477974.797</text:p>
          </table:table-cell>
          <table:table-cell office:value-type="float" office:value="121703.414" calcext:value-type="float">
            <text:p>121703.414</text:p>
          </table:table-cell>
          <table:table-cell office:value-type="string" calcext:value-type="string">
            <text:p>愛媛県　松山市居相６－１１－７</text:p>
          </table:table-cell>
          <table:table-cell office:value-type="float" office:value="103000" calcext:value-type="float">
            <text:p>103000</text:p>
          </table:table-cell>
        </table:table-row>
        <table:table-row table:style-name="ro1">
          <table:table-cell office:value-type="float" office:value="480516.411" calcext:value-type="float">
            <text:p>480516.411</text:p>
          </table:table-cell>
          <table:table-cell office:value-type="float" office:value="122276.099" calcext:value-type="float">
            <text:p>122276.099</text:p>
          </table:table-cell>
          <table:table-cell office:value-type="string" calcext:value-type="string">
            <text:p>愛媛県　四国中央市豊岡町長田字川西２０６番１</text:p>
          </table:table-cell>
          <table:table-cell office:value-type="float" office:value="34000" calcext:value-type="float">
            <text:p>34000</text:p>
          </table:table-cell>
          <table:table-cell/>
          <table:table-cell office:value-type="float" office:value="477885.996" calcext:value-type="float">
            <text:p>477885.996</text:p>
          </table:table-cell>
          <table:table-cell office:value-type="float" office:value="121782.622" calcext:value-type="float">
            <text:p>121782.622</text:p>
          </table:table-cell>
          <table:table-cell office:value-type="string" calcext:value-type="string">
            <text:p>愛媛県　松山市空港通１－６－２７</text:p>
          </table:table-cell>
          <table:table-cell office:value-type="float" office:value="107000" calcext:value-type="float">
            <text:p>107000</text:p>
          </table:table-cell>
        </table:table-row>
        <table:table-row table:style-name="ro1">
          <table:table-cell office:value-type="float" office:value="477839.713" calcext:value-type="float">
            <text:p>477839.713</text:p>
          </table:table-cell>
          <table:table-cell office:value-type="float" office:value="121846.961" calcext:value-type="float">
            <text:p>121846.961</text:p>
          </table:table-cell>
          <table:table-cell office:value-type="string" calcext:value-type="string">
            <text:p>愛媛県　松山市衣山５丁目３１番５６</text:p>
          </table:table-cell>
          <table:table-cell office:value-type="float" office:value="85500" calcext:value-type="float">
            <text:p>85500</text:p>
          </table:table-cell>
          <table:table-cell/>
          <table:table-cell office:value-type="float" office:value="478047.758" calcext:value-type="float">
            <text:p>478047.758</text:p>
          </table:table-cell>
          <table:table-cell office:value-type="float" office:value="121804.517" calcext:value-type="float">
            <text:p>121804.517</text:p>
          </table:table-cell>
          <table:table-cell office:value-type="string" calcext:value-type="string">
            <text:p>愛媛県　松山市桑原２－３－３５</text:p>
          </table:table-cell>
          <table:table-cell office:value-type="float" office:value="103000" calcext:value-type="float">
            <text:p>103000</text:p>
          </table:table-cell>
        </table:table-row>
        <table:table-row table:style-name="ro1">
          <table:table-cell office:value-type="float" office:value="478021.981" calcext:value-type="float">
            <text:p>478021.981</text:p>
          </table:table-cell>
          <table:table-cell office:value-type="float" office:value="121680.615" calcext:value-type="float">
            <text:p>121680.615</text:p>
          </table:table-cell>
          <table:table-cell office:value-type="string" calcext:value-type="string">
            <text:p>愛媛県　松山市井門町４５５番２</text:p>
          </table:table-cell>
          <table:table-cell office:value-type="float" office:value="124000" calcext:value-type="float">
            <text:p>124000</text:p>
          </table:table-cell>
          <table:table-cell/>
          <table:table-cell office:value-type="float" office:value="477952.07" calcext:value-type="float">
            <text:p>477952.07</text:p>
          </table:table-cell>
          <table:table-cell office:value-type="float" office:value="121726.756" calcext:value-type="float">
            <text:p>121726.756</text:p>
          </table:table-cell>
          <table:table-cell office:value-type="string" calcext:value-type="string">
            <text:p>愛媛県　松山市古川北２－１０－１４</text:p>
          </table:table-cell>
          <table:table-cell office:value-type="float" office:value="106000" calcext:value-type="float">
            <text:p>106000</text:p>
          </table:table-cell>
        </table:table-row>
        <table:table-row table:style-name="ro1">
          <table:table-cell office:value-type="float" office:value="477948.009" calcext:value-type="float">
            <text:p>477948.009</text:p>
          </table:table-cell>
          <table:table-cell office:value-type="float" office:value="122150.735" calcext:value-type="float">
            <text:p>122150.735</text:p>
          </table:table-cell>
          <table:table-cell office:value-type="string" calcext:value-type="string">
            <text:p>愛媛県　松山市磯河内甲２３２番１４</text:p>
          </table:table-cell>
          <table:table-cell office:value-type="float" office:value="51000" calcext:value-type="float">
            <text:p>51000</text:p>
          </table:table-cell>
          <table:table-cell/>
          <table:table-cell office:value-type="float" office:value="478104.437" calcext:value-type="float">
            <text:p>478104.437</text:p>
          </table:table-cell>
          <table:table-cell office:value-type="float" office:value="121855.421" calcext:value-type="float">
            <text:p>121855.421</text:p>
          </table:table-cell>
          <table:table-cell office:value-type="string" calcext:value-type="string">
            <text:p>愛媛県　松山市溝辺町甲９７番１２</text:p>
          </table:table-cell>
          <table:table-cell office:value-type="float" office:value="75200" calcext:value-type="float">
            <text:p>75200</text:p>
          </table:table-cell>
        </table:table-row>
        <table:table-row table:style-name="ro1">
          <table:table-cell office:value-type="float" office:value="477994.498" calcext:value-type="float">
            <text:p>477994.498</text:p>
          </table:table-cell>
          <table:table-cell office:value-type="float" office:value="121812.495" calcext:value-type="float">
            <text:p>121812.495</text:p>
          </table:table-cell>
          <table:table-cell office:value-type="string" calcext:value-type="string">
            <text:p>愛媛県　松山市永木町１丁目７番１９</text:p>
          </table:table-cell>
          <table:table-cell office:value-type="float" office:value="168000" calcext:value-type="float">
            <text:p>168000</text:p>
          </table:table-cell>
          <table:table-cell/>
          <table:table-cell office:value-type="float" office:value="477793.598" calcext:value-type="float">
            <text:p>477793.598</text:p>
          </table:table-cell>
          <table:table-cell office:value-type="float" office:value="121801.482" calcext:value-type="float">
            <text:p>121801.482</text:p>
          </table:table-cell>
          <table:table-cell office:value-type="string" calcext:value-type="string">
            <text:p>愛媛県　松山市高岡町７１２番１０</text:p>
          </table:table-cell>
          <table:table-cell office:value-type="float" office:value="75400" calcext:value-type="float">
            <text:p>75400</text:p>
          </table:table-cell>
        </table:table-row>
        <table:table-row table:style-name="ro1">
          <table:table-cell office:value-type="float" office:value="478005.491" calcext:value-type="float">
            <text:p>478005.491</text:p>
          </table:table-cell>
          <table:table-cell office:value-type="float" office:value="122344.607" calcext:value-type="float">
            <text:p>122344.607</text:p>
          </table:table-cell>
          <table:table-cell office:value-type="string" calcext:value-type="string">
            <text:p>愛媛県　松山市下難波甲６１番１外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478070.752" calcext:value-type="float">
            <text:p>478070.752</text:p>
          </table:table-cell>
          <table:table-cell office:value-type="float" office:value="121769.971" calcext:value-type="float">
            <text:p>121769.971</text:p>
          </table:table-cell>
          <table:table-cell office:value-type="string" calcext:value-type="string">
            <text:p>愛媛県　松山市三町２－３－７</text:p>
          </table:table-cell>
          <table:table-cell office:value-type="float" office:value="87600" calcext:value-type="float">
            <text:p>87600</text:p>
          </table:table-cell>
        </table:table-row>
        <table:table-row table:style-name="ro1">
          <table:table-cell office:value-type="float" office:value="478003.799" calcext:value-type="float">
            <text:p>478003.799</text:p>
          </table:table-cell>
          <table:table-cell office:value-type="float" office:value="122201.018" calcext:value-type="float">
            <text:p>122201.018</text:p>
          </table:table-cell>
          <table:table-cell office:value-type="string" calcext:value-type="string">
            <text:p>愛媛県　松山市夏目甲５６０番４</text:p>
          </table:table-cell>
          <table:table-cell office:value-type="float" office:value="31000" calcext:value-type="float">
            <text:p>31000</text:p>
          </table:table-cell>
          <table:table-cell/>
          <table:table-cell office:value-type="float" office:value="477758.174" calcext:value-type="float">
            <text:p>477758.174</text:p>
          </table:table-cell>
          <table:table-cell office:value-type="float" office:value="121909.342" calcext:value-type="float">
            <text:p>121909.342</text:p>
          </table:table-cell>
          <table:table-cell office:value-type="string" calcext:value-type="string">
            <text:p>愛媛県　松山市三津２－６－２８</text:p>
          </table:table-cell>
          <table:table-cell office:value-type="float" office:value="42700" calcext:value-type="float">
            <text:p>42700</text:p>
          </table:table-cell>
        </table:table-row>
        <table:table-row table:style-name="ro1">
          <table:table-cell office:value-type="float" office:value="477943.482" calcext:value-type="float">
            <text:p>477943.482</text:p>
          </table:table-cell>
          <table:table-cell office:value-type="float" office:value="121813.901" calcext:value-type="float">
            <text:p>121813.901</text:p>
          </table:table-cell>
          <table:table-cell office:value-type="string" calcext:value-type="string">
            <text:p>愛媛県　松山市花園町４番７外</text:p>
          </table:table-cell>
          <table:table-cell office:value-type="float" office:value="291000" calcext:value-type="float">
            <text:p>291000</text:p>
          </table:table-cell>
          <table:table-cell/>
          <table:table-cell office:value-type="float" office:value="477976.871" calcext:value-type="float">
            <text:p>477976.871</text:p>
          </table:table-cell>
          <table:table-cell office:value-type="float" office:value="121820.296" calcext:value-type="float">
            <text:p>121820.296</text:p>
          </table:table-cell>
          <table:table-cell office:value-type="string" calcext:value-type="string">
            <text:p>愛媛県　松山市三番町２丁目１０番１０</text:p>
          </table:table-cell>
          <table:table-cell office:value-type="float" office:value="206000" calcext:value-type="float">
            <text:p>206000</text:p>
          </table:table-cell>
        </table:table-row>
        <table:table-row table:style-name="ro1">
          <table:table-cell office:value-type="float" office:value="477814.956" calcext:value-type="float">
            <text:p>477814.956</text:p>
          </table:table-cell>
          <table:table-cell office:value-type="float" office:value="121902.052" calcext:value-type="float">
            <text:p>121902.052</text:p>
          </table:table-cell>
          <table:table-cell office:value-type="string" calcext:value-type="string">
            <text:p>愛媛県　松山市会津町４－５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477958.273" calcext:value-type="float">
            <text:p>477958.273</text:p>
          </table:table-cell>
          <table:table-cell office:value-type="float" office:value="121818.371" calcext:value-type="float">
            <text:p>121818.371</text:p>
          </table:table-cell>
          <table:table-cell office:value-type="string" calcext:value-type="string">
            <text:p>愛媛県　松山市三番町４丁目１１番１２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478114.969" calcext:value-type="float">
            <text:p>478114.969</text:p>
          </table:table-cell>
          <table:table-cell office:value-type="float" office:value="121704.335" calcext:value-type="float">
            <text:p>121704.335</text:p>
          </table:table-cell>
          <table:table-cell office:value-type="string" calcext:value-type="string">
            <text:p>愛媛県　松山市久米窪田町１０００番２５</text:p>
          </table:table-cell>
          <table:table-cell office:value-type="float" office:value="97300" calcext:value-type="float">
            <text:p>97300</text:p>
          </table:table-cell>
          <table:table-cell/>
          <table:table-cell office:value-type="float" office:value="477948.478" calcext:value-type="float">
            <text:p>477948.478</text:p>
          </table:table-cell>
          <table:table-cell office:value-type="float" office:value="121816.674" calcext:value-type="float">
            <text:p>121816.674</text:p>
          </table:table-cell>
          <table:table-cell office:value-type="string" calcext:value-type="string">
            <text:p>愛媛県　松山市三番町５丁目９番４</text:p>
          </table:table-cell>
          <table:table-cell office:value-type="float" office:value="178000" calcext:value-type="float">
            <text:p>178000</text:p>
          </table:table-cell>
        </table:table-row>
        <table:table-row table:style-name="ro1">
          <table:table-cell office:value-type="float" office:value="477907.323" calcext:value-type="float">
            <text:p>477907.323</text:p>
          </table:table-cell>
          <table:table-cell office:value-type="float" office:value="121836.865" calcext:value-type="float">
            <text:p>121836.865</text:p>
          </table:table-cell>
          <table:table-cell office:value-type="string" calcext:value-type="string">
            <text:p>愛媛県　松山市宮田町１８６番４外</text:p>
          </table:table-cell>
          <table:table-cell office:value-type="float" office:value="255000" calcext:value-type="float">
            <text:p>255000</text:p>
          </table:table-cell>
          <table:table-cell/>
          <table:table-cell office:value-type="float" office:value="477924.095" calcext:value-type="float">
            <text:p>477924.095</text:p>
          </table:table-cell>
          <table:table-cell office:value-type="float" office:value="121909.212" calcext:value-type="float">
            <text:p>121909.212</text:p>
          </table:table-cell>
          <table:table-cell office:value-type="string" calcext:value-type="string">
            <text:p>愛媛県　松山市山越４－７－６０</text:p>
          </table:table-cell>
          <table:table-cell office:value-type="float" office:value="97200" calcext:value-type="float">
            <text:p>97200</text:p>
          </table:table-cell>
        </table:table-row>
        <table:table-row table:style-name="ro1">
          <table:table-cell office:value-type="float" office:value="477967.002" calcext:value-type="float">
            <text:p>477967.002</text:p>
          </table:table-cell>
          <table:table-cell office:value-type="float" office:value="121716.592" calcext:value-type="float">
            <text:p>121716.592</text:p>
          </table:table-cell>
          <table:table-cell office:value-type="string" calcext:value-type="string">
            <text:p>愛媛県　松山市居相３－８－２１</text:p>
          </table:table-cell>
          <table:table-cell office:value-type="float" office:value="109000" calcext:value-type="float">
            <text:p>109000</text:p>
          </table:table-cell>
          <table:table-cell/>
          <table:table-cell office:value-type="float" office:value="478033.675" calcext:value-type="float">
            <text:p>478033.675</text:p>
          </table:table-cell>
          <table:table-cell office:value-type="float" office:value="121812.361" calcext:value-type="float">
            <text:p>121812.361</text:p>
          </table:table-cell>
          <table:table-cell office:value-type="string" calcext:value-type="string">
            <text:p>愛媛県　松山市枝松１－９－２６</text:p>
          </table:table-cell>
          <table:table-cell office:value-type="float" office:value="146000" calcext:value-type="float">
            <text:p>146000</text:p>
          </table:table-cell>
        </table:table-row>
        <table:table-row table:style-name="ro1">
          <table:table-cell office:value-type="float" office:value="477974.797" calcext:value-type="float">
            <text:p>477974.797</text:p>
          </table:table-cell>
          <table:table-cell office:value-type="float" office:value="121703.413" calcext:value-type="float">
            <text:p>121703.413</text:p>
          </table:table-cell>
          <table:table-cell office:value-type="string" calcext:value-type="string">
            <text:p>愛媛県　松山市居相６－１１－７</text:p>
          </table:table-cell>
          <table:table-cell office:value-type="float" office:value="109000" calcext:value-type="float">
            <text:p>109000</text:p>
          </table:table-cell>
          <table:table-cell/>
          <table:table-cell office:value-type="float" office:value="478006.761" calcext:value-type="float">
            <text:p>478006.761</text:p>
          </table:table-cell>
          <table:table-cell office:value-type="float" office:value="121836.483" calcext:value-type="float">
            <text:p>121836.483</text:p>
          </table:table-cell>
          <table:table-cell office:value-type="string" calcext:value-type="string">
            <text:p>愛媛県　松山市持田町４－１－６</text:p>
          </table:table-cell>
          <table:table-cell office:value-type="float" office:value="194000" calcext:value-type="float">
            <text:p>194000</text:p>
          </table:table-cell>
        </table:table-row>
        <table:table-row table:style-name="ro1">
          <table:table-cell office:value-type="float" office:value="477886.047" calcext:value-type="float">
            <text:p>477886.047</text:p>
          </table:table-cell>
          <table:table-cell office:value-type="float" office:value="121782.59" calcext:value-type="float">
            <text:p>121782.59</text:p>
          </table:table-cell>
          <table:table-cell office:value-type="string" calcext:value-type="string">
            <text:p>愛媛県　松山市空港通１－６－２７</text:p>
          </table:table-cell>
          <table:table-cell office:value-type="float" office:value="128000" calcext:value-type="float">
            <text:p>128000</text:p>
          </table:table-cell>
          <table:table-cell/>
          <table:table-cell office:value-type="float" office:value="477778.651" calcext:value-type="float">
            <text:p>477778.651</text:p>
          </table:table-cell>
          <table:table-cell office:value-type="float" office:value="121883.044" calcext:value-type="float">
            <text:p>121883.044</text:p>
          </table:table-cell>
          <table:table-cell office:value-type="string" calcext:value-type="string">
            <text:p>愛媛県　松山市若葉町６－９</text:p>
          </table:table-cell>
          <table:table-cell office:value-type="float" office:value="76900" calcext:value-type="float">
            <text:p>76900</text:p>
          </table:table-cell>
        </table:table-row>
        <table:table-row table:style-name="ro1">
          <table:table-cell office:value-type="float" office:value="478047.759" calcext:value-type="float">
            <text:p>478047.759</text:p>
          </table:table-cell>
          <table:table-cell office:value-type="float" office:value="121804.518" calcext:value-type="float">
            <text:p>121804.518</text:p>
          </table:table-cell>
          <table:table-cell office:value-type="string" calcext:value-type="string">
            <text:p>愛媛県　松山市桑原２－３－３５</text:p>
          </table:table-cell>
          <table:table-cell office:value-type="float" office:value="113000" calcext:value-type="float">
            <text:p>113000</text:p>
          </table:table-cell>
          <table:table-cell/>
          <table:table-cell office:value-type="float" office:value="478001.164" calcext:value-type="float">
            <text:p>478001.164</text:p>
          </table:table-cell>
          <table:table-cell office:value-type="float" office:value="121894.762" calcext:value-type="float">
            <text:p>121894.762</text:p>
          </table:table-cell>
          <table:table-cell office:value-type="string" calcext:value-type="string">
            <text:p>愛媛県　松山市祝谷５－９－１５</text:p>
          </table:table-cell>
          <table:table-cell office:value-type="float" office:value="86600" calcext:value-type="float">
            <text:p>86600</text:p>
          </table:table-cell>
        </table:table-row>
        <table:table-row table:style-name="ro1">
          <table:table-cell office:value-type="float" office:value="477812.784" calcext:value-type="float">
            <text:p>477812.784</text:p>
          </table:table-cell>
          <table:table-cell office:value-type="float" office:value="121891.014" calcext:value-type="float">
            <text:p>121891.014</text:p>
          </table:table-cell>
          <table:table-cell office:value-type="string" calcext:value-type="string">
            <text:p>愛媛県　松山市古三津２－１１－４</text:p>
          </table:table-cell>
          <table:table-cell office:value-type="float" office:value="91000" calcext:value-type="float">
            <text:p>91000</text:p>
          </table:table-cell>
          <table:table-cell/>
          <table:table-cell office:value-type="float" office:value="477819.385" calcext:value-type="float">
            <text:p>477819.385</text:p>
          </table:table-cell>
          <table:table-cell office:value-type="float" office:value="122035.424" calcext:value-type="float">
            <text:p>122035.424</text:p>
          </table:table-cell>
          <table:table-cell office:value-type="string" calcext:value-type="string">
            <text:p>愛媛県　松山市勝岡町１６１番１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77943.824" calcext:value-type="float">
            <text:p>477943.824</text:p>
          </table:table-cell>
          <table:table-cell office:value-type="float" office:value="121732.23" calcext:value-type="float">
            <text:p>121732.23</text:p>
          </table:table-cell>
          <table:table-cell office:value-type="string" calcext:value-type="string">
            <text:p>愛媛県　松山市古川北１－２１－１５</text:p>
          </table:table-cell>
          <table:table-cell office:value-type="float" office:value="107000" calcext:value-type="float">
            <text:p>107000</text:p>
          </table:table-cell>
          <table:table-cell/>
          <table:table-cell office:value-type="float" office:value="477992.347" calcext:value-type="float">
            <text:p>477992.347</text:p>
          </table:table-cell>
          <table:table-cell office:value-type="float" office:value="121844.992" calcext:value-type="float">
            <text:p>121844.992</text:p>
          </table:table-cell>
          <table:table-cell office:value-type="string" calcext:value-type="string">
            <text:p>愛媛県　松山市勝山町２丁目１７番５</text:p>
          </table:table-cell>
          <table:table-cell office:value-type="float" office:value="219000" calcext:value-type="float">
            <text:p>219000</text:p>
          </table:table-cell>
        </table:table-row>
        <table:table-row table:style-name="ro1">
          <table:table-cell office:value-type="float" office:value="478104.436" calcext:value-type="float">
            <text:p>478104.436</text:p>
          </table:table-cell>
          <table:table-cell office:value-type="float" office:value="121855.421" calcext:value-type="float">
            <text:p>121855.421</text:p>
          </table:table-cell>
          <table:table-cell office:value-type="string" calcext:value-type="string">
            <text:p>愛媛県　松山市溝辺町甲９７番１２</text:p>
          </table:table-cell>
          <table:table-cell office:value-type="float" office:value="97000" calcext:value-type="float">
            <text:p>97000</text:p>
          </table:table-cell>
          <table:table-cell/>
          <table:table-cell office:value-type="float" office:value="477941.519" calcext:value-type="float">
            <text:p>477941.519</text:p>
          </table:table-cell>
          <table:table-cell office:value-type="float" office:value="121782.28" calcext:value-type="float">
            <text:p>121782.28</text:p>
          </table:table-cell>
          <table:table-cell office:value-type="string" calcext:value-type="string">
            <text:p>愛媛県　松山市小栗４－１－１６</text:p>
          </table:table-cell>
          <table:table-cell office:value-type="float" office:value="104000" calcext:value-type="float">
            <text:p>104000</text:p>
          </table:table-cell>
        </table:table-row>
        <table:table-row table:style-name="ro1">
          <table:table-cell office:value-type="float" office:value="478139.708" calcext:value-type="float">
            <text:p>478139.708</text:p>
          </table:table-cell>
          <table:table-cell office:value-type="float" office:value="121667.325" calcext:value-type="float">
            <text:p>121667.325</text:p>
          </table:table-cell>
          <table:table-cell office:value-type="string" calcext:value-type="string">
            <text:p>愛媛県　松山市高井町８６２番１</text:p>
          </table:table-cell>
          <table:table-cell office:value-type="float" office:value="58000" calcext:value-type="float">
            <text:p>58000</text:p>
          </table:table-cell>
          <table:table-cell/>
          <table:table-cell office:value-type="float" office:value="478036.861" calcext:value-type="float">
            <text:p>478036.861</text:p>
          </table:table-cell>
          <table:table-cell office:value-type="float" office:value="121838.63" calcext:value-type="float">
            <text:p>121838.63</text:p>
          </table:table-cell>
          <table:table-cell office:value-type="string" calcext:value-type="string">
            <text:p>愛媛県　松山市上市１－２－２６</text:p>
          </table:table-cell>
          <table:table-cell office:value-type="float" office:value="158000" calcext:value-type="float">
            <text:p>158000</text:p>
          </table:table-cell>
        </table:table-row>
        <table:table-row table:style-name="ro1">
          <table:table-cell office:value-type="float" office:value="477793.599" calcext:value-type="float">
            <text:p>477793.599</text:p>
          </table:table-cell>
          <table:table-cell office:value-type="float" office:value="121801.483" calcext:value-type="float">
            <text:p>121801.483</text:p>
          </table:table-cell>
          <table:table-cell office:value-type="string" calcext:value-type="string">
            <text:p>愛媛県　松山市高岡町７１２番１０</text:p>
          </table:table-cell>
          <table:table-cell office:value-type="float" office:value="91000" calcext:value-type="float">
            <text:p>91000</text:p>
          </table:table-cell>
          <table:table-cell/>
          <table:table-cell office:value-type="float" office:value="478051.679" calcext:value-type="float">
            <text:p>478051.679</text:p>
          </table:table-cell>
          <table:table-cell office:value-type="float" office:value="121657.468" calcext:value-type="float">
            <text:p>121657.468</text:p>
          </table:table-cell>
          <table:table-cell office:value-type="string" calcext:value-type="string">
            <text:p>愛媛県　松山市森松町９９６番６</text:p>
          </table:table-cell>
          <table:table-cell office:value-type="float" office:value="77600" calcext:value-type="float">
            <text:p>77600</text:p>
          </table:table-cell>
        </table:table-row>
        <table:table-row table:style-name="ro1">
          <table:table-cell office:value-type="float" office:value="478070.715" calcext:value-type="float">
            <text:p>478070.715</text:p>
          </table:table-cell>
          <table:table-cell office:value-type="float" office:value="121770.038" calcext:value-type="float">
            <text:p>121770.038</text:p>
          </table:table-cell>
          <table:table-cell office:value-type="string" calcext:value-type="string">
            <text:p>愛媛県　松山市三町２－３－７</text:p>
          </table:table-cell>
          <table:table-cell office:value-type="float" office:value="102000" calcext:value-type="float">
            <text:p>102000</text:p>
          </table:table-cell>
          <table:table-cell/>
          <table:table-cell office:value-type="float" office:value="477697.676" calcext:value-type="float">
            <text:p>477697.676</text:p>
          </table:table-cell>
          <table:table-cell office:value-type="float" office:value="121713.854" calcext:value-type="float">
            <text:p>121713.854</text:p>
          </table:table-cell>
          <table:table-cell office:value-type="string" calcext:value-type="string">
            <text:p>愛媛県　松山市西垣生町１８０８番２外</text:p>
          </table:table-cell>
          <table:table-cell office:value-type="float" office:value="19600" calcext:value-type="float">
            <text:p>19600</text:p>
          </table:table-cell>
        </table:table-row>
        <table:table-row table:style-name="ro1">
          <table:table-cell office:value-type="float" office:value="477758.174" calcext:value-type="float">
            <text:p>477758.174</text:p>
          </table:table-cell>
          <table:table-cell office:value-type="float" office:value="121909.341" calcext:value-type="float">
            <text:p>121909.341</text:p>
          </table:table-cell>
          <table:table-cell office:value-type="string" calcext:value-type="string">
            <text:p>愛媛県　松山市三津２－６－２８</text:p>
          </table:table-cell>
          <table:table-cell office:value-type="float" office:value="57000" calcext:value-type="float">
            <text:p>57000</text:p>
          </table:table-cell>
          <table:table-cell/>
          <table:table-cell office:value-type="float" office:value="477749.124" calcext:value-type="float">
            <text:p>477749.124</text:p>
          </table:table-cell>
          <table:table-cell office:value-type="float" office:value="121713.188" calcext:value-type="float">
            <text:p>121713.188</text:p>
          </table:table-cell>
          <table:table-cell office:value-type="string" calcext:value-type="string">
            <text:p>愛媛県　松山市西垣生町３９７番３２</text:p>
          </table:table-cell>
          <table:table-cell office:value-type="float" office:value="60600" calcext:value-type="float">
            <text:p>60600</text:p>
          </table:table-cell>
        </table:table-row>
        <table:table-row table:style-name="ro1">
          <table:table-cell office:value-type="float" office:value="477976.871" calcext:value-type="float">
            <text:p>477976.871</text:p>
          </table:table-cell>
          <table:table-cell office:value-type="float" office:value="121820.296" calcext:value-type="float">
            <text:p>121820.296</text:p>
          </table:table-cell>
          <table:table-cell office:value-type="string" calcext:value-type="string">
            <text:p>愛媛県　松山市三番町２丁目１０番１０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477786.953" calcext:value-type="float">
            <text:p>477786.953</text:p>
          </table:table-cell>
          <table:table-cell office:value-type="float" office:value="121955.31" calcext:value-type="float">
            <text:p>121955.31</text:p>
          </table:table-cell>
          <table:table-cell office:value-type="string" calcext:value-type="string">
            <text:p>愛媛県　松山市石風呂町３６０番</text:p>
          </table:table-cell>
          <table:table-cell office:value-type="float" office:value="56100" calcext:value-type="float">
            <text:p>56100</text:p>
          </table:table-cell>
        </table:table-row>
        <table:table-row table:style-name="ro1">
          <table:table-cell office:value-type="float" office:value="477958.273" calcext:value-type="float">
            <text:p>477958.273</text:p>
          </table:table-cell>
          <table:table-cell office:value-type="float" office:value="121818.371" calcext:value-type="float">
            <text:p>121818.371</text:p>
          </table:table-cell>
          <table:table-cell office:value-type="string" calcext:value-type="string">
            <text:p>愛媛県　松山市三番町４丁目１１番１２</text:p>
          </table:table-cell>
          <table:table-cell office:value-type="float" office:value="394000" calcext:value-type="float">
            <text:p>394000</text:p>
          </table:table-cell>
          <table:table-cell/>
          <table:table-cell office:value-type="float" office:value="477959.411" calcext:value-type="float">
            <text:p>477959.411</text:p>
          </table:table-cell>
          <table:table-cell office:value-type="float" office:value="121811.612" calcext:value-type="float">
            <text:p>121811.612</text:p>
          </table:table-cell>
          <table:table-cell office:value-type="string" calcext:value-type="string">
            <text:p>愛媛県　松山市千舟町４丁目２番２外</text:p>
          </table:table-cell>
          <table:table-cell office:value-type="float" office:value="358000" calcext:value-type="float">
            <text:p>358000</text:p>
          </table:table-cell>
        </table:table-row>
        <table:table-row table:style-name="ro1">
          <table:table-cell office:value-type="float" office:value="477948.477" calcext:value-type="float">
            <text:p>477948.477</text:p>
          </table:table-cell>
          <table:table-cell office:value-type="float" office:value="121816.675" calcext:value-type="float">
            <text:p>121816.675</text:p>
          </table:table-cell>
          <table:table-cell office:value-type="string" calcext:value-type="string">
            <text:p>愛媛県　松山市三番町５丁目９番４</text:p>
          </table:table-cell>
          <table:table-cell office:value-type="float" office:value="190000" calcext:value-type="float">
            <text:p>190000</text:p>
          </table:table-cell>
          <table:table-cell/>
          <table:table-cell office:value-type="float" office:value="477920.164" calcext:value-type="float">
            <text:p>477920.164</text:p>
          </table:table-cell>
          <table:table-cell office:value-type="float" office:value="121813.607" calcext:value-type="float">
            <text:p>121813.607</text:p>
          </table:table-cell>
          <table:table-cell office:value-type="string" calcext:value-type="string">
            <text:p>愛媛県　松山市千舟町７丁目５番３</text:p>
          </table:table-cell>
          <table:table-cell office:value-type="float" office:value="169000" calcext:value-type="float">
            <text:p>169000</text:p>
          </table:table-cell>
        </table:table-row>
        <table:table-row table:style-name="ro1">
          <table:table-cell office:value-type="float" office:value="477932.175" calcext:value-type="float">
            <text:p>477932.175</text:p>
          </table:table-cell>
          <table:table-cell office:value-type="float" office:value="121909.556" calcext:value-type="float">
            <text:p>121909.556</text:p>
          </table:table-cell>
          <table:table-cell office:value-type="string" calcext:value-type="string">
            <text:p>愛媛県　松山市山越４－５－３１</text:p>
          </table:table-cell>
          <table:table-cell office:value-type="float" office:value="118000" calcext:value-type="float">
            <text:p>118000</text:p>
          </table:table-cell>
          <table:table-cell/>
          <table:table-cell office:value-type="float" office:value="477971.737" calcext:value-type="float">
            <text:p>477971.737</text:p>
          </table:table-cell>
          <table:table-cell office:value-type="float" office:value="121826.242" calcext:value-type="float">
            <text:p>121826.242</text:p>
          </table:table-cell>
          <table:table-cell office:value-type="string" calcext:value-type="string">
            <text:p>愛媛県　松山市大街道２丁目４番１３</text:p>
          </table:table-cell>
          <table:table-cell office:value-type="float" office:value="752000" calcext:value-type="float">
            <text:p>752000</text:p>
          </table:table-cell>
        </table:table-row>
        <table:table-row table:style-name="ro1">
          <table:table-cell office:value-type="float" office:value="477924.096" calcext:value-type="float">
            <text:p>477924.096</text:p>
          </table:table-cell>
          <table:table-cell office:value-type="float" office:value="121909.211" calcext:value-type="float">
            <text:p>121909.211</text:p>
          </table:table-cell>
          <table:table-cell office:value-type="string" calcext:value-type="string">
            <text:p>愛媛県　松山市山越４－７－６０</text:p>
          </table:table-cell>
          <table:table-cell office:value-type="float" office:value="108000" calcext:value-type="float">
            <text:p>108000</text:p>
          </table:table-cell>
          <table:table-cell/>
          <table:table-cell office:value-type="float" office:value="477975.19" calcext:value-type="float">
            <text:p>477975.19</text:p>
          </table:table-cell>
          <table:table-cell office:value-type="float" office:value="121835.495" calcext:value-type="float">
            <text:p>121835.495</text:p>
          </table:table-cell>
          <table:table-cell office:value-type="string" calcext:value-type="string">
            <text:p>愛媛県　松山市大街道３丁目２番３６</text:p>
          </table:table-cell>
          <table:table-cell office:value-type="float" office:value="294000" calcext:value-type="float">
            <text:p>294000</text:p>
          </table:table-cell>
        </table:table-row>
        <table:table-row table:style-name="ro1">
          <table:table-cell office:value-type="float" office:value="478033.676" calcext:value-type="float">
            <text:p>478033.676</text:p>
          </table:table-cell>
          <table:table-cell office:value-type="float" office:value="121812.361" calcext:value-type="float">
            <text:p>121812.361</text:p>
          </table:table-cell>
          <table:table-cell office:value-type="string" calcext:value-type="string">
            <text:p>愛媛県　松山市枝松１丁目４３４番１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77909.349" calcext:value-type="float">
            <text:p>477909.349</text:p>
          </table:table-cell>
          <table:table-cell office:value-type="float" office:value="121797.785" calcext:value-type="float">
            <text:p>121797.785</text:p>
          </table:table-cell>
          <table:table-cell office:value-type="string" calcext:value-type="string">
            <text:p>愛媛県　松山市竹原２－６－１３</text:p>
          </table:table-cell>
          <table:table-cell office:value-type="float" office:value="113000" calcext:value-type="float">
            <text:p>113000</text:p>
          </table:table-cell>
        </table:table-row>
        <table:table-row table:style-name="ro1">
          <table:table-cell office:value-type="float" office:value="478006.761" calcext:value-type="float">
            <text:p>478006.761</text:p>
          </table:table-cell>
          <table:table-cell office:value-type="float" office:value="121836.483" calcext:value-type="float">
            <text:p>121836.483</text:p>
          </table:table-cell>
          <table:table-cell office:value-type="string" calcext:value-type="string">
            <text:p>愛媛県　松山市持田町４－１－６</text:p>
          </table:table-cell>
          <table:table-cell office:value-type="float" office:value="182000" calcext:value-type="float">
            <text:p>182000</text:p>
          </table:table-cell>
          <table:table-cell/>
          <table:table-cell office:value-type="float" office:value="477913.889" calcext:value-type="float">
            <text:p>477913.889</text:p>
          </table:table-cell>
          <table:table-cell office:value-type="float" office:value="121880.88" calcext:value-type="float">
            <text:p>121880.88</text:p>
          </table:table-cell>
          <table:table-cell office:value-type="string" calcext:value-type="string">
            <text:p>愛媛県　松山市中央１－６－８</text:p>
          </table:table-cell>
          <table:table-cell office:value-type="float" office:value="106000" calcext:value-type="float">
            <text:p>106000</text:p>
          </table:table-cell>
        </table:table-row>
        <table:table-row table:style-name="ro1">
          <table:table-cell office:value-type="float" office:value="477778.651" calcext:value-type="float">
            <text:p>477778.651</text:p>
          </table:table-cell>
          <table:table-cell office:value-type="float" office:value="121883.045" calcext:value-type="float">
            <text:p>121883.045</text:p>
          </table:table-cell>
          <table:table-cell office:value-type="string" calcext:value-type="string">
            <text:p>愛媛県　松山市若葉町６－９</text:p>
          </table:table-cell>
          <table:table-cell office:value-type="float" office:value="91800" calcext:value-type="float">
            <text:p>91800</text:p>
          </table:table-cell>
          <table:table-cell/>
          <table:table-cell office:value-type="float" office:value="478002.884" calcext:value-type="float">
            <text:p>478002.884</text:p>
          </table:table-cell>
          <table:table-cell office:value-type="float" office:value="121796.327" calcext:value-type="float">
            <text:p>121796.327</text:p>
          </table:table-cell>
          <table:table-cell office:value-type="string" calcext:value-type="string">
            <text:p>愛媛県　松山市中村２－１－２４</text:p>
          </table:table-cell>
          <table:table-cell office:value-type="float" office:value="135000" calcext:value-type="float">
            <text:p>135000</text:p>
          </table:table-cell>
        </table:table-row>
        <table:table-row table:style-name="ro1">
          <table:table-cell office:value-type="float" office:value="478001.159" calcext:value-type="float">
            <text:p>478001.159</text:p>
          </table:table-cell>
          <table:table-cell office:value-type="float" office:value="121895.086" calcext:value-type="float">
            <text:p>121895.086</text:p>
          </table:table-cell>
          <table:table-cell office:value-type="string" calcext:value-type="string">
            <text:p>愛媛県　松山市祝谷５－９－１７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477993.028" calcext:value-type="float">
            <text:p>477993.028</text:p>
          </table:table-cell>
          <table:table-cell office:value-type="float" office:value="121782.737" calcext:value-type="float">
            <text:p>121782.737</text:p>
          </table:table-cell>
          <table:table-cell office:value-type="string" calcext:value-type="string">
            <text:p>愛媛県　松山市中村４－４－２８</text:p>
          </table:table-cell>
          <table:table-cell office:value-type="float" office:value="99800" calcext:value-type="float">
            <text:p>99800</text:p>
          </table:table-cell>
        </table:table-row>
        <table:table-row table:style-name="ro1">
          <table:table-cell office:value-type="float" office:value="477819.384" calcext:value-type="float">
            <text:p>477819.384</text:p>
          </table:table-cell>
          <table:table-cell office:value-type="float" office:value="122035.426" calcext:value-type="float">
            <text:p>122035.426</text:p>
          </table:table-cell>
          <table:table-cell office:value-type="string" calcext:value-type="string">
            <text:p>愛媛県　松山市勝岡町１６１番１</text:p>
          </table:table-cell>
          <table:table-cell office:value-type="float" office:value="60300" calcext:value-type="float">
            <text:p>60300</text:p>
          </table:table-cell>
          <table:table-cell/>
          <table:table-cell office:value-type="float" office:value="477965.178" calcext:value-type="float">
            <text:p>477965.178</text:p>
          </table:table-cell>
          <table:table-cell office:value-type="float" office:value="121758.883" calcext:value-type="float">
            <text:p>121758.883</text:p>
          </table:table-cell>
          <table:table-cell office:value-type="string" calcext:value-type="string">
            <text:p>愛媛県　松山市朝生田町２－４－５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477992.348" calcext:value-type="float">
            <text:p>477992.348</text:p>
          </table:table-cell>
          <table:table-cell office:value-type="float" office:value="121844.99" calcext:value-type="float">
            <text:p>121844.99</text:p>
          </table:table-cell>
          <table:table-cell office:value-type="string" calcext:value-type="string">
            <text:p>愛媛県　松山市勝山町２丁目１７番５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477898.157" calcext:value-type="float">
            <text:p>477898.157</text:p>
          </table:table-cell>
          <table:table-cell office:value-type="float" office:value="121837.316" calcext:value-type="float">
            <text:p>121837.316</text:p>
          </table:table-cell>
          <table:table-cell office:value-type="string" calcext:value-type="string">
            <text:p>愛媛県　松山市辻町１１－２７</text:p>
          </table:table-cell>
          <table:table-cell office:value-type="float" office:value="112000" calcext:value-type="float">
            <text:p>112000</text:p>
          </table:table-cell>
        </table:table-row>
        <table:table-row table:style-name="ro1">
          <table:table-cell office:value-type="float" office:value="477941.52" calcext:value-type="float">
            <text:p>477941.52</text:p>
          </table:table-cell>
          <table:table-cell office:value-type="float" office:value="121782.279" calcext:value-type="float">
            <text:p>121782.279</text:p>
          </table:table-cell>
          <table:table-cell office:value-type="string" calcext:value-type="string">
            <text:p>愛媛県　松山市小栗４－１－１６</text:p>
          </table:table-cell>
          <table:table-cell office:value-type="float" office:value="114000" calcext:value-type="float">
            <text:p>114000</text:p>
          </table:table-cell>
          <table:table-cell/>
          <table:table-cell office:value-type="float" office:value="477885.805" calcext:value-type="float">
            <text:p>477885.805</text:p>
          </table:table-cell>
          <table:table-cell office:value-type="float" office:value="121759.267" calcext:value-type="float">
            <text:p>121759.267</text:p>
          </table:table-cell>
          <table:table-cell office:value-type="string" calcext:value-type="string">
            <text:p>愛媛県　松山市土居田町４５０番７</text:p>
          </table:table-cell>
          <table:table-cell office:value-type="float" office:value="93800" calcext:value-type="float">
            <text:p>93800</text:p>
          </table:table-cell>
        </table:table-row>
        <table:table-row table:style-name="ro1">
          <table:table-cell office:value-type="float" office:value="478014.695" calcext:value-type="float">
            <text:p>478014.695</text:p>
          </table:table-cell>
          <table:table-cell office:value-type="float" office:value="121795.8" calcext:value-type="float">
            <text:p>121795.8</text:p>
          </table:table-cell>
          <table:table-cell office:value-type="string" calcext:value-type="string">
            <text:p>愛媛県　松山市小坂２－２－４０</text:p>
          </table:table-cell>
          <table:table-cell office:value-type="float" office:value="119000" calcext:value-type="float">
            <text:p>119000</text:p>
          </table:table-cell>
          <table:table-cell/>
          <table:table-cell office:value-type="float" office:value="477865.948" calcext:value-type="float">
            <text:p>477865.948</text:p>
          </table:table-cell>
          <table:table-cell office:value-type="float" office:value="121769.658" calcext:value-type="float">
            <text:p>121769.658</text:p>
          </table:table-cell>
          <table:table-cell office:value-type="string" calcext:value-type="string">
            <text:p>愛媛県　松山市土居田町７３７番５</text:p>
          </table:table-cell>
          <table:table-cell office:value-type="float" office:value="96900" calcext:value-type="float">
            <text:p>96900</text:p>
          </table:table-cell>
        </table:table-row>
        <table:table-row table:style-name="ro1">
          <table:table-cell office:value-type="float" office:value="478043.383" calcext:value-type="float">
            <text:p>478043.383</text:p>
          </table:table-cell>
          <table:table-cell office:value-type="float" office:value="121774.285" calcext:value-type="float">
            <text:p>121774.285</text:p>
          </table:table-cell>
          <table:table-cell office:value-type="string" calcext:value-type="string">
            <text:p>愛媛県　松山市松末１－４－３</text:p>
          </table:table-cell>
          <table:table-cell office:value-type="float" office:value="123000" calcext:value-type="float">
            <text:p>123000</text:p>
          </table:table-cell>
          <table:table-cell/>
          <table:table-cell office:value-type="float" office:value="478001.29" calcext:value-type="float">
            <text:p>478001.29</text:p>
          </table:table-cell>
          <table:table-cell office:value-type="float" office:value="121849.718" calcext:value-type="float">
            <text:p>121849.718</text:p>
          </table:table-cell>
          <table:table-cell office:value-type="string" calcext:value-type="string">
            <text:p>愛媛県　松山市東一万町２番</text:p>
          </table:table-cell>
          <table:table-cell office:value-type="float" office:value="184000" calcext:value-type="float">
            <text:p>184000</text:p>
          </table:table-cell>
        </table:table-row>
        <table:table-row table:style-name="ro1">
          <table:table-cell office:value-type="float" office:value="478036.86" calcext:value-type="float">
            <text:p>478036.86</text:p>
          </table:table-cell>
          <table:table-cell office:value-type="float" office:value="121838.632" calcext:value-type="float">
            <text:p>121838.632</text:p>
          </table:table-cell>
          <table:table-cell office:value-type="string" calcext:value-type="string">
            <text:p>愛媛県　松山市上市１－２－２６</text:p>
          </table:table-cell>
          <table:table-cell office:value-type="float" office:value="158000" calcext:value-type="float">
            <text:p>158000</text:p>
          </table:table-cell>
          <table:table-cell/>
          <table:table-cell office:value-type="float" office:value="477999.209" calcext:value-type="float">
            <text:p>477999.209</text:p>
          </table:table-cell>
          <table:table-cell office:value-type="float" office:value="121737.208" calcext:value-type="float">
            <text:p>121737.208</text:p>
          </table:table-cell>
          <table:table-cell office:value-type="string" calcext:value-type="string">
            <text:p>愛媛県　松山市東石井２－２１－１１</text:p>
          </table:table-cell>
          <table:table-cell office:value-type="float" office:value="133000" calcext:value-type="float">
            <text:p>133000</text:p>
          </table:table-cell>
        </table:table-row>
        <table:table-row table:style-name="ro1">
          <table:table-cell office:value-type="float" office:value="478051.677" calcext:value-type="float">
            <text:p>478051.677</text:p>
          </table:table-cell>
          <table:table-cell office:value-type="float" office:value="121657.467" calcext:value-type="float">
            <text:p>121657.467</text:p>
          </table:table-cell>
          <table:table-cell office:value-type="string" calcext:value-type="string">
            <text:p>愛媛県　松山市森松町９９６番６</text:p>
          </table:table-cell>
          <table:table-cell office:value-type="float" office:value="93000" calcext:value-type="float">
            <text:p>93000</text:p>
          </table:table-cell>
          <table:table-cell/>
          <table:table-cell office:value-type="float" office:value="477896.723" calcext:value-type="float">
            <text:p>477896.723</text:p>
          </table:table-cell>
          <table:table-cell office:value-type="float" office:value="121938.202" calcext:value-type="float">
            <text:p>121938.202</text:p>
          </table:table-cell>
          <table:table-cell office:value-type="string" calcext:value-type="string">
            <text:p>愛媛県　松山市東長戸３－１０－１８</text:p>
          </table:table-cell>
          <table:table-cell office:value-type="float" office:value="84600" calcext:value-type="float">
            <text:p>84600</text:p>
          </table:table-cell>
        </table:table-row>
        <table:table-row table:style-name="ro1">
          <table:table-cell office:value-type="float" office:value="478063.936" calcext:value-type="float">
            <text:p>478063.936</text:p>
          </table:table-cell>
          <table:table-cell office:value-type="float" office:value="121818.479" calcext:value-type="float">
            <text:p>121818.479</text:p>
          </table:table-cell>
          <table:table-cell office:value-type="string" calcext:value-type="string">
            <text:p>愛媛県　松山市正円寺２－３－１６</text:p>
          </table:table-cell>
          <table:table-cell office:value-type="float" office:value="109000" calcext:value-type="float">
            <text:p>109000</text:p>
          </table:table-cell>
          <table:table-cell/>
          <table:table-cell office:value-type="float" office:value="477906.329" calcext:value-type="float">
            <text:p>477906.329</text:p>
          </table:table-cell>
          <table:table-cell office:value-type="float" office:value="121930.258" calcext:value-type="float">
            <text:p>121930.258</text:p>
          </table:table-cell>
          <table:table-cell office:value-type="string" calcext:value-type="string">
            <text:p>愛媛県　松山市東長戸４－４－３８</text:p>
          </table:table-cell>
          <table:table-cell office:value-type="float" office:value="106000" calcext:value-type="float">
            <text:p>106000</text:p>
          </table:table-cell>
        </table:table-row>
        <table:table-row table:style-name="ro1">
          <table:table-cell office:value-type="float" office:value="477696.928" calcext:value-type="float">
            <text:p>477696.928</text:p>
          </table:table-cell>
          <table:table-cell office:value-type="float" office:value="121713.387" calcext:value-type="float">
            <text:p>121713.387</text:p>
          </table:table-cell>
          <table:table-cell office:value-type="string" calcext:value-type="string">
            <text:p>愛媛県　松山市西垣生町１８０８番２外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478082.588" calcext:value-type="float">
            <text:p>478082.588</text:p>
          </table:table-cell>
          <table:table-cell office:value-type="float" office:value="121827.539" calcext:value-type="float">
            <text:p>121827.539</text:p>
          </table:table-cell>
          <table:table-cell office:value-type="string" calcext:value-type="string">
            <text:p>愛媛県　松山市東野５－７－２３</text:p>
          </table:table-cell>
          <table:table-cell office:value-type="float" office:value="91800" calcext:value-type="float">
            <text:p>91800</text:p>
          </table:table-cell>
        </table:table-row>
        <table:table-row table:style-name="ro1">
          <table:table-cell office:value-type="float" office:value="477749.116" calcext:value-type="float">
            <text:p>477749.116</text:p>
          </table:table-cell>
          <table:table-cell office:value-type="float" office:value="121712.961" calcext:value-type="float">
            <text:p>121712.961</text:p>
          </table:table-cell>
          <table:table-cell office:value-type="string" calcext:value-type="string">
            <text:p>愛媛県　松山市西垣生町３９７番３２</text:p>
          </table:table-cell>
          <table:table-cell office:value-type="float" office:value="73500" calcext:value-type="float">
            <text:p>73500</text:p>
          </table:table-cell>
          <table:table-cell/>
          <table:table-cell office:value-type="float" office:value="478021.05" calcext:value-type="float">
            <text:p>478021.05</text:p>
          </table:table-cell>
          <table:table-cell office:value-type="float" office:value="121824.23" calcext:value-type="float">
            <text:p>121824.23</text:p>
          </table:table-cell>
          <table:table-cell office:value-type="string" calcext:value-type="string">
            <text:p>愛媛県　松山市湯渡町８－１１</text:p>
          </table:table-cell>
          <table:table-cell office:value-type="float" office:value="107000" calcext:value-type="float">
            <text:p>107000</text:p>
          </table:table-cell>
        </table:table-row>
        <table:table-row table:style-name="ro1">
          <table:table-cell office:value-type="float" office:value="477748.811" calcext:value-type="float">
            <text:p>477748.811</text:p>
          </table:table-cell>
          <table:table-cell office:value-type="float" office:value="121732.792" calcext:value-type="float">
            <text:p>121732.792</text:p>
          </table:table-cell>
          <table:table-cell office:value-type="string" calcext:value-type="string">
            <text:p>愛媛県　松山市西垣生町８１５番４</text:p>
          </table:table-cell>
          <table:table-cell office:value-type="float" office:value="95000" calcext:value-type="float">
            <text:p>95000</text:p>
          </table:table-cell>
          <table:table-cell/>
          <table:table-cell office:value-type="float" office:value="477999.457" calcext:value-type="float">
            <text:p>477999.457</text:p>
          </table:table-cell>
          <table:table-cell office:value-type="float" office:value="121858.808" calcext:value-type="float">
            <text:p>121858.808</text:p>
          </table:table-cell>
          <table:table-cell office:value-type="string" calcext:value-type="string">
            <text:p>愛媛県　松山市道後今市３－２２</text:p>
          </table:table-cell>
          <table:table-cell office:value-type="float" office:value="132000" calcext:value-type="float">
            <text:p>132000</text:p>
          </table:table-cell>
        </table:table-row>
        <table:table-row table:style-name="ro1">
          <table:table-cell office:value-type="float" office:value="477874.585" calcext:value-type="float">
            <text:p>477874.585</text:p>
          </table:table-cell>
          <table:table-cell office:value-type="float" office:value="121924.68" calcext:value-type="float">
            <text:p>121924.68</text:p>
          </table:table-cell>
          <table:table-cell office:value-type="string" calcext:value-type="string">
            <text:p>愛媛県　松山市西長戸町２７０番１９外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477820.624" calcext:value-type="float">
            <text:p>477820.624</text:p>
          </table:table-cell>
          <table:table-cell office:value-type="float" office:value="121912.34" calcext:value-type="float">
            <text:p>121912.34</text:p>
          </table:table-cell>
          <table:table-cell office:value-type="string" calcext:value-type="string">
            <text:p>愛媛県　松山市内浜町５－１４</text:p>
          </table:table-cell>
          <table:table-cell office:value-type="float" office:value="79400" calcext:value-type="float">
            <text:p>79400</text:p>
          </table:table-cell>
        </table:table-row>
        <table:table-row table:style-name="ro1">
          <table:table-cell office:value-type="float" office:value="478075.079" calcext:value-type="float">
            <text:p>478075.079</text:p>
          </table:table-cell>
          <table:table-cell office:value-type="float" office:value="121847.059" calcext:value-type="float">
            <text:p>121847.059</text:p>
          </table:table-cell>
          <table:table-cell office:value-type="string" calcext:value-type="string">
            <text:p>愛媛県　松山市石手２－６－９</text:p>
          </table:table-cell>
          <table:table-cell office:value-type="float" office:value="114000" calcext:value-type="float">
            <text:p>114000</text:p>
          </table:table-cell>
          <table:table-cell/>
          <table:table-cell office:value-type="float" office:value="477722.012" calcext:value-type="float">
            <text:p>477722.012</text:p>
          </table:table-cell>
          <table:table-cell office:value-type="float" office:value="121760.6" calcext:value-type="float">
            <text:p>121760.6</text:p>
          </table:table-cell>
          <table:table-cell office:value-type="string" calcext:value-type="string">
            <text:p>愛媛県　松山市南吉田町２２８４番１</text:p>
          </table:table-cell>
          <table:table-cell office:value-type="float" office:value="35700" calcext:value-type="float">
            <text:p>35700</text:p>
          </table:table-cell>
        </table:table-row>
        <table:table-row table:style-name="ro1">
          <table:table-cell office:value-type="float" office:value="477786.978" calcext:value-type="float">
            <text:p>477786.978</text:p>
          </table:table-cell>
          <table:table-cell office:value-type="float" office:value="121955.269" calcext:value-type="float">
            <text:p>121955.269</text:p>
          </table:table-cell>
          <table:table-cell office:value-type="string" calcext:value-type="string">
            <text:p>愛媛県　松山市石風呂町３６０番</text:p>
          </table:table-cell>
          <table:table-cell office:value-type="float" office:value="73000" calcext:value-type="float">
            <text:p>73000</text:p>
          </table:table-cell>
          <table:table-cell/>
          <table:table-cell office:value-type="float" office:value="477700.942" calcext:value-type="float">
            <text:p>477700.942</text:p>
          </table:table-cell>
          <table:table-cell office:value-type="float" office:value="121768.754" calcext:value-type="float">
            <text:p>121768.754</text:p>
          </table:table-cell>
          <table:table-cell office:value-type="string" calcext:value-type="string">
            <text:p>愛媛県　松山市南吉田町２７９８番５０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float" office:value="477959.41" calcext:value-type="float">
            <text:p>477959.41</text:p>
          </table:table-cell>
          <table:table-cell office:value-type="float" office:value="121811.613" calcext:value-type="float">
            <text:p>121811.613</text:p>
          </table:table-cell>
          <table:table-cell office:value-type="string" calcext:value-type="string">
            <text:p>愛媛県　松山市千舟町４丁目２番２外</text:p>
          </table:table-cell>
          <table:table-cell office:value-type="float" office:value="405000" calcext:value-type="float">
            <text:p>405000</text:p>
          </table:table-cell>
          <table:table-cell/>
          <table:table-cell office:value-type="float" office:value="478081.62" calcext:value-type="float">
            <text:p>478081.62</text:p>
          </table:table-cell>
          <table:table-cell office:value-type="float" office:value="121742.968" calcext:value-type="float">
            <text:p>121742.968</text:p>
          </table:table-cell>
          <table:table-cell office:value-type="string" calcext:value-type="string">
            <text:p>愛媛県　松山市南久米町１７６番１０</text:p>
          </table:table-cell>
          <table:table-cell office:value-type="float" office:value="96700" calcext:value-type="float">
            <text:p>96700</text:p>
          </table:table-cell>
        </table:table-row>
        <table:table-row table:style-name="ro1">
          <table:table-cell office:value-type="float" office:value="477920.165" calcext:value-type="float">
            <text:p>477920.165</text:p>
          </table:table-cell>
          <table:table-cell office:value-type="float" office:value="121813.605" calcext:value-type="float">
            <text:p>121813.605</text:p>
          </table:table-cell>
          <table:table-cell office:value-type="string" calcext:value-type="string">
            <text:p>愛媛県　松山市千舟町７丁目５番３</text:p>
          </table:table-cell>
          <table:table-cell office:value-type="float" office:value="209000" calcext:value-type="float">
            <text:p>209000</text:p>
          </table:table-cell>
          <table:table-cell/>
          <table:table-cell office:value-type="float" office:value="478091.419" calcext:value-type="float">
            <text:p>478091.419</text:p>
          </table:table-cell>
          <table:table-cell office:value-type="float" office:value="121742.053" calcext:value-type="float">
            <text:p>121742.053</text:p>
          </table:table-cell>
          <table:table-cell office:value-type="string" calcext:value-type="string">
            <text:p>愛媛県　松山市南久米町２２６番１外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1">
          <table:table-cell office:value-type="float" office:value="477808.861" calcext:value-type="float">
            <text:p>477808.861</text:p>
          </table:table-cell>
          <table:table-cell office:value-type="float" office:value="121981.895" calcext:value-type="float">
            <text:p>121981.895</text:p>
          </table:table-cell>
          <table:table-cell office:value-type="string" calcext:value-type="string">
            <text:p>愛媛県　松山市太山寺町１５３９番２</text:p>
          </table:table-cell>
          <table:table-cell office:value-type="float" office:value="53500" calcext:value-type="float">
            <text:p>53500</text:p>
          </table:table-cell>
          <table:table-cell/>
          <table:table-cell office:value-type="float" office:value="477827.586" calcext:value-type="float">
            <text:p>477827.586</text:p>
          </table:table-cell>
          <table:table-cell office:value-type="float" office:value="121793.382" calcext:value-type="float">
            <text:p>121793.382</text:p>
          </table:table-cell>
          <table:table-cell office:value-type="string" calcext:value-type="string">
            <text:p>愛媛県　松山市南斎院町７３２番５外</text:p>
          </table:table-cell>
          <table:table-cell office:value-type="float" office:value="81100" calcext:value-type="float">
            <text:p>81100</text:p>
          </table:table-cell>
        </table:table-row>
        <table:table-row table:style-name="ro1">
          <table:table-cell office:value-type="float" office:value="477971.737" calcext:value-type="float">
            <text:p>477971.737</text:p>
          </table:table-cell>
          <table:table-cell office:value-type="float" office:value="121826.242" calcext:value-type="float">
            <text:p>121826.242</text:p>
          </table:table-cell>
          <table:table-cell office:value-type="string" calcext:value-type="string">
            <text:p>愛媛県　松山市大街道２丁目４番１３</text:p>
          </table:table-cell>
          <table:table-cell office:value-type="float" office:value="813000" calcext:value-type="float">
            <text:p>813000</text:p>
          </table:table-cell>
          <table:table-cell/>
          <table:table-cell office:value-type="float" office:value="477979.106" calcext:value-type="float">
            <text:p>477979.106</text:p>
          </table:table-cell>
          <table:table-cell office:value-type="float" office:value="121821.833" calcext:value-type="float">
            <text:p>121821.833</text:p>
          </table:table-cell>
          <table:table-cell office:value-type="string" calcext:value-type="string">
            <text:p>愛媛県　松山市二番町２丁目７番２３</text:p>
          </table:table-cell>
          <table:table-cell office:value-type="float" office:value="305000" calcext:value-type="float">
            <text:p>305000</text:p>
          </table:table-cell>
        </table:table-row>
        <table:table-row table:style-name="ro1">
          <table:table-cell office:value-type="float" office:value="477975.31" calcext:value-type="float">
            <text:p>477975.31</text:p>
          </table:table-cell>
          <table:table-cell office:value-type="float" office:value="121835.662" calcext:value-type="float">
            <text:p>121835.662</text:p>
          </table:table-cell>
          <table:table-cell office:value-type="string" calcext:value-type="string">
            <text:p>愛媛県　松山市大街道３丁目２番３６</text:p>
          </table:table-cell>
          <table:table-cell office:value-type="float" office:value="268000" calcext:value-type="float">
            <text:p>268000</text:p>
          </table:table-cell>
          <table:table-cell/>
          <table:table-cell office:value-type="float" office:value="477821.113" calcext:value-type="float">
            <text:p>477821.113</text:p>
          </table:table-cell>
          <table:table-cell office:value-type="float" office:value="121762.015" calcext:value-type="float">
            <text:p>121762.015</text:p>
          </table:table-cell>
          <table:table-cell office:value-type="string" calcext:value-type="string">
            <text:p>愛媛県　松山市富久町２９５番１５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478034.132" calcext:value-type="float">
            <text:p>478034.132</text:p>
          </table:table-cell>
          <table:table-cell office:value-type="float" office:value="121819.925" calcext:value-type="float">
            <text:p>121819.925</text:p>
          </table:table-cell>
          <table:table-cell office:value-type="string" calcext:value-type="string">
            <text:p>愛媛県　松山市樽味４－１０－５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478178.525" calcext:value-type="float">
            <text:p>478178.525</text:p>
          </table:table-cell>
          <table:table-cell office:value-type="float" office:value="121722.538" calcext:value-type="float">
            <text:p>121722.538</text:p>
          </table:table-cell>
          <table:table-cell office:value-type="string" calcext:value-type="string">
            <text:p>愛媛県　松山市平井町甲１６４４番１</text:p>
          </table:table-cell>
          <table:table-cell office:value-type="float" office:value="45200" calcext:value-type="float">
            <text:p>45200</text:p>
          </table:table-cell>
        </table:table-row>
        <table:table-row table:style-name="ro1">
          <table:table-cell office:value-type="float" office:value="477909.348" calcext:value-type="float">
            <text:p>477909.348</text:p>
          </table:table-cell>
          <table:table-cell office:value-type="float" office:value="121797.786" calcext:value-type="float">
            <text:p>121797.786</text:p>
          </table:table-cell>
          <table:table-cell office:value-type="string" calcext:value-type="string">
            <text:p>愛媛県　松山市竹原２丁目１０８番３</text:p>
          </table:table-cell>
          <table:table-cell office:value-type="float" office:value="136000" calcext:value-type="float">
            <text:p>136000</text:p>
          </table:table-cell>
          <table:table-cell/>
          <table:table-cell office:value-type="float" office:value="478224.346" calcext:value-type="float">
            <text:p>478224.346</text:p>
          </table:table-cell>
          <table:table-cell office:value-type="float" office:value="121710.733" calcext:value-type="float">
            <text:p>121710.733</text:p>
          </table:table-cell>
          <table:table-cell office:value-type="string" calcext:value-type="string">
            <text:p>愛媛県　松山市平井町甲３６６０番１</text:p>
          </table:table-cell>
          <table:table-cell office:value-type="float" office:value="74700" calcext:value-type="float">
            <text:p>74700</text:p>
          </table:table-cell>
        </table:table-row>
        <table:table-row table:style-name="ro1">
          <table:table-cell office:value-type="float" office:value="477917.774" calcext:value-type="float">
            <text:p>477917.774</text:p>
          </table:table-cell>
          <table:table-cell office:value-type="float" office:value="121796.882" calcext:value-type="float">
            <text:p>121796.882</text:p>
          </table:table-cell>
          <table:table-cell office:value-type="string" calcext:value-type="string">
            <text:p>愛媛県　松山市竹原町１丁目２番４</text:p>
          </table:table-cell>
          <table:table-cell office:value-type="float" office:value="127000" calcext:value-type="float">
            <text:p>127000</text:p>
          </table:table-cell>
          <table:table-cell/>
          <table:table-cell office:value-type="float" office:value="477972.925" calcext:value-type="float">
            <text:p>477972.925</text:p>
          </table:table-cell>
          <table:table-cell office:value-type="float" office:value="121851.698" calcext:value-type="float">
            <text:p>121851.698</text:p>
          </table:table-cell>
          <table:table-cell office:value-type="string" calcext:value-type="string">
            <text:p>愛媛県　松山市平和通２丁目５番４</text:p>
          </table:table-cell>
          <table:table-cell office:value-type="float" office:value="166000" calcext:value-type="float">
            <text:p>166000</text:p>
          </table:table-cell>
        </table:table-row>
        <table:table-row table:style-name="ro1">
          <table:table-cell office:value-type="float" office:value="477913.889" calcext:value-type="float">
            <text:p>477913.889</text:p>
          </table:table-cell>
          <table:table-cell office:value-type="float" office:value="121880.88" calcext:value-type="float">
            <text:p>121880.88</text:p>
          </table:table-cell>
          <table:table-cell office:value-type="string" calcext:value-type="string">
            <text:p>愛媛県　松山市中央１－６－８</text:p>
          </table:table-cell>
          <table:table-cell office:value-type="float" office:value="118000" calcext:value-type="float">
            <text:p>118000</text:p>
          </table:table-cell>
          <table:table-cell/>
          <table:table-cell office:value-type="float" office:value="477806.054" calcext:value-type="float">
            <text:p>477806.054</text:p>
          </table:table-cell>
          <table:table-cell office:value-type="float" office:value="121844.074" calcext:value-type="float">
            <text:p>121844.074</text:p>
          </table:table-cell>
          <table:table-cell office:value-type="string" calcext:value-type="string">
            <text:p>愛媛県　松山市別府町３７７番１２</text:p>
          </table:table-cell>
          <table:table-cell office:value-type="float" office:value="75700" calcext:value-type="float">
            <text:p>75700</text:p>
          </table:table-cell>
        </table:table-row>
        <table:table-row table:style-name="ro1">
          <table:table-cell office:value-type="float" office:value="477888.156" calcext:value-type="float">
            <text:p>477888.156</text:p>
          </table:table-cell>
          <table:table-cell office:value-type="float" office:value="121878.066" calcext:value-type="float">
            <text:p>121878.066</text:p>
          </table:table-cell>
          <table:table-cell office:value-type="string" calcext:value-type="string">
            <text:p>愛媛県　松山市中央２丁目３５番２</text:p>
          </table:table-cell>
          <table:table-cell office:value-type="float" office:value="139000" calcext:value-type="float">
            <text:p>139000</text:p>
          </table:table-cell>
          <table:table-cell/>
          <table:table-cell office:value-type="float" office:value="477882.155" calcext:value-type="float">
            <text:p>477882.155</text:p>
          </table:table-cell>
          <table:table-cell office:value-type="float" office:value="121740.57" calcext:value-type="float">
            <text:p>121740.57</text:p>
          </table:table-cell>
          <table:table-cell office:value-type="string" calcext:value-type="string">
            <text:p>愛媛県　松山市保免西１－３－５</text:p>
          </table:table-cell>
          <table:table-cell office:value-type="float" office:value="101000" calcext:value-type="float">
            <text:p>101000</text:p>
          </table:table-cell>
        </table:table-row>
        <table:table-row table:style-name="ro1">
          <table:table-cell office:value-type="float" office:value="478002.885" calcext:value-type="float">
            <text:p>478002.885</text:p>
          </table:table-cell>
          <table:table-cell office:value-type="float" office:value="121796.326" calcext:value-type="float">
            <text:p>121796.326</text:p>
          </table:table-cell>
          <table:table-cell office:value-type="string" calcext:value-type="string">
            <text:p>愛媛県　松山市中村２－１－２４</text:p>
          </table:table-cell>
          <table:table-cell office:value-type="float" office:value="153000" calcext:value-type="float">
            <text:p>153000</text:p>
          </table:table-cell>
          <table:table-cell/>
          <table:table-cell office:value-type="float" office:value="477981.479" calcext:value-type="float">
            <text:p>477981.479</text:p>
          </table:table-cell>
          <table:table-cell office:value-type="float" office:value="121834.595" calcext:value-type="float">
            <text:p>121834.595</text:p>
          </table:table-cell>
          <table:table-cell office:value-type="string" calcext:value-type="string">
            <text:p>愛媛県　松山市歩行町１丁目８番３</text:p>
          </table:table-cell>
          <table:table-cell office:value-type="float" office:value="197000" calcext:value-type="float">
            <text:p>197000</text:p>
          </table:table-cell>
        </table:table-row>
        <table:table-row table:style-name="ro1">
          <table:table-cell office:value-type="float" office:value="477993.026" calcext:value-type="float">
            <text:p>477993.026</text:p>
          </table:table-cell>
          <table:table-cell office:value-type="float" office:value="121782.737" calcext:value-type="float">
            <text:p>121782.737</text:p>
          </table:table-cell>
          <table:table-cell office:value-type="string" calcext:value-type="string">
            <text:p>愛媛県　松山市中村４－４－２８</text:p>
          </table:table-cell>
          <table:table-cell office:value-type="float" office:value="110000" calcext:value-type="float">
            <text:p>110000</text:p>
          </table:table-cell>
          <table:table-cell/>
          <table:table-cell office:value-type="float" office:value="477749.315" calcext:value-type="float">
            <text:p>477749.315</text:p>
          </table:table-cell>
          <table:table-cell office:value-type="float" office:value="121806.446" calcext:value-type="float">
            <text:p>121806.446</text:p>
          </table:table-cell>
          <table:table-cell office:value-type="string" calcext:value-type="string">
            <text:p>愛媛県　松山市北吉田町１０５５番２</text:p>
          </table:table-cell>
          <table:table-cell office:value-type="float" office:value="50700" calcext:value-type="float">
            <text:p>50700</text:p>
          </table:table-cell>
        </table:table-row>
        <table:table-row table:style-name="ro1">
          <table:table-cell office:value-type="float" office:value="477873.276" calcext:value-type="float">
            <text:p>477873.276</text:p>
          </table:table-cell>
          <table:table-cell office:value-type="float" office:value="121854.224" calcext:value-type="float">
            <text:p>121854.224</text:p>
          </table:table-cell>
          <table:table-cell office:value-type="string" calcext:value-type="string">
            <text:p>愛媛県　松山市朝日ケ丘２－２－２１</text:p>
          </table:table-cell>
          <table:table-cell office:value-type="float" office:value="80300" calcext:value-type="float">
            <text:p>80300</text:p>
          </table:table-cell>
          <table:table-cell/>
          <table:table-cell office:value-type="float" office:value="477733.619" calcext:value-type="float">
            <text:p>477733.619</text:p>
          </table:table-cell>
          <table:table-cell office:value-type="float" office:value="121827.204" calcext:value-type="float">
            <text:p>121827.204</text:p>
          </table:table-cell>
          <table:table-cell office:value-type="string" calcext:value-type="string">
            <text:p>愛媛県　松山市北吉田町７７番３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float" office:value="477898.155" calcext:value-type="float">
            <text:p>477898.155</text:p>
          </table:table-cell>
          <table:table-cell office:value-type="float" office:value="121837.316" calcext:value-type="float">
            <text:p>121837.316</text:p>
          </table:table-cell>
          <table:table-cell office:value-type="string" calcext:value-type="string">
            <text:p>愛媛県　松山市辻町１１－２７</text:p>
          </table:table-cell>
          <table:table-cell office:value-type="float" office:value="122000" calcext:value-type="float">
            <text:p>122000</text:p>
          </table:table-cell>
          <table:table-cell/>
          <table:table-cell office:value-type="float" office:value="477816.397" calcext:value-type="float">
            <text:p>477816.397</text:p>
          </table:table-cell>
          <table:table-cell office:value-type="float" office:value="121820.601" calcext:value-type="float">
            <text:p>121820.601</text:p>
          </table:table-cell>
          <table:table-cell office:value-type="string" calcext:value-type="string">
            <text:p>愛媛県　松山市北斎院町６４３番１</text:p>
          </table:table-cell>
          <table:table-cell office:value-type="float" office:value="116000" calcext:value-type="float">
            <text:p>116000</text:p>
          </table:table-cell>
        </table:table-row>
        <table:table-row table:style-name="ro1">
          <table:table-cell office:value-type="float" office:value="477880.916" calcext:value-type="float">
            <text:p>477880.916</text:p>
          </table:table-cell>
          <table:table-cell office:value-type="float" office:value="121757.178" calcext:value-type="float">
            <text:p>121757.178</text:p>
          </table:table-cell>
          <table:table-cell office:value-type="string" calcext:value-type="string">
            <text:p>愛媛県　松山市土居田町５１９番１０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477985.676" calcext:value-type="float">
            <text:p>477985.676</text:p>
          </table:table-cell>
          <table:table-cell office:value-type="float" office:value="122321.894" calcext:value-type="float">
            <text:p>122321.894</text:p>
          </table:table-cell>
          <table:table-cell office:value-type="string" calcext:value-type="string">
            <text:p>愛媛県　松山市北条１０７１番３</text:p>
          </table:table-cell>
          <table:table-cell office:value-type="float" office:value="41400" calcext:value-type="float">
            <text:p>41400</text:p>
          </table:table-cell>
        </table:table-row>
        <table:table-row table:style-name="ro1">
          <table:table-cell office:value-type="float" office:value="477865.946" calcext:value-type="float">
            <text:p>477865.946</text:p>
          </table:table-cell>
          <table:table-cell office:value-type="float" office:value="121769.659" calcext:value-type="float">
            <text:p>121769.659</text:p>
          </table:table-cell>
          <table:table-cell office:value-type="string" calcext:value-type="string">
            <text:p>愛媛県　松山市土居田町７３７番５</text:p>
          </table:table-cell>
          <table:table-cell office:value-type="float" office:value="108000" calcext:value-type="float">
            <text:p>108000</text:p>
          </table:table-cell>
          <table:table-cell/>
          <table:table-cell office:value-type="float" office:value="477985.658" calcext:value-type="float">
            <text:p>477985.658</text:p>
          </table:table-cell>
          <table:table-cell office:value-type="float" office:value="122307.926" calcext:value-type="float">
            <text:p>122307.926</text:p>
          </table:table-cell>
          <table:table-cell office:value-type="string" calcext:value-type="string">
            <text:p>愛媛県　松山市北条辻１４０６番１外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78001.291" calcext:value-type="float">
            <text:p>478001.291</text:p>
          </table:table-cell>
          <table:table-cell office:value-type="float" office:value="121849.72" calcext:value-type="float">
            <text:p>121849.72</text:p>
          </table:table-cell>
          <table:table-cell office:value-type="string" calcext:value-type="string">
            <text:p>愛媛県　松山市東一万町２番</text:p>
          </table:table-cell>
          <table:table-cell office:value-type="float" office:value="209000" calcext:value-type="float">
            <text:p>209000</text:p>
          </table:table-cell>
          <table:table-cell/>
          <table:table-cell office:value-type="float" office:value="477999.778" calcext:value-type="float">
            <text:p>477999.778</text:p>
          </table:table-cell>
          <table:table-cell office:value-type="float" office:value="122297.735" calcext:value-type="float">
            <text:p>122297.735</text:p>
          </table:table-cell>
          <table:table-cell office:value-type="string" calcext:value-type="string">
            <text:p>愛媛県　松山市北条辻４５３番８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1">
          <table:table-cell office:value-type="float" office:value="477999.207" calcext:value-type="float">
            <text:p>477999.207</text:p>
          </table:table-cell>
          <table:table-cell office:value-type="float" office:value="121737.207" calcext:value-type="float">
            <text:p>121737.207</text:p>
          </table:table-cell>
          <table:table-cell office:value-type="string" calcext:value-type="string">
            <text:p>愛媛県　松山市東石井２－２１－１１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477920.729" calcext:value-type="float">
            <text:p>477920.729</text:p>
          </table:table-cell>
          <table:table-cell office:value-type="float" office:value="121834.112" calcext:value-type="float">
            <text:p>121834.112</text:p>
          </table:table-cell>
          <table:table-cell office:value-type="string" calcext:value-type="string">
            <text:p>愛媛県　松山市味酒町２丁目３番３０</text:p>
          </table:table-cell>
          <table:table-cell office:value-type="float" office:value="146000" calcext:value-type="float">
            <text:p>146000</text:p>
          </table:table-cell>
        </table:table-row>
        <table:table-row table:style-name="ro1">
          <table:table-cell office:value-type="float" office:value="477896.723" calcext:value-type="float">
            <text:p>477896.723</text:p>
          </table:table-cell>
          <table:table-cell office:value-type="float" office:value="121938.202" calcext:value-type="float">
            <text:p>121938.202</text:p>
          </table:table-cell>
          <table:table-cell office:value-type="string" calcext:value-type="string">
            <text:p>愛媛県　松山市東長戸３－１０－１８</text:p>
          </table:table-cell>
          <table:table-cell office:value-type="float" office:value="99000" calcext:value-type="float">
            <text:p>99000</text:p>
          </table:table-cell>
          <table:table-cell/>
          <table:table-cell office:value-type="float" office:value="477969.368" calcext:value-type="float">
            <text:p>477969.368</text:p>
          </table:table-cell>
          <table:table-cell office:value-type="float" office:value="121801.01" calcext:value-type="float">
            <text:p>121801.01</text:p>
          </table:table-cell>
          <table:table-cell office:value-type="string" calcext:value-type="string">
            <text:p>愛媛県　松山市柳井町１丁目９番７</text:p>
          </table:table-cell>
          <table:table-cell office:value-type="float" office:value="149000" calcext:value-type="float">
            <text:p>149000</text:p>
          </table:table-cell>
        </table:table-row>
        <table:table-row table:style-name="ro1">
          <table:table-cell office:value-type="float" office:value="477906.328" calcext:value-type="float">
            <text:p>477906.328</text:p>
          </table:table-cell>
          <table:table-cell office:value-type="float" office:value="121930.256" calcext:value-type="float">
            <text:p>121930.256</text:p>
          </table:table-cell>
          <table:table-cell office:value-type="string" calcext:value-type="string">
            <text:p>愛媛県　松山市東長戸４－４－３８</text:p>
          </table:table-cell>
          <table:table-cell office:value-type="float" office:value="122000" calcext:value-type="float">
            <text:p>122000</text:p>
          </table:table-cell>
          <table:table-cell/>
          <table:table-cell office:value-type="float" office:value="477850.493" calcext:value-type="float">
            <text:p>477850.493</text:p>
          </table:table-cell>
          <table:table-cell office:value-type="float" office:value="121728.712" calcext:value-type="float">
            <text:p>121728.712</text:p>
          </table:table-cell>
          <table:table-cell office:value-type="string" calcext:value-type="string">
            <text:p>愛媛県　松山市余戸東１－２－２０</text:p>
          </table:table-cell>
          <table:table-cell office:value-type="float" office:value="101000" calcext:value-type="float">
            <text:p>101000</text:p>
          </table:table-cell>
        </table:table-row>
        <table:table-row table:style-name="ro1">
          <table:table-cell office:value-type="float" office:value="478082.59" calcext:value-type="float">
            <text:p>478082.59</text:p>
          </table:table-cell>
          <table:table-cell office:value-type="float" office:value="121827.539" calcext:value-type="float">
            <text:p>121827.539</text:p>
          </table:table-cell>
          <table:table-cell office:value-type="string" calcext:value-type="string">
            <text:p>愛媛県　松山市東野５－７－２３</text:p>
          </table:table-cell>
          <table:table-cell office:value-type="float" office:value="104000" calcext:value-type="float">
            <text:p>104000</text:p>
          </table:table-cell>
          <table:table-cell/>
          <table:table-cell office:value-type="float" office:value="478057.19" calcext:value-type="float">
            <text:p>478057.19</text:p>
          </table:table-cell>
          <table:table-cell office:value-type="float" office:value="121717.393" calcext:value-type="float">
            <text:p>121717.393</text:p>
          </table:table-cell>
          <table:table-cell office:value-type="string" calcext:value-type="string">
            <text:p>愛媛県　松山市来住町１４８８番１３</text:p>
          </table:table-cell>
          <table:table-cell office:value-type="float" office:value="97600" calcext:value-type="float">
            <text:p>97600</text:p>
          </table:table-cell>
        </table:table-row>
        <table:table-row table:style-name="ro1">
          <table:table-cell office:value-type="float" office:value="478021.049" calcext:value-type="float">
            <text:p>478021.049</text:p>
          </table:table-cell>
          <table:table-cell office:value-type="float" office:value="121824.232" calcext:value-type="float">
            <text:p>121824.232</text:p>
          </table:table-cell>
          <table:table-cell office:value-type="string" calcext:value-type="string">
            <text:p>愛媛県　松山市湯渡町８－１１</text:p>
          </table:table-cell>
          <table:table-cell office:value-type="float" office:value="114000" calcext:value-type="float">
            <text:p>114000</text:p>
          </table:table-cell>
          <table:table-cell/>
          <table:table-cell office:value-type="float" office:value="478093.345" calcext:value-type="float">
            <text:p>478093.345</text:p>
          </table:table-cell>
          <table:table-cell office:value-type="float" office:value="121712.713" calcext:value-type="float">
            <text:p>121712.713</text:p>
          </table:table-cell>
          <table:table-cell office:value-type="string" calcext:value-type="string">
            <text:p>愛媛県　松山市来住町４８５番１外</text:p>
          </table:table-cell>
          <table:table-cell office:value-type="float" office:value="109000" calcext:value-type="float">
            <text:p>109000</text:p>
          </table:table-cell>
        </table:table-row>
        <table:table-row table:style-name="ro1">
          <table:table-cell office:value-type="float" office:value="477999.484" calcext:value-type="float">
            <text:p>477999.484</text:p>
          </table:table-cell>
          <table:table-cell office:value-type="float" office:value="121858.794" calcext:value-type="float">
            <text:p>121858.794</text:p>
          </table:table-cell>
          <table:table-cell office:value-type="string" calcext:value-type="string">
            <text:p>愛媛県　松山市道後今市３－２２</text:p>
          </table:table-cell>
          <table:table-cell office:value-type="float" office:value="137000" calcext:value-type="float">
            <text:p>137000</text:p>
          </table:table-cell>
          <table:table-cell/>
          <table:table-cell office:value-type="float" office:value="477972.436" calcext:value-type="float">
            <text:p>477972.436</text:p>
          </table:table-cell>
          <table:table-cell office:value-type="float" office:value="121849.142" calcext:value-type="float">
            <text:p>121849.142</text:p>
          </table:table-cell>
          <table:table-cell office:value-type="string" calcext:value-type="string">
            <text:p>愛媛県　松山市緑町２丁目８番３１</text:p>
          </table:table-cell>
          <table:table-cell office:value-type="float" office:value="159000" calcext:value-type="float">
            <text:p>159000</text:p>
          </table:table-cell>
        </table:table-row>
        <table:table-row table:style-name="ro1">
          <table:table-cell office:value-type="float" office:value="478028.637" calcext:value-type="float">
            <text:p>478028.637</text:p>
          </table:table-cell>
          <table:table-cell office:value-type="float" office:value="121866.754" calcext:value-type="float">
            <text:p>121866.754</text:p>
          </table:table-cell>
          <table:table-cell office:value-type="string" calcext:value-type="string">
            <text:p>愛媛県　松山市道後湯之町１３－１７</text:p>
          </table:table-cell>
          <table:table-cell office:value-type="float" office:value="165000" calcext:value-type="float">
            <text:p>165000</text:p>
          </table:table-cell>
          <table:table-cell/>
          <table:table-cell office:value-type="float" office:value="477902.689" calcext:value-type="float">
            <text:p>477902.689</text:p>
          </table:table-cell>
          <table:table-cell office:value-type="float" office:value="121865.638" calcext:value-type="float">
            <text:p>121865.638</text:p>
          </table:table-cell>
          <table:table-cell office:value-type="string" calcext:value-type="string">
            <text:p>愛媛県　松山市六軒家町３－１４</text:p>
          </table:table-cell>
          <table:table-cell office:value-type="float" office:value="109000" calcext:value-type="float">
            <text:p>109000</text:p>
          </table:table-cell>
        </table:table-row>
        <table:table-row table:style-name="ro1">
          <table:table-cell office:value-type="float" office:value="477820.623" calcext:value-type="float">
            <text:p>477820.623</text:p>
          </table:table-cell>
          <table:table-cell office:value-type="float" office:value="121912.341" calcext:value-type="float">
            <text:p>121912.341</text:p>
          </table:table-cell>
          <table:table-cell office:value-type="string" calcext:value-type="string">
            <text:p>愛媛県　松山市内浜町５－１４</text:p>
          </table:table-cell>
          <table:table-cell office:value-type="float" office:value="93000" calcext:value-type="float">
            <text:p>93000</text:p>
          </table:table-cell>
          <table:table-cell/>
          <table:table-cell office:value-type="float" office:value="477960.649" calcext:value-type="float">
            <text:p>477960.649</text:p>
          </table:table-cell>
          <table:table-cell office:value-type="float" office:value="122198.879" calcext:value-type="float">
            <text:p>122198.879</text:p>
          </table:table-cell>
          <table:table-cell office:value-type="string" calcext:value-type="string">
            <text:p>愛媛県　松山市苞木甲３番６</text:p>
          </table:table-cell>
          <table:table-cell office:value-type="float" office:value="38700" calcext:value-type="float">
            <text:p>38700</text:p>
          </table:table-cell>
        </table:table-row>
        <table:table-row table:style-name="ro1">
          <table:table-cell office:value-type="float" office:value="477762.353" calcext:value-type="float">
            <text:p>477762.353</text:p>
          </table:table-cell>
          <table:table-cell office:value-type="float" office:value="121771.502" calcext:value-type="float">
            <text:p>121771.502</text:p>
          </table:table-cell>
          <table:table-cell office:value-type="string" calcext:value-type="string">
            <text:p>愛媛県　松山市南吉田町１０３０番７</text:p>
          </table:table-cell>
          <table:table-cell office:value-type="float" office:value="79800" calcext:value-type="float">
            <text:p>79800</text:p>
          </table:table-cell>
          <table:table-cell/>
          <table:table-cell office:value-type="float" office:value="478443.794" calcext:value-type="float">
            <text:p>478443.794</text:p>
          </table:table-cell>
          <table:table-cell office:value-type="float" office:value="121152.168" calcext:value-type="float">
            <text:p>121152.168</text:p>
          </table:table-cell>
          <table:table-cell office:value-type="string" calcext:value-type="string">
            <text:p>愛媛県　上浮穴郡久万高原町久万１４５１番２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float" office:value="477722.011" calcext:value-type="float">
            <text:p>477722.011</text:p>
          </table:table-cell>
          <table:table-cell office:value-type="float" office:value="121760.6" calcext:value-type="float">
            <text:p>121760.6</text:p>
          </table:table-cell>
          <table:table-cell office:value-type="string" calcext:value-type="string">
            <text:p>愛媛県　松山市南吉田町２２８４番１</text:p>
          </table:table-cell>
          <table:table-cell office:value-type="float" office:value="43300" calcext:value-type="float">
            <text:p>43300</text:p>
          </table:table-cell>
          <table:table-cell/>
          <table:table-cell office:value-type="float" office:value="478442.542" calcext:value-type="float">
            <text:p>478442.542</text:p>
          </table:table-cell>
          <table:table-cell office:value-type="float" office:value="121167.454" calcext:value-type="float">
            <text:p>121167.454</text:p>
          </table:table-cell>
          <table:table-cell office:value-type="string" calcext:value-type="string">
            <text:p>愛媛県　上浮穴郡久万高原町久万２６７番１</text:p>
          </table:table-cell>
          <table:table-cell office:value-type="float" office:value="42400" calcext:value-type="float">
            <text:p>42400</text:p>
          </table:table-cell>
        </table:table-row>
        <table:table-row table:style-name="ro1">
          <table:table-cell office:value-type="float" office:value="477700.943" calcext:value-type="float">
            <text:p>477700.943</text:p>
          </table:table-cell>
          <table:table-cell office:value-type="float" office:value="121768.755" calcext:value-type="float">
            <text:p>121768.755</text:p>
          </table:table-cell>
          <table:table-cell office:value-type="string" calcext:value-type="string">
            <text:p>愛媛県　松山市南吉田町２７９８番５０</text:p>
          </table:table-cell>
          <table:table-cell office:value-type="float" office:value="32800" calcext:value-type="float">
            <text:p>32800</text:p>
          </table:table-cell>
          <table:table-cell/>
          <table:table-cell office:value-type="float" office:value="478376.413" calcext:value-type="float">
            <text:p>478376.413</text:p>
          </table:table-cell>
          <table:table-cell office:value-type="float" office:value="121262.519" calcext:value-type="float">
            <text:p>121262.519</text:p>
          </table:table-cell>
          <table:table-cell office:value-type="string" calcext:value-type="string">
            <text:p>愛媛県　上浮穴郡久万高原町東明神甲１０９０番１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float" office:value="478093.747" calcext:value-type="float">
            <text:p>478093.747</text:p>
          </table:table-cell>
          <table:table-cell office:value-type="float" office:value="121742.692" calcext:value-type="float">
            <text:p>121742.692</text:p>
          </table:table-cell>
          <table:table-cell office:value-type="string" calcext:value-type="string">
            <text:p>愛媛県　松山市南久米町１５５番７</text:p>
          </table:table-cell>
          <table:table-cell office:value-type="float" office:value="125000" calcext:value-type="float">
            <text:p>125000</text:p>
          </table:table-cell>
          <table:table-cell/>
          <table:table-cell office:value-type="float" office:value="480062.322" calcext:value-type="float">
            <text:p>480062.322</text:p>
          </table:table-cell>
          <table:table-cell office:value-type="float" office:value="122330.29" calcext:value-type="float">
            <text:p>122330.29</text:p>
          </table:table-cell>
          <table:table-cell office:value-type="string" calcext:value-type="string">
            <text:p>愛媛県　新居浜市阿島１－４－５６</text:p>
          </table:table-cell>
          <table:table-cell office:value-type="float" office:value="19600" calcext:value-type="float">
            <text:p>19600</text:p>
          </table:table-cell>
        </table:table-row>
        <table:table-row table:style-name="ro1">
          <table:table-cell office:value-type="float" office:value="478081.62" calcext:value-type="float">
            <text:p>478081.62</text:p>
          </table:table-cell>
          <table:table-cell office:value-type="float" office:value="121742.967" calcext:value-type="float">
            <text:p>121742.967</text:p>
          </table:table-cell>
          <table:table-cell office:value-type="string" calcext:value-type="string">
            <text:p>愛媛県　松山市南久米町１７６番１０</text:p>
          </table:table-cell>
          <table:table-cell office:value-type="float" office:value="109000" calcext:value-type="float">
            <text:p>109000</text:p>
          </table:table-cell>
          <table:table-cell/>
          <table:table-cell office:value-type="float" office:value="479803.081" calcext:value-type="float">
            <text:p>479803.081</text:p>
          </table:table-cell>
          <table:table-cell office:value-type="float" office:value="122248.191" calcext:value-type="float">
            <text:p>122248.191</text:p>
          </table:table-cell>
          <table:table-cell office:value-type="string" calcext:value-type="string">
            <text:p>愛媛県　新居浜市一宮町２－６－２３</text:p>
          </table:table-cell>
          <table:table-cell office:value-type="float" office:value="64800" calcext:value-type="float">
            <text:p>64800</text:p>
          </table:table-cell>
        </table:table-row>
        <table:table-row table:style-name="ro1">
          <table:table-cell office:value-type="float" office:value="478100.235" calcext:value-type="float">
            <text:p>478100.235</text:p>
          </table:table-cell>
          <table:table-cell office:value-type="float" office:value="121712.615" calcext:value-type="float">
            <text:p>121712.615</text:p>
          </table:table-cell>
          <table:table-cell office:value-type="string" calcext:value-type="string">
            <text:p>愛媛県　松山市南久米町６７３番５外</text:p>
          </table:table-cell>
          <table:table-cell office:value-type="float" office:value="133000" calcext:value-type="float">
            <text:p>133000</text:p>
          </table:table-cell>
          <table:table-cell/>
          <table:table-cell office:value-type="float" office:value="479812.069" calcext:value-type="float">
            <text:p>479812.069</text:p>
          </table:table-cell>
          <table:table-cell office:value-type="float" office:value="122180.281" calcext:value-type="float">
            <text:p>122180.281</text:p>
          </table:table-cell>
          <table:table-cell office:value-type="string" calcext:value-type="string">
            <text:p>愛媛県　新居浜市横水町６－２１</text:p>
          </table:table-cell>
          <table:table-cell office:value-type="float" office:value="37800" calcext:value-type="float">
            <text:p>37800</text:p>
          </table:table-cell>
        </table:table-row>
        <table:table-row table:style-name="ro1">
          <table:table-cell office:value-type="float" office:value="477827.586" calcext:value-type="float">
            <text:p>477827.586</text:p>
          </table:table-cell>
          <table:table-cell office:value-type="float" office:value="121793.381" calcext:value-type="float">
            <text:p>121793.381</text:p>
          </table:table-cell>
          <table:table-cell office:value-type="string" calcext:value-type="string">
            <text:p>愛媛県　松山市南斎院町７３２番５外</text:p>
          </table:table-cell>
          <table:table-cell office:value-type="float" office:value="95000" calcext:value-type="float">
            <text:p>95000</text:p>
          </table:table-cell>
          <table:table-cell/>
          <table:table-cell office:value-type="float" office:value="479784.852" calcext:value-type="float">
            <text:p>479784.852</text:p>
          </table:table-cell>
          <table:table-cell office:value-type="float" office:value="122228.914" calcext:value-type="float">
            <text:p>122228.914</text:p>
          </table:table-cell>
          <table:table-cell office:value-type="string" calcext:value-type="string">
            <text:p>愛媛県　新居浜市河内町１０－１２</text:p>
          </table:table-cell>
          <table:table-cell office:value-type="float" office:value="66500" calcext:value-type="float">
            <text:p>66500</text:p>
          </table:table-cell>
        </table:table-row>
        <table:table-row table:style-name="ro1">
          <table:table-cell office:value-type="float" office:value="477997.216" calcext:value-type="float">
            <text:p>477997.216</text:p>
          </table:table-cell>
          <table:table-cell office:value-type="float" office:value="121830.594" calcext:value-type="float">
            <text:p>121830.594</text:p>
          </table:table-cell>
          <table:table-cell office:value-type="string" calcext:value-type="string">
            <text:p>愛媛県　松山市南持田町４０番１外</text:p>
          </table:table-cell>
          <table:table-cell office:value-type="float" office:value="172000" calcext:value-type="float">
            <text:p>172000</text:p>
          </table:table-cell>
          <table:table-cell/>
          <table:table-cell office:value-type="float" office:value="479823.671" calcext:value-type="float">
            <text:p>479823.671</text:p>
          </table:table-cell>
          <table:table-cell office:value-type="float" office:value="122297.224" calcext:value-type="float">
            <text:p>122297.224</text:p>
          </table:table-cell>
          <table:table-cell office:value-type="string" calcext:value-type="string">
            <text:p>愛媛県　新居浜市菊本町１丁目甲７０３番６外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77979.108" calcext:value-type="float">
            <text:p>477979.108</text:p>
          </table:table-cell>
          <table:table-cell office:value-type="float" office:value="121821.834" calcext:value-type="float">
            <text:p>121821.834</text:p>
          </table:table-cell>
          <table:table-cell office:value-type="string" calcext:value-type="string">
            <text:p>愛媛県　松山市二番町２丁目７番２３</text:p>
          </table:table-cell>
          <table:table-cell office:value-type="float" office:value="358000" calcext:value-type="float">
            <text:p>358000</text:p>
          </table:table-cell>
          <table:table-cell/>
          <table:table-cell office:value-type="float" office:value="479806.175" calcext:value-type="float">
            <text:p>479806.175</text:p>
          </table:table-cell>
          <table:table-cell office:value-type="float" office:value="122237.046" calcext:value-type="float">
            <text:p>122237.046</text:p>
          </table:table-cell>
          <table:table-cell office:value-type="string" calcext:value-type="string">
            <text:p>愛媛県　新居浜市久保田町２－１２－３８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float" office:value="477821.112" calcext:value-type="float">
            <text:p>477821.112</text:p>
          </table:table-cell>
          <table:table-cell office:value-type="float" office:value="121762.015" calcext:value-type="float">
            <text:p>121762.015</text:p>
          </table:table-cell>
          <table:table-cell office:value-type="string" calcext:value-type="string">
            <text:p>愛媛県　松山市富久町２９５番１５</text:p>
          </table:table-cell>
          <table:table-cell office:value-type="float" office:value="101000" calcext:value-type="float">
            <text:p>101000</text:p>
          </table:table-cell>
          <table:table-cell/>
          <table:table-cell office:value-type="float" office:value="479898.626" calcext:value-type="float">
            <text:p>479898.626</text:p>
          </table:table-cell>
          <table:table-cell office:value-type="float" office:value="122261.015" calcext:value-type="float">
            <text:p>122261.015</text:p>
          </table:table-cell>
          <table:table-cell office:value-type="string" calcext:value-type="string">
            <text:p>愛媛県　新居浜市郷１－１６－１５</text:p>
          </table:table-cell>
          <table:table-cell office:value-type="float" office:value="38100" calcext:value-type="float">
            <text:p>38100</text:p>
          </table:table-cell>
        </table:table-row>
        <table:table-row table:style-name="ro1">
          <table:table-cell office:value-type="float" office:value="478178.523" calcext:value-type="float">
            <text:p>478178.523</text:p>
          </table:table-cell>
          <table:table-cell office:value-type="float" office:value="121722.537" calcext:value-type="float">
            <text:p>121722.537</text:p>
          </table:table-cell>
          <table:table-cell office:value-type="string" calcext:value-type="string">
            <text:p>愛媛県　松山市平井町甲１６４４番１</text:p>
          </table:table-cell>
          <table:table-cell office:value-type="float" office:value="60500" calcext:value-type="float">
            <text:p>60500</text:p>
          </table:table-cell>
          <table:table-cell/>
          <table:table-cell office:value-type="float" office:value="480022.776" calcext:value-type="float">
            <text:p>480022.776</text:p>
          </table:table-cell>
          <table:table-cell office:value-type="float" office:value="122346.925" calcext:value-type="float">
            <text:p>122346.925</text:p>
          </table:table-cell>
          <table:table-cell office:value-type="string" calcext:value-type="string">
            <text:p>愛媛県　新居浜市黒島１－５－５４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478224.345" calcext:value-type="float">
            <text:p>478224.345</text:p>
          </table:table-cell>
          <table:table-cell office:value-type="float" office:value="121710.733" calcext:value-type="float">
            <text:p>121710.733</text:p>
          </table:table-cell>
          <table:table-cell office:value-type="string" calcext:value-type="string">
            <text:p>愛媛県　松山市平井町甲３６６０番１</text:p>
          </table:table-cell>
          <table:table-cell office:value-type="float" office:value="87000" calcext:value-type="float">
            <text:p>87000</text:p>
          </table:table-cell>
          <table:table-cell/>
          <table:table-cell office:value-type="float" office:value="479842.22" calcext:value-type="float">
            <text:p>479842.22</text:p>
          </table:table-cell>
          <table:table-cell office:value-type="float" office:value="122213.141" calcext:value-type="float">
            <text:p>122213.141</text:p>
          </table:table-cell>
          <table:table-cell office:value-type="string" calcext:value-type="string">
            <text:p>愛媛県　新居浜市坂井町１－５－８</text:p>
          </table:table-cell>
          <table:table-cell office:value-type="float" office:value="87400" calcext:value-type="float">
            <text:p>87400</text:p>
          </table:table-cell>
        </table:table-row>
        <table:table-row table:style-name="ro1">
          <table:table-cell office:value-type="float" office:value="477972.925" calcext:value-type="float">
            <text:p>477972.925</text:p>
          </table:table-cell>
          <table:table-cell office:value-type="float" office:value="121851.699" calcext:value-type="float">
            <text:p>121851.699</text:p>
          </table:table-cell>
          <table:table-cell office:value-type="string" calcext:value-type="string">
            <text:p>愛媛県　松山市平和通２丁目５番４</text:p>
          </table:table-cell>
          <table:table-cell office:value-type="float" office:value="189000" calcext:value-type="float">
            <text:p>189000</text:p>
          </table:table-cell>
          <table:table-cell/>
          <table:table-cell office:value-type="float" office:value="479856.348" calcext:value-type="float">
            <text:p>479856.348</text:p>
          </table:table-cell>
          <table:table-cell office:value-type="float" office:value="122217.188" calcext:value-type="float">
            <text:p>122217.188</text:p>
          </table:table-cell>
          <table:table-cell office:value-type="string" calcext:value-type="string">
            <text:p>愛媛県　新居浜市坂井町２－５－２４</text:p>
          </table:table-cell>
          <table:table-cell office:value-type="float" office:value="74500" calcext:value-type="float">
            <text:p>74500</text:p>
          </table:table-cell>
        </table:table-row>
        <table:table-row table:style-name="ro1">
          <table:table-cell office:value-type="float" office:value="477814.386" calcext:value-type="float">
            <text:p>477814.386</text:p>
          </table:table-cell>
          <table:table-cell office:value-type="float" office:value="121844.54" calcext:value-type="float">
            <text:p>121844.54</text:p>
          </table:table-cell>
          <table:table-cell office:value-type="string" calcext:value-type="string">
            <text:p>愛媛県　松山市別府町１５６番２</text:p>
          </table:table-cell>
          <table:table-cell office:value-type="float" office:value="94000" calcext:value-type="float">
            <text:p>94000</text:p>
          </table:table-cell>
          <table:table-cell/>
          <table:table-cell office:value-type="float" office:value="479873.232" calcext:value-type="float">
            <text:p>479873.232</text:p>
          </table:table-cell>
          <table:table-cell office:value-type="float" office:value="122290.715" calcext:value-type="float">
            <text:p>122290.715</text:p>
          </table:table-cell>
          <table:table-cell office:value-type="string" calcext:value-type="string">
            <text:p>愛媛県　新居浜市桜木町１６－７４</text:p>
          </table:table-cell>
          <table:table-cell office:value-type="float" office:value="45900" calcext:value-type="float">
            <text:p>45900</text:p>
          </table:table-cell>
        </table:table-row>
        <table:table-row table:style-name="ro1">
          <table:table-cell office:value-type="float" office:value="477804.945" calcext:value-type="float">
            <text:p>477804.945</text:p>
          </table:table-cell>
          <table:table-cell office:value-type="float" office:value="121851.357" calcext:value-type="float">
            <text:p>121851.357</text:p>
          </table:table-cell>
          <table:table-cell office:value-type="string" calcext:value-type="string">
            <text:p>愛媛県　松山市別府町３９１番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479797.981" calcext:value-type="float">
            <text:p>479797.981</text:p>
          </table:table-cell>
          <table:table-cell office:value-type="float" office:value="122278.064" calcext:value-type="float">
            <text:p>122278.064</text:p>
          </table:table-cell>
          <table:table-cell office:value-type="string" calcext:value-type="string">
            <text:p>愛媛県　新居浜市若水町１－９－１８</text:p>
          </table:table-cell>
          <table:table-cell office:value-type="float" office:value="46700" calcext:value-type="float">
            <text:p>46700</text:p>
          </table:table-cell>
        </table:table-row>
        <table:table-row table:style-name="ro1">
          <table:table-cell office:value-type="float" office:value="477899.599" calcext:value-type="float">
            <text:p>477899.599</text:p>
          </table:table-cell>
          <table:table-cell office:value-type="float" office:value="121740.267" calcext:value-type="float">
            <text:p>121740.267</text:p>
          </table:table-cell>
          <table:table-cell office:value-type="string" calcext:value-type="string">
            <text:p>愛媛県　松山市保免上２－１０－２６</text:p>
          </table:table-cell>
          <table:table-cell office:value-type="float" office:value="95000" calcext:value-type="float">
            <text:p>95000</text:p>
          </table:table-cell>
          <table:table-cell/>
          <table:table-cell office:value-type="float" office:value="479873.322" calcext:value-type="float">
            <text:p>479873.322</text:p>
          </table:table-cell>
          <table:table-cell office:value-type="float" office:value="122246.431" calcext:value-type="float">
            <text:p>122246.431</text:p>
          </table:table-cell>
          <table:table-cell office:value-type="string" calcext:value-type="string">
            <text:p>愛媛県　新居浜市庄内町３－１２－５</text:p>
          </table:table-cell>
          <table:table-cell office:value-type="float" office:value="52400" calcext:value-type="float">
            <text:p>52400</text:p>
          </table:table-cell>
        </table:table-row>
        <table:table-row table:style-name="ro1">
          <table:table-cell office:value-type="float" office:value="477882" calcext:value-type="float">
            <text:p>477882</text:p>
          </table:table-cell>
          <table:table-cell office:value-type="float" office:value="121740.157" calcext:value-type="float">
            <text:p>121740.157</text:p>
          </table:table-cell>
          <table:table-cell office:value-type="string" calcext:value-type="string">
            <text:p>愛媛県　松山市保免西１－３－５</text:p>
          </table:table-cell>
          <table:table-cell office:value-type="float" office:value="117000" calcext:value-type="float">
            <text:p>117000</text:p>
          </table:table-cell>
          <table:table-cell/>
          <table:table-cell office:value-type="float" office:value="479969.453" calcext:value-type="float">
            <text:p>479969.453</text:p>
          </table:table-cell>
          <table:table-cell office:value-type="float" office:value="122308.211" calcext:value-type="float">
            <text:p>122308.211</text:p>
          </table:table-cell>
          <table:table-cell office:value-type="string" calcext:value-type="string">
            <text:p>愛媛県　新居浜市松神子２－５－１４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1">
          <table:table-cell office:value-type="float" office:value="477882.84" calcext:value-type="float">
            <text:p>477882.84</text:p>
          </table:table-cell>
          <table:table-cell office:value-type="float" office:value="121728.397" calcext:value-type="float">
            <text:p>121728.397</text:p>
          </table:table-cell>
          <table:table-cell office:value-type="string" calcext:value-type="string">
            <text:p>愛媛県　松山市保免西３－３－５３</text:p>
          </table:table-cell>
          <table:table-cell office:value-type="float" office:value="86000" calcext:value-type="float">
            <text:p>86000</text:p>
          </table:table-cell>
          <table:table-cell/>
          <table:table-cell office:value-type="float" office:value="479835.961" calcext:value-type="float">
            <text:p>479835.961</text:p>
          </table:table-cell>
          <table:table-cell office:value-type="float" office:value="122288.062" calcext:value-type="float">
            <text:p>122288.062</text:p>
          </table:table-cell>
          <table:table-cell office:value-type="string" calcext:value-type="string">
            <text:p>愛媛県　新居浜市新須賀町２－６－８</text:p>
          </table:table-cell>
          <table:table-cell office:value-type="float" office:value="41800" calcext:value-type="float">
            <text:p>41800</text:p>
          </table:table-cell>
        </table:table-row>
        <table:table-row table:style-name="ro1">
          <table:table-cell office:value-type="float" office:value="477981.479" calcext:value-type="float">
            <text:p>477981.479</text:p>
          </table:table-cell>
          <table:table-cell office:value-type="float" office:value="121834.594" calcext:value-type="float">
            <text:p>121834.594</text:p>
          </table:table-cell>
          <table:table-cell office:value-type="string" calcext:value-type="string">
            <text:p>愛媛県　松山市歩行町１丁目８番３</text:p>
          </table:table-cell>
          <table:table-cell office:value-type="float" office:value="220000" calcext:value-type="float">
            <text:p>220000</text:p>
          </table:table-cell>
          <table:table-cell/>
          <table:table-cell office:value-type="float" office:value="479756.819" calcext:value-type="float">
            <text:p>479756.819</text:p>
          </table:table-cell>
          <table:table-cell office:value-type="float" office:value="122250.902" calcext:value-type="float">
            <text:p>122250.902</text:p>
          </table:table-cell>
          <table:table-cell office:value-type="string" calcext:value-type="string">
            <text:p>愛媛県　新居浜市新田町１－６－３</text:p>
          </table:table-cell>
          <table:table-cell office:value-type="float" office:value="45200" calcext:value-type="float">
            <text:p>45200</text:p>
          </table:table-cell>
        </table:table-row>
        <table:table-row table:style-name="ro1">
          <table:table-cell office:value-type="float" office:value="477749.315" calcext:value-type="float">
            <text:p>477749.315</text:p>
          </table:table-cell>
          <table:table-cell office:value-type="float" office:value="121806.447" calcext:value-type="float">
            <text:p>121806.447</text:p>
          </table:table-cell>
          <table:table-cell office:value-type="string" calcext:value-type="string">
            <text:p>愛媛県　松山市北吉田町１０５５番２</text:p>
          </table:table-cell>
          <table:table-cell office:value-type="float" office:value="65000" calcext:value-type="float">
            <text:p>65000</text:p>
          </table:table-cell>
          <table:table-cell/>
          <table:table-cell office:value-type="float" office:value="479951.759" calcext:value-type="float">
            <text:p>479951.759</text:p>
          </table:table-cell>
          <table:table-cell office:value-type="float" office:value="122168.032" calcext:value-type="float">
            <text:p>122168.032</text:p>
          </table:table-cell>
          <table:table-cell office:value-type="string" calcext:value-type="string">
            <text:p>愛媛県　新居浜市船木字国領甲４８３９番４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477733.652" calcext:value-type="float">
            <text:p>477733.652</text:p>
          </table:table-cell>
          <table:table-cell office:value-type="float" office:value="121827.249" calcext:value-type="float">
            <text:p>121827.249</text:p>
          </table:table-cell>
          <table:table-cell office:value-type="string" calcext:value-type="string">
            <text:p>愛媛県　松山市北吉田町７７番３</text:p>
          </table:table-cell>
          <table:table-cell office:value-type="float" office:value="24500" calcext:value-type="float">
            <text:p>24500</text:p>
          </table:table-cell>
          <table:table-cell/>
          <table:table-cell office:value-type="float" office:value="480024.576" calcext:value-type="float">
            <text:p>480024.576</text:p>
          </table:table-cell>
          <table:table-cell office:value-type="float" office:value="122312.524" calcext:value-type="float">
            <text:p>122312.524</text:p>
          </table:table-cell>
          <table:table-cell office:value-type="string" calcext:value-type="string">
            <text:p>愛媛県　新居浜市多喜浜４－２－４９</text:p>
          </table:table-cell>
          <table:table-cell office:value-type="float" office:value="26100" calcext:value-type="float">
            <text:p>26100</text:p>
          </table:table-cell>
        </table:table-row>
        <table:table-row table:style-name="ro1">
          <table:table-cell office:value-type="float" office:value="477798.59" calcext:value-type="float">
            <text:p>477798.59</text:p>
          </table:table-cell>
          <table:table-cell office:value-type="float" office:value="121830.413" calcext:value-type="float">
            <text:p>121830.413</text:p>
          </table:table-cell>
          <table:table-cell office:value-type="string" calcext:value-type="string">
            <text:p>愛媛県　松山市北斎院町８０４番３</text:p>
          </table:table-cell>
          <table:table-cell office:value-type="float" office:value="91800" calcext:value-type="float">
            <text:p>91800</text:p>
          </table:table-cell>
          <table:table-cell/>
          <table:table-cell office:value-type="float" office:value="479846.858" calcext:value-type="float">
            <text:p>479846.858</text:p>
          </table:table-cell>
          <table:table-cell office:value-type="float" office:value="122190.584" calcext:value-type="float">
            <text:p>122190.584</text:p>
          </table:table-cell>
          <table:table-cell office:value-type="string" calcext:value-type="string">
            <text:p>愛媛県　新居浜市中村松木１－９－３６</text:p>
          </table:table-cell>
          <table:table-cell office:value-type="float" office:value="38200" calcext:value-type="float">
            <text:p>38200</text:p>
          </table:table-cell>
        </table:table-row>
        <table:table-row table:style-name="ro1">
          <table:table-cell office:value-type="float" office:value="477985.677" calcext:value-type="float">
            <text:p>477985.677</text:p>
          </table:table-cell>
          <table:table-cell office:value-type="float" office:value="122321.896" calcext:value-type="float">
            <text:p>122321.896</text:p>
          </table:table-cell>
          <table:table-cell office:value-type="string" calcext:value-type="string">
            <text:p>愛媛県　松山市北条１０７１番３</text:p>
          </table:table-cell>
          <table:table-cell office:value-type="float" office:value="53800" calcext:value-type="float">
            <text:p>53800</text:p>
          </table:table-cell>
          <table:table-cell/>
          <table:table-cell office:value-type="float" office:value="479815.916" calcext:value-type="float">
            <text:p>479815.916</text:p>
          </table:table-cell>
          <table:table-cell office:value-type="float" office:value="122145.404" calcext:value-type="float">
            <text:p>122145.404</text:p>
          </table:table-cell>
          <table:table-cell office:value-type="string" calcext:value-type="string">
            <text:p>愛媛県　新居浜市中萩町６－１１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77985.659" calcext:value-type="float">
            <text:p>477985.659</text:p>
          </table:table-cell>
          <table:table-cell office:value-type="float" office:value="122307.925" calcext:value-type="float">
            <text:p>122307.925</text:p>
          </table:table-cell>
          <table:table-cell office:value-type="string" calcext:value-type="string">
            <text:p>愛媛県　松山市北条辻１４０６番１外</text:p>
          </table:table-cell>
          <table:table-cell office:value-type="float" office:value="71000" calcext:value-type="float">
            <text:p>71000</text:p>
          </table:table-cell>
          <table:table-cell/>
          <table:table-cell office:value-type="float" office:value="479854.624" calcext:value-type="float">
            <text:p>479854.624</text:p>
          </table:table-cell>
          <table:table-cell office:value-type="float" office:value="122149.688" calcext:value-type="float">
            <text:p>122149.688</text:p>
          </table:table-cell>
          <table:table-cell office:value-type="string" calcext:value-type="string">
            <text:p>愛媛県　新居浜市土橋２－１４－２４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477999.778" calcext:value-type="float">
            <text:p>477999.778</text:p>
          </table:table-cell>
          <table:table-cell office:value-type="float" office:value="122297.736" calcext:value-type="float">
            <text:p>122297.736</text:p>
          </table:table-cell>
          <table:table-cell office:value-type="string" calcext:value-type="string">
            <text:p>愛媛県　松山市北条辻４５３番８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479945.556" calcext:value-type="float">
            <text:p>479945.556</text:p>
          </table:table-cell>
          <table:table-cell office:value-type="float" office:value="122182.549" calcext:value-type="float">
            <text:p>122182.549</text:p>
          </table:table-cell>
          <table:table-cell office:value-type="string" calcext:value-type="string">
            <text:p>愛媛県　新居浜市東田２丁目甲１７２１番７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1">
          <table:table-cell office:value-type="float" office:value="477862.674" calcext:value-type="float">
            <text:p>477862.674</text:p>
          </table:table-cell>
          <table:table-cell office:value-type="float" office:value="122046.588" calcext:value-type="float">
            <text:p>122046.588</text:p>
          </table:table-cell>
          <table:table-cell office:value-type="string" calcext:value-type="string">
            <text:p>愛媛県　松山市堀江町甲７６６番１０１</text:p>
          </table:table-cell>
          <table:table-cell office:value-type="float" office:value="60900" calcext:value-type="float">
            <text:p>60900</text:p>
          </table:table-cell>
          <table:table-cell/>
          <table:table-cell office:value-type="float" office:value="479811.748" calcext:value-type="float">
            <text:p>479811.748</text:p>
          </table:table-cell>
          <table:table-cell office:value-type="float" office:value="122274.644" calcext:value-type="float">
            <text:p>122274.644</text:p>
          </table:table-cell>
          <table:table-cell office:value-type="string" calcext:value-type="string">
            <text:p>愛媛県　新居浜市徳常町８－４１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477937.479" calcext:value-type="float">
            <text:p>477937.479</text:p>
          </table:table-cell>
          <table:table-cell office:value-type="float" office:value="121859.765" calcext:value-type="float">
            <text:p>121859.765</text:p>
          </table:table-cell>
          <table:table-cell office:value-type="string" calcext:value-type="string">
            <text:p>愛媛県　松山市木屋町２丁目５番２０外</text:p>
          </table:table-cell>
          <table:table-cell office:value-type="float" office:value="152000" calcext:value-type="float">
            <text:p>152000</text:p>
          </table:table-cell>
          <table:table-cell/>
          <table:table-cell office:value-type="float" office:value="479792.005" calcext:value-type="float">
            <text:p>479792.005</text:p>
          </table:table-cell>
          <table:table-cell office:value-type="float" office:value="122144.144" calcext:value-type="float">
            <text:p>122144.144</text:p>
          </table:table-cell>
          <table:table-cell office:value-type="string" calcext:value-type="string">
            <text:p>愛媛県　新居浜市萩生字本郷８２１番２</text:p>
          </table:table-cell>
          <table:table-cell office:value-type="float" office:value="31600" calcext:value-type="float">
            <text:p>31600</text:p>
          </table:table-cell>
        </table:table-row>
        <table:table-row table:style-name="ro1">
          <table:table-cell office:value-type="float" office:value="477969.367" calcext:value-type="float">
            <text:p>477969.367</text:p>
          </table:table-cell>
          <table:table-cell office:value-type="float" office:value="121801.011" calcext:value-type="float">
            <text:p>121801.011</text:p>
          </table:table-cell>
          <table:table-cell office:value-type="string" calcext:value-type="string">
            <text:p>愛媛県　松山市柳井町１丁目９番７</text:p>
          </table:table-cell>
          <table:table-cell office:value-type="float" office:value="163000" calcext:value-type="float">
            <text:p>163000</text:p>
          </table:table-cell>
          <table:table-cell/>
          <table:table-cell office:value-type="float" office:value="479908.832" calcext:value-type="float">
            <text:p>479908.832</text:p>
          </table:table-cell>
          <table:table-cell office:value-type="float" office:value="122321.866" calcext:value-type="float">
            <text:p>122321.866</text:p>
          </table:table-cell>
          <table:table-cell office:value-type="string" calcext:value-type="string">
            <text:p>愛媛県　新居浜市八幡１－１６－２０</text:p>
          </table:table-cell>
          <table:table-cell office:value-type="float" office:value="32900" calcext:value-type="float">
            <text:p>32900</text:p>
          </table:table-cell>
        </table:table-row>
        <table:table-row table:style-name="ro1">
          <table:table-cell office:value-type="float" office:value="477839.819" calcext:value-type="float">
            <text:p>477839.819</text:p>
          </table:table-cell>
          <table:table-cell office:value-type="float" office:value="121738.649" calcext:value-type="float">
            <text:p>121738.649</text:p>
          </table:table-cell>
          <table:table-cell office:value-type="string" calcext:value-type="string">
            <text:p>愛媛県　松山市余戸中６－２－３３</text:p>
          </table:table-cell>
          <table:table-cell office:value-type="float" office:value="111000" calcext:value-type="float">
            <text:p>111000</text:p>
          </table:table-cell>
          <table:table-cell/>
          <table:table-cell office:value-type="float" office:value="479824.589" calcext:value-type="float">
            <text:p>479824.589</text:p>
          </table:table-cell>
          <table:table-cell office:value-type="float" office:value="122261.98" calcext:value-type="float">
            <text:p>122261.98</text:p>
          </table:table-cell>
          <table:table-cell office:value-type="string" calcext:value-type="string">
            <text:p>愛媛県　新居浜市繁本町１－８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477851.637" calcext:value-type="float">
            <text:p>477851.637</text:p>
          </table:table-cell>
          <table:table-cell office:value-type="float" office:value="121730.198" calcext:value-type="float">
            <text:p>121730.198</text:p>
          </table:table-cell>
          <table:table-cell office:value-type="string" calcext:value-type="string">
            <text:p>愛媛県　松山市余戸東１－６－１９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479915.302" calcext:value-type="float">
            <text:p>479915.302</text:p>
          </table:table-cell>
          <table:table-cell office:value-type="float" office:value="122145.833" calcext:value-type="float">
            <text:p>122145.833</text:p>
          </table:table-cell>
          <table:table-cell office:value-type="string" calcext:value-type="string">
            <text:p>愛媛県　新居浜市北内町３－６－１９</text:p>
          </table:table-cell>
          <table:table-cell office:value-type="float" office:value="32300" calcext:value-type="float">
            <text:p>32300</text:p>
          </table:table-cell>
        </table:table-row>
        <table:table-row table:style-name="ro1">
          <table:table-cell office:value-type="float" office:value="478057.191" calcext:value-type="float">
            <text:p>478057.191</text:p>
          </table:table-cell>
          <table:table-cell office:value-type="float" office:value="121717.394" calcext:value-type="float">
            <text:p>121717.394</text:p>
          </table:table-cell>
          <table:table-cell office:value-type="string" calcext:value-type="string">
            <text:p>愛媛県　松山市来住町１４８８番１３</text:p>
          </table:table-cell>
          <table:table-cell office:value-type="float" office:value="108000" calcext:value-type="float">
            <text:p>108000</text:p>
          </table:table-cell>
          <table:table-cell/>
          <table:table-cell office:value-type="float" office:value="479495.797" calcext:value-type="float">
            <text:p>479495.797</text:p>
          </table:table-cell>
          <table:table-cell office:value-type="float" office:value="122172.404" calcext:value-type="float">
            <text:p>122172.404</text:p>
          </table:table-cell>
          <table:table-cell office:value-type="string" calcext:value-type="string">
            <text:p>愛媛県　西条市ひうち字西ひうち８番２７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float" office:value="477988.207" calcext:value-type="float">
            <text:p>477988.207</text:p>
          </table:table-cell>
          <table:table-cell office:value-type="float" office:value="121772.004" calcext:value-type="float">
            <text:p>121772.004</text:p>
          </table:table-cell>
          <table:table-cell office:value-type="string" calcext:value-type="string">
            <text:p>愛媛県　松山市立花３－１－１２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float" office:value="479578.367" calcext:value-type="float">
            <text:p>479578.367</text:p>
          </table:table-cell>
          <table:table-cell office:value-type="float" office:value="122205.939" calcext:value-type="float">
            <text:p>122205.939</text:p>
          </table:table-cell>
          <table:table-cell office:value-type="string" calcext:value-type="string">
            <text:p>愛媛県　西条市ひうち字東ひうち１８番１７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477972.437" calcext:value-type="float">
            <text:p>477972.437</text:p>
          </table:table-cell>
          <table:table-cell office:value-type="float" office:value="121849.141" calcext:value-type="float">
            <text:p>121849.141</text:p>
          </table:table-cell>
          <table:table-cell office:value-type="string" calcext:value-type="string">
            <text:p>愛媛県　松山市緑町２丁目８番３１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479084.62" calcext:value-type="float">
            <text:p>479084.62</text:p>
          </table:table-cell>
          <table:table-cell office:value-type="float" office:value="122167.008" calcext:value-type="float">
            <text:p>122167.008</text:p>
          </table:table-cell>
          <table:table-cell office:value-type="string" calcext:value-type="string">
            <text:p>愛媛県　西条市喜多台４６３番９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477902.689" calcext:value-type="float">
            <text:p>477902.689</text:p>
          </table:table-cell>
          <table:table-cell office:value-type="float" office:value="121865.636" calcext:value-type="float">
            <text:p>121865.636</text:p>
          </table:table-cell>
          <table:table-cell office:value-type="string" calcext:value-type="string">
            <text:p>愛媛県　松山市六軒家町３－１４</text:p>
          </table:table-cell>
          <table:table-cell office:value-type="float" office:value="125000" calcext:value-type="float">
            <text:p>125000</text:p>
          </table:table-cell>
          <table:table-cell/>
          <table:table-cell office:value-type="float" office:value="479396.524" calcext:value-type="float">
            <text:p>479396.524</text:p>
          </table:table-cell>
          <table:table-cell office:value-type="float" office:value="122098.583" calcext:value-type="float">
            <text:p>122098.583</text:p>
          </table:table-cell>
          <table:table-cell office:value-type="string" calcext:value-type="string">
            <text:p>愛媛県　西条市古川字新田甲３８９番４</text:p>
          </table:table-cell>
          <table:table-cell office:value-type="float" office:value="52600" calcext:value-type="float">
            <text:p>52600</text:p>
          </table:table-cell>
        </table:table-row>
        <table:table-row table:style-name="ro1">
          <table:table-cell office:value-type="float" office:value="477927.771" calcext:value-type="float">
            <text:p>477927.771</text:p>
          </table:table-cell>
          <table:table-cell office:value-type="float" office:value="121764.089" calcext:value-type="float">
            <text:p>121764.089</text:p>
          </table:table-cell>
          <table:table-cell office:value-type="string" calcext:value-type="string">
            <text:p>愛媛県　松山市和泉北１－７－８</text:p>
          </table:table-cell>
          <table:table-cell office:value-type="float" office:value="137000" calcext:value-type="float">
            <text:p>137000</text:p>
          </table:table-cell>
          <table:table-cell/>
          <table:table-cell office:value-type="float" office:value="479464.139" calcext:value-type="float">
            <text:p>479464.139</text:p>
          </table:table-cell>
          <table:table-cell office:value-type="float" office:value="122120.971" calcext:value-type="float">
            <text:p>122120.971</text:p>
          </table:table-cell>
          <table:table-cell office:value-type="string" calcext:value-type="string">
            <text:p>愛媛県　西条市朔日市字秋吉６０４番５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office:value-type="float" office:value="477960.648" calcext:value-type="float">
            <text:p>477960.648</text:p>
          </table:table-cell>
          <table:table-cell office:value-type="float" office:value="122198.88" calcext:value-type="float">
            <text:p>122198.88</text:p>
          </table:table-cell>
          <table:table-cell office:value-type="string" calcext:value-type="string">
            <text:p>愛媛県　松山市苞木甲３番６</text:p>
          </table:table-cell>
          <table:table-cell office:value-type="float" office:value="53700" calcext:value-type="float">
            <text:p>53700</text:p>
          </table:table-cell>
          <table:table-cell/>
          <table:table-cell office:value-type="float" office:value="479120.76" calcext:value-type="float">
            <text:p>479120.76</text:p>
          </table:table-cell>
          <table:table-cell office:value-type="float" office:value="122157.137" calcext:value-type="float">
            <text:p>122157.137</text:p>
          </table:table-cell>
          <table:table-cell office:value-type="string" calcext:value-type="string">
            <text:p>愛媛県　西条市三津屋南９番７</text:p>
          </table:table-cell>
          <table:table-cell office:value-type="float" office:value="48300" calcext:value-type="float">
            <text:p>48300</text:p>
          </table:table-cell>
        </table:table-row>
        <table:table-row table:style-name="ro1">
          <table:table-cell office:value-type="float" office:value="477925.553" calcext:value-type="float">
            <text:p>477925.553</text:p>
          </table:table-cell>
          <table:table-cell office:value-type="float" office:value="121833.972" calcext:value-type="float">
            <text:p>121833.972</text:p>
          </table:table-cell>
          <table:table-cell office:value-type="string" calcext:value-type="string">
            <text:p>愛媛県　松山市萱町２丁目１番３外</text:p>
          </table:table-cell>
          <table:table-cell office:value-type="float" office:value="153000" calcext:value-type="float">
            <text:p>153000</text:p>
          </table:table-cell>
          <table:table-cell/>
          <table:table-cell office:value-type="float" office:value="479027.369" calcext:value-type="float">
            <text:p>479027.369</text:p>
          </table:table-cell>
          <table:table-cell office:value-type="float" office:value="122213.527" calcext:value-type="float">
            <text:p>122213.527</text:p>
          </table:table-cell>
          <table:table-cell office:value-type="string" calcext:value-type="string">
            <text:p>愛媛県　西条市三芳２３４７番１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float" office:value="478443.795" calcext:value-type="float">
            <text:p>478443.795</text:p>
          </table:table-cell>
          <table:table-cell office:value-type="float" office:value="121152.168" calcext:value-type="float">
            <text:p>121152.168</text:p>
          </table:table-cell>
          <table:table-cell office:value-type="string" calcext:value-type="string">
            <text:p>愛媛県　上浮穴郡久万高原町久万１４５１番２</text:p>
          </table:table-cell>
          <table:table-cell office:value-type="float" office:value="23000" calcext:value-type="float">
            <text:p>23000</text:p>
          </table:table-cell>
          <table:table-cell/>
          <table:table-cell office:value-type="float" office:value="479093.108" calcext:value-type="float">
            <text:p>479093.108</text:p>
          </table:table-cell>
          <table:table-cell office:value-type="float" office:value="122124.384" calcext:value-type="float">
            <text:p>122124.384</text:p>
          </table:table-cell>
          <table:table-cell office:value-type="string" calcext:value-type="string">
            <text:p>愛媛県　西条市周布６２４番３</text:p>
          </table:table-cell>
          <table:table-cell office:value-type="float" office:value="58500" calcext:value-type="float">
            <text:p>58500</text:p>
          </table:table-cell>
        </table:table-row>
        <table:table-row table:style-name="ro1">
          <table:table-cell office:value-type="float" office:value="478442.542" calcext:value-type="float">
            <text:p>478442.542</text:p>
          </table:table-cell>
          <table:table-cell office:value-type="float" office:value="121167.455" calcext:value-type="float">
            <text:p>121167.455</text:p>
          </table:table-cell>
          <table:table-cell office:value-type="string" calcext:value-type="string">
            <text:p>愛媛県　上浮穴郡久万高原町久万２６７番１</text:p>
          </table:table-cell>
          <table:table-cell office:value-type="float" office:value="63200" calcext:value-type="float">
            <text:p>63200</text:p>
          </table:table-cell>
          <table:table-cell/>
          <table:table-cell office:value-type="float" office:value="479090.995" calcext:value-type="float">
            <text:p>479090.995</text:p>
          </table:table-cell>
          <table:table-cell office:value-type="float" office:value="122094.924" calcext:value-type="float">
            <text:p>122094.924</text:p>
          </table:table-cell>
          <table:table-cell office:value-type="string" calcext:value-type="string">
            <text:p>愛媛県　西条市周布９２２番２</text:p>
          </table:table-cell>
          <table:table-cell office:value-type="float" office:value="27800" calcext:value-type="float">
            <text:p>27800</text:p>
          </table:table-cell>
        </table:table-row>
        <table:table-row table:style-name="ro1">
          <table:table-cell office:value-type="float" office:value="478376.413" calcext:value-type="float">
            <text:p>478376.413</text:p>
          </table:table-cell>
          <table:table-cell office:value-type="float" office:value="121262.518" calcext:value-type="float">
            <text:p>121262.518</text:p>
          </table:table-cell>
          <table:table-cell office:value-type="string" calcext:value-type="string">
            <text:p>愛媛県　上浮穴郡久万高原町東明神甲１０９０番１</text:p>
          </table:table-cell>
          <table:table-cell office:value-type="float" office:value="18000" calcext:value-type="float">
            <text:p>18000</text:p>
          </table:table-cell>
          <table:table-cell/>
          <table:table-cell office:value-type="float" office:value="479085.725" calcext:value-type="float">
            <text:p>479085.725</text:p>
          </table:table-cell>
          <table:table-cell office:value-type="float" office:value="122081.206" calcext:value-type="float">
            <text:p>122081.206</text:p>
          </table:table-cell>
          <table:table-cell office:value-type="string" calcext:value-type="string">
            <text:p>愛媛県　西条市周布９８５番１１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480055.258" calcext:value-type="float">
            <text:p>480055.258</text:p>
          </table:table-cell>
          <table:table-cell office:value-type="float" office:value="122332.164" calcext:value-type="float">
            <text:p>122332.164</text:p>
          </table:table-cell>
          <table:table-cell office:value-type="string" calcext:value-type="string">
            <text:p>愛媛県　新居浜市阿島１－５－４３</text:p>
          </table:table-cell>
          <table:table-cell office:value-type="float" office:value="20600" calcext:value-type="float">
            <text:p>20600</text:p>
          </table:table-cell>
          <table:table-cell/>
          <table:table-cell office:value-type="float" office:value="479209.81" calcext:value-type="float">
            <text:p>479209.81</text:p>
          </table:table-cell>
          <table:table-cell office:value-type="float" office:value="122020.697" calcext:value-type="float">
            <text:p>122020.697</text:p>
          </table:table-cell>
          <table:table-cell office:value-type="string" calcext:value-type="string">
            <text:p>愛媛県　西条市小松町新屋敷字小松甲２２５番１外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float" office:value="479662.472" calcext:value-type="float">
            <text:p>479662.472</text:p>
          </table:table-cell>
          <table:table-cell office:value-type="float" office:value="122218.592" calcext:value-type="float">
            <text:p>122218.592</text:p>
          </table:table-cell>
          <table:table-cell office:value-type="string" calcext:value-type="string">
            <text:p>愛媛県　新居浜市磯浦町１７－３</text:p>
          </table:table-cell>
          <table:table-cell office:value-type="float" office:value="15200" calcext:value-type="float">
            <text:p>15200</text:p>
          </table:table-cell>
          <table:table-cell/>
          <table:table-cell office:value-type="float" office:value="479219.54" calcext:value-type="float">
            <text:p>479219.54</text:p>
          </table:table-cell>
          <table:table-cell office:value-type="float" office:value="122026.237" calcext:value-type="float">
            <text:p>122026.237</text:p>
          </table:table-cell>
          <table:table-cell office:value-type="string" calcext:value-type="string">
            <text:p>愛媛県　西条市小松町新屋敷字東町裏甲３４７番３外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float" office:value="479803.081" calcext:value-type="float">
            <text:p>479803.081</text:p>
          </table:table-cell>
          <table:table-cell office:value-type="float" office:value="122248.191" calcext:value-type="float">
            <text:p>122248.191</text:p>
          </table:table-cell>
          <table:table-cell office:value-type="string" calcext:value-type="string">
            <text:p>愛媛県　新居浜市一宮町２－６－２３</text:p>
          </table:table-cell>
          <table:table-cell office:value-type="float" office:value="72300" calcext:value-type="float">
            <text:p>72300</text:p>
          </table:table-cell>
          <table:table-cell/>
          <table:table-cell office:value-type="float" office:value="479159.014" calcext:value-type="float">
            <text:p>479159.014</text:p>
          </table:table-cell>
          <table:table-cell office:value-type="float" office:value="122026.064" calcext:value-type="float">
            <text:p>122026.064</text:p>
          </table:table-cell>
          <table:table-cell office:value-type="string" calcext:value-type="string">
            <text:p>愛媛県　西条市小松町南川字御手洗甲１３０番１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1">
          <table:table-cell office:value-type="float" office:value="479811.744" calcext:value-type="float">
            <text:p>479811.744</text:p>
          </table:table-cell>
          <table:table-cell office:value-type="float" office:value="122180.401" calcext:value-type="float">
            <text:p>122180.401</text:p>
          </table:table-cell>
          <table:table-cell office:value-type="string" calcext:value-type="string">
            <text:p>愛媛県　新居浜市横水町６－２１</text:p>
          </table:table-cell>
          <table:table-cell office:value-type="float" office:value="48400" calcext:value-type="float">
            <text:p>48400</text:p>
          </table:table-cell>
          <table:table-cell/>
          <table:table-cell office:value-type="float" office:value="479453.098" calcext:value-type="float">
            <text:p>479453.098</text:p>
          </table:table-cell>
          <table:table-cell office:value-type="float" office:value="122135.368" calcext:value-type="float">
            <text:p>122135.368</text:p>
          </table:table-cell>
          <table:table-cell office:value-type="string" calcext:value-type="string">
            <text:p>愛媛県　西条市新田字北新田２１６番１４</text:p>
          </table:table-cell>
          <table:table-cell office:value-type="float" office:value="53600" calcext:value-type="float">
            <text:p>53600</text:p>
          </table:table-cell>
        </table:table-row>
        <table:table-row table:style-name="ro1">
          <table:table-cell office:value-type="float" office:value="479790.008" calcext:value-type="float">
            <text:p>479790.008</text:p>
          </table:table-cell>
          <table:table-cell office:value-type="float" office:value="122228.709" calcext:value-type="float">
            <text:p>122228.709</text:p>
          </table:table-cell>
          <table:table-cell office:value-type="string" calcext:value-type="string">
            <text:p>愛媛県　新居浜市河内町１６－２７</text:p>
          </table:table-cell>
          <table:table-cell office:value-type="float" office:value="74300" calcext:value-type="float">
            <text:p>74300</text:p>
          </table:table-cell>
          <table:table-cell/>
          <table:table-cell office:value-type="float" office:value="479342.495" calcext:value-type="float">
            <text:p>479342.495</text:p>
          </table:table-cell>
          <table:table-cell office:value-type="float" office:value="122074.978" calcext:value-type="float">
            <text:p>122074.978</text:p>
          </table:table-cell>
          <table:table-cell office:value-type="string" calcext:value-type="string">
            <text:p>愛媛県　西条市西泉字戊新田甲９番４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1">
          <table:table-cell office:value-type="float" office:value="479866.444" calcext:value-type="float">
            <text:p>479866.444</text:p>
          </table:table-cell>
          <table:table-cell office:value-type="float" office:value="122162.722" calcext:value-type="float">
            <text:p>122162.722</text:p>
          </table:table-cell>
          <table:table-cell office:value-type="string" calcext:value-type="string">
            <text:p>愛媛県　新居浜市喜光地町１－１－３５</text:p>
          </table:table-cell>
          <table:table-cell office:value-type="float" office:value="48500" calcext:value-type="float">
            <text:p>48500</text:p>
          </table:table-cell>
          <table:table-cell/>
          <table:table-cell office:value-type="float" office:value="479174.245" calcext:value-type="float">
            <text:p>479174.245</text:p>
          </table:table-cell>
          <table:table-cell office:value-type="float" office:value="122107.705" calcext:value-type="float">
            <text:p>122107.705</text:p>
          </table:table-cell>
          <table:table-cell office:value-type="string" calcext:value-type="string">
            <text:p>愛媛県　西条市石田２３９番４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float" office:value="479823.671" calcext:value-type="float">
            <text:p>479823.671</text:p>
          </table:table-cell>
          <table:table-cell office:value-type="float" office:value="122297.223" calcext:value-type="float">
            <text:p>122297.223</text:p>
          </table:table-cell>
          <table:table-cell office:value-type="string" calcext:value-type="string">
            <text:p>愛媛県　新居浜市菊本町１－３－２６</text:p>
          </table:table-cell>
          <table:table-cell office:value-type="float" office:value="68000" calcext:value-type="float">
            <text:p>68000</text:p>
          </table:table-cell>
          <table:table-cell/>
          <table:table-cell office:value-type="float" office:value="479496.949" calcext:value-type="float">
            <text:p>479496.949</text:p>
          </table:table-cell>
          <table:table-cell office:value-type="float" office:value="122096.286" calcext:value-type="float">
            <text:p>122096.286</text:p>
          </table:table-cell>
          <table:table-cell office:value-type="string" calcext:value-type="string">
            <text:p>愛媛県　西条市大町字広坪３２６番２２外</text:p>
          </table:table-cell>
          <table:table-cell office:value-type="float" office:value="53500" calcext:value-type="float">
            <text:p>53500</text:p>
          </table:table-cell>
        </table:table-row>
        <table:table-row table:style-name="ro1">
          <table:table-cell office:value-type="float" office:value="479806.174" calcext:value-type="float">
            <text:p>479806.174</text:p>
          </table:table-cell>
          <table:table-cell office:value-type="float" office:value="122237.047" calcext:value-type="float">
            <text:p>122237.047</text:p>
          </table:table-cell>
          <table:table-cell office:value-type="string" calcext:value-type="string">
            <text:p>愛媛県　新居浜市久保田町２－１２－３８</text:p>
          </table:table-cell>
          <table:table-cell office:value-type="float" office:value="74300" calcext:value-type="float">
            <text:p>74300</text:p>
          </table:table-cell>
          <table:table-cell/>
          <table:table-cell office:value-type="float" office:value="479462.465" calcext:value-type="float">
            <text:p>479462.465</text:p>
          </table:table-cell>
          <table:table-cell office:value-type="float" office:value="122105.437" calcext:value-type="float">
            <text:p>122105.437</text:p>
          </table:table-cell>
          <table:table-cell office:value-type="string" calcext:value-type="string">
            <text:p>愛媛県　西条市大町字新町１６９５番４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float" office:value="479894.733" calcext:value-type="float">
            <text:p>479894.733</text:p>
          </table:table-cell>
          <table:table-cell office:value-type="float" office:value="122273.812" calcext:value-type="float">
            <text:p>122273.812</text:p>
          </table:table-cell>
          <table:table-cell office:value-type="string" calcext:value-type="string">
            <text:p>愛媛県　新居浜市郷１－１－１８</text:p>
          </table:table-cell>
          <table:table-cell office:value-type="float" office:value="54300" calcext:value-type="float">
            <text:p>54300</text:p>
          </table:table-cell>
          <table:table-cell/>
          <table:table-cell office:value-type="float" office:value="479471.699" calcext:value-type="float">
            <text:p>479471.699</text:p>
          </table:table-cell>
          <table:table-cell office:value-type="float" office:value="122097.359" calcext:value-type="float">
            <text:p>122097.359</text:p>
          </table:table-cell>
          <table:table-cell office:value-type="string" calcext:value-type="string">
            <text:p>愛媛県　西条市大町字弁財天７０６番７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float" office:value="480022.775" calcext:value-type="float">
            <text:p>480022.775</text:p>
          </table:table-cell>
          <table:table-cell office:value-type="float" office:value="122346.924" calcext:value-type="float">
            <text:p>122346.924</text:p>
          </table:table-cell>
          <table:table-cell office:value-type="string" calcext:value-type="string">
            <text:p>愛媛県　新居浜市黒島１－５－５４</text:p>
          </table:table-cell>
          <table:table-cell office:value-type="float" office:value="15600" calcext:value-type="float">
            <text:p>15600</text:p>
          </table:table-cell>
          <table:table-cell/>
          <table:table-cell office:value-type="float" office:value="479476.642" calcext:value-type="float">
            <text:p>479476.642</text:p>
          </table:table-cell>
          <table:table-cell office:value-type="float" office:value="122103.644" calcext:value-type="float">
            <text:p>122103.644</text:p>
          </table:table-cell>
          <table:table-cell office:value-type="string" calcext:value-type="string">
            <text:p>愛媛県　西条市大町字弁財天７２４番１７</text:p>
          </table:table-cell>
          <table:table-cell office:value-type="float" office:value="60500" calcext:value-type="float">
            <text:p>60500</text:p>
          </table:table-cell>
        </table:table-row>
        <table:table-row table:style-name="ro1">
          <table:table-cell office:value-type="float" office:value="479842.22" calcext:value-type="float">
            <text:p>479842.22</text:p>
          </table:table-cell>
          <table:table-cell office:value-type="float" office:value="122213.141" calcext:value-type="float">
            <text:p>122213.141</text:p>
          </table:table-cell>
          <table:table-cell office:value-type="string" calcext:value-type="string">
            <text:p>愛媛県　新居浜市坂井町１－５－８</text:p>
          </table:table-cell>
          <table:table-cell office:value-type="float" office:value="101000" calcext:value-type="float">
            <text:p>101000</text:p>
          </table:table-cell>
          <table:table-cell/>
          <table:table-cell office:value-type="float" office:value="479046.132" calcext:value-type="float">
            <text:p>479046.132</text:p>
          </table:table-cell>
          <table:table-cell office:value-type="float" office:value="122074.794" calcext:value-type="float">
            <text:p>122074.794</text:p>
          </table:table-cell>
          <table:table-cell office:value-type="string" calcext:value-type="string">
            <text:p>愛媛県　西条市丹原町願連寺２１０番６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479862.776" calcext:value-type="float">
            <text:p>479862.776</text:p>
          </table:table-cell>
          <table:table-cell office:value-type="float" office:value="122196.468" calcext:value-type="float">
            <text:p>122196.468</text:p>
          </table:table-cell>
          <table:table-cell office:value-type="string" calcext:value-type="string">
            <text:p>愛媛県　新居浜市坂井町３－５－６</text:p>
          </table:table-cell>
          <table:table-cell office:value-type="float" office:value="50500" calcext:value-type="float">
            <text:p>50500</text:p>
          </table:table-cell>
          <table:table-cell/>
          <table:table-cell office:value-type="float" office:value="479018.819" calcext:value-type="float">
            <text:p>479018.819</text:p>
          </table:table-cell>
          <table:table-cell office:value-type="float" office:value="122049.014" calcext:value-type="float">
            <text:p>122049.014</text:p>
          </table:table-cell>
          <table:table-cell office:value-type="string" calcext:value-type="string">
            <text:p>愛媛県　西条市丹原町今井４７１番２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479873.233" calcext:value-type="float">
            <text:p>479873.233</text:p>
          </table:table-cell>
          <table:table-cell office:value-type="float" office:value="122290.716" calcext:value-type="float">
            <text:p>122290.716</text:p>
          </table:table-cell>
          <table:table-cell office:value-type="string" calcext:value-type="string">
            <text:p>愛媛県　新居浜市桜木町１６－７４</text:p>
          </table:table-cell>
          <table:table-cell office:value-type="float" office:value="56500" calcext:value-type="float">
            <text:p>56500</text:p>
          </table:table-cell>
          <table:table-cell/>
          <table:table-cell office:value-type="float" office:value="479419.756" calcext:value-type="float">
            <text:p>479419.756</text:p>
          </table:table-cell>
          <table:table-cell office:value-type="float" office:value="122109.75" calcext:value-type="float">
            <text:p>122109.75</text:p>
          </table:table-cell>
          <table:table-cell office:value-type="string" calcext:value-type="string">
            <text:p>愛媛県　西条市樋之口字實門９８番５</text:p>
          </table:table-cell>
          <table:table-cell office:value-type="float" office:value="53100" calcext:value-type="float">
            <text:p>53100</text:p>
          </table:table-cell>
        </table:table-row>
        <table:table-row table:style-name="ro1">
          <table:table-cell office:value-type="float" office:value="479798.058" calcext:value-type="float">
            <text:p>479798.058</text:p>
          </table:table-cell>
          <table:table-cell office:value-type="float" office:value="122278.158" calcext:value-type="float">
            <text:p>122278.158</text:p>
          </table:table-cell>
          <table:table-cell office:value-type="string" calcext:value-type="string">
            <text:p>愛媛県　新居浜市若水町１－９－１８</text:p>
          </table:table-cell>
          <table:table-cell office:value-type="float" office:value="72600" calcext:value-type="float">
            <text:p>72600</text:p>
          </table:table-cell>
          <table:table-cell/>
          <table:table-cell office:value-type="float" office:value="479444.756" calcext:value-type="float">
            <text:p>479444.756</text:p>
          </table:table-cell>
          <table:table-cell office:value-type="float" office:value="122117.342" calcext:value-type="float">
            <text:p>122117.342</text:p>
          </table:table-cell>
          <table:table-cell office:value-type="string" calcext:value-type="string">
            <text:p>愛媛県　西条市明屋敷字滋巷４５０番８</text:p>
          </table:table-cell>
          <table:table-cell office:value-type="float" office:value="57800" calcext:value-type="float">
            <text:p>57800</text:p>
          </table:table-cell>
        </table:table-row>
        <table:table-row table:style-name="ro1">
          <table:table-cell office:value-type="float" office:value="479873.321" calcext:value-type="float">
            <text:p>479873.321</text:p>
          </table:table-cell>
          <table:table-cell office:value-type="float" office:value="122246.43" calcext:value-type="float">
            <text:p>122246.43</text:p>
          </table:table-cell>
          <table:table-cell office:value-type="string" calcext:value-type="string">
            <text:p>愛媛県　新居浜市庄内町３－１２－５</text:p>
          </table:table-cell>
          <table:table-cell office:value-type="float" office:value="63400" calcext:value-type="float">
            <text:p>63400</text:p>
          </table:table-cell>
          <table:table-cell/>
          <table:table-cell office:value-type="float" office:value="479527.564" calcext:value-type="float">
            <text:p>479527.564</text:p>
          </table:table-cell>
          <table:table-cell office:value-type="float" office:value="122078.873" calcext:value-type="float">
            <text:p>122078.873</text:p>
          </table:table-cell>
          <table:table-cell office:value-type="string" calcext:value-type="string">
            <text:p>愛媛県　西条市福武字出晴甲８９０番３４</text:p>
          </table:table-cell>
          <table:table-cell office:value-type="float" office:value="35900" calcext:value-type="float">
            <text:p>35900</text:p>
          </table:table-cell>
        </table:table-row>
        <table:table-row table:style-name="ro1">
          <table:table-cell office:value-type="float" office:value="479969.452" calcext:value-type="float">
            <text:p>479969.452</text:p>
          </table:table-cell>
          <table:table-cell office:value-type="float" office:value="122308.21" calcext:value-type="float">
            <text:p>122308.21</text:p>
          </table:table-cell>
          <table:table-cell office:value-type="string" calcext:value-type="string">
            <text:p>愛媛県　新居浜市松神子２－５－１４</text:p>
          </table:table-cell>
          <table:table-cell office:value-type="float" office:value="48400" calcext:value-type="float">
            <text:p>48400</text:p>
          </table:table-cell>
          <table:table-cell/>
          <table:table-cell office:value-type="float" office:value="479606.378" calcext:value-type="float">
            <text:p>479606.378</text:p>
          </table:table-cell>
          <table:table-cell office:value-type="float" office:value="122092.708" calcext:value-type="float">
            <text:p>122092.708</text:p>
          </table:table-cell>
          <table:table-cell office:value-type="string" calcext:value-type="string">
            <text:p>愛媛県　西条市飯岡字西原２５６５番４５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1">
          <table:table-cell office:value-type="float" office:value="479819.679" calcext:value-type="float">
            <text:p>479819.679</text:p>
          </table:table-cell>
          <table:table-cell office:value-type="float" office:value="122111.977" calcext:value-type="float">
            <text:p>122111.977</text:p>
          </table:table-cell>
          <table:table-cell office:value-type="string" calcext:value-type="string">
            <text:p>愛媛県　新居浜市上原２－５－３８</text:p>
          </table:table-cell>
          <table:table-cell office:value-type="float" office:value="37500" calcext:value-type="float">
            <text:p>37500</text:p>
          </table:table-cell>
          <table:table-cell/>
          <table:table-cell office:value-type="float" office:value="477026.939" calcext:value-type="float">
            <text:p>477026.939</text:p>
          </table:table-cell>
          <table:table-cell office:value-type="float" office:value="120109.421" calcext:value-type="float">
            <text:p>120109.421</text:p>
          </table:table-cell>
          <table:table-cell office:value-type="string" calcext:value-type="string">
            <text:p>愛媛県　西予市宇和町卯之町２丁目６６４番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1">
          <table:table-cell office:value-type="float" office:value="479835.962" calcext:value-type="float">
            <text:p>479835.962</text:p>
          </table:table-cell>
          <table:table-cell office:value-type="float" office:value="122288.061" calcext:value-type="float">
            <text:p>122288.061</text:p>
          </table:table-cell>
          <table:table-cell office:value-type="string" calcext:value-type="string">
            <text:p>愛媛県　新居浜市新須賀町２－６－８</text:p>
          </table:table-cell>
          <table:table-cell office:value-type="float" office:value="54500" calcext:value-type="float">
            <text:p>54500</text:p>
          </table:table-cell>
          <table:table-cell/>
          <table:table-cell office:value-type="float" office:value="477039.326" calcext:value-type="float">
            <text:p>477039.326</text:p>
          </table:table-cell>
          <table:table-cell office:value-type="float" office:value="120109" calcext:value-type="float">
            <text:p>120109</text:p>
          </table:table-cell>
          <table:table-cell office:value-type="string" calcext:value-type="string">
            <text:p>愛媛県　西予市宇和町卯之町３丁目３２６番</text:p>
          </table:table-cell>
          <table:table-cell office:value-type="float" office:value="59900" calcext:value-type="float">
            <text:p>59900</text:p>
          </table:table-cell>
        </table:table-row>
        <table:table-row table:style-name="ro1">
          <table:table-cell office:value-type="float" office:value="479756.817" calcext:value-type="float">
            <text:p>479756.817</text:p>
          </table:table-cell>
          <table:table-cell office:value-type="float" office:value="122250.901" calcext:value-type="float">
            <text:p>122250.901</text:p>
          </table:table-cell>
          <table:table-cell office:value-type="string" calcext:value-type="string">
            <text:p>愛媛県　新居浜市新田町１－６－３</text:p>
          </table:table-cell>
          <table:table-cell office:value-type="float" office:value="53800" calcext:value-type="float">
            <text:p>53800</text:p>
          </table:table-cell>
          <table:table-cell/>
          <table:table-cell office:value-type="float" office:value="476993.714" calcext:value-type="float">
            <text:p>476993.714</text:p>
          </table:table-cell>
          <table:table-cell office:value-type="float" office:value="120153.431" calcext:value-type="float">
            <text:p>120153.431</text:p>
          </table:table-cell>
          <table:table-cell office:value-type="string" calcext:value-type="string">
            <text:p>愛媛県　西予市宇和町下松葉１４０番１１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479767.923" calcext:value-type="float">
            <text:p>479767.923</text:p>
          </table:table-cell>
          <table:table-cell office:value-type="float" office:value="122268.593" calcext:value-type="float">
            <text:p>122268.593</text:p>
          </table:table-cell>
          <table:table-cell office:value-type="string" calcext:value-type="string">
            <text:p>愛媛県　新居浜市西原町１－３－２２</text:p>
          </table:table-cell>
          <table:table-cell office:value-type="float" office:value="62500" calcext:value-type="float">
            <text:p>62500</text:p>
          </table:table-cell>
          <table:table-cell/>
          <table:table-cell office:value-type="float" office:value="476720.298" calcext:value-type="float">
            <text:p>476720.298</text:p>
          </table:table-cell>
          <table:table-cell office:value-type="float" office:value="120168.126" calcext:value-type="float">
            <text:p>120168.126</text:p>
          </table:table-cell>
          <table:table-cell office:value-type="string" calcext:value-type="string">
            <text:p>愛媛県　西予市三瓶町朝立字日吉崎７番耕地２８６番３６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float" office:value="479791.047" calcext:value-type="float">
            <text:p>479791.047</text:p>
          </table:table-cell>
          <table:table-cell office:value-type="float" office:value="122281.845" calcext:value-type="float">
            <text:p>122281.845</text:p>
          </table:table-cell>
          <table:table-cell office:value-type="string" calcext:value-type="string">
            <text:p>愛媛県　新居浜市泉池町１０－２２</text:p>
          </table:table-cell>
          <table:table-cell office:value-type="float" office:value="73000" calcext:value-type="float">
            <text:p>73000</text:p>
          </table:table-cell>
          <table:table-cell/>
          <table:table-cell office:value-type="float" office:value="476732.441" calcext:value-type="float">
            <text:p>476732.441</text:p>
          </table:table-cell>
          <table:table-cell office:value-type="float" office:value="120185.744" calcext:value-type="float">
            <text:p>120185.744</text:p>
          </table:table-cell>
          <table:table-cell office:value-type="string" calcext:value-type="string">
            <text:p>愛媛県　西予市三瓶町朝立字櫓ノ下２番耕地２４番２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1">
          <table:table-cell office:value-type="float" office:value="480009.496" calcext:value-type="float">
            <text:p>480009.496</text:p>
          </table:table-cell>
          <table:table-cell office:value-type="float" office:value="122158.137" calcext:value-type="float">
            <text:p>122158.137</text:p>
          </table:table-cell>
          <table:table-cell office:value-type="string" calcext:value-type="string">
            <text:p>愛媛県　新居浜市船木字元船木甲２９８７番５</text:p>
          </table:table-cell>
          <table:table-cell office:value-type="float" office:value="32100" calcext:value-type="float">
            <text:p>32100</text:p>
          </table:table-cell>
          <table:table-cell/>
          <table:table-cell office:value-type="float" office:value="476734.532" calcext:value-type="float">
            <text:p>476734.532</text:p>
          </table:table-cell>
          <table:table-cell office:value-type="float" office:value="120157.97" calcext:value-type="float">
            <text:p>120157.97</text:p>
          </table:table-cell>
          <table:table-cell office:value-type="string" calcext:value-type="string">
            <text:p>愛媛県　西予市三瓶町津布理字道ノ下９０番１２</text:p>
          </table:table-cell>
          <table:table-cell office:value-type="float" office:value="33100" calcext:value-type="float">
            <text:p>33100</text:p>
          </table:table-cell>
        </table:table-row>
        <table:table-row table:style-name="ro1">
          <table:table-cell office:value-type="float" office:value="479962.783" calcext:value-type="float">
            <text:p>479962.783</text:p>
          </table:table-cell>
          <table:table-cell office:value-type="float" office:value="122175.457" calcext:value-type="float">
            <text:p>122175.457</text:p>
          </table:table-cell>
          <table:table-cell office:value-type="string" calcext:value-type="string">
            <text:p>愛媛県　新居浜市船木字国領甲４６８１番１０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77516.197" calcext:value-type="float">
            <text:p>477516.197</text:p>
          </table:table-cell>
          <table:table-cell office:value-type="float" office:value="120137.393" calcext:value-type="float">
            <text:p>120137.393</text:p>
          </table:table-cell>
          <table:table-cell office:value-type="string" calcext:value-type="string">
            <text:p>愛媛県　西予市野村町野村１１号８９番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1">
          <table:table-cell office:value-type="float" office:value="480024.577" calcext:value-type="float">
            <text:p>480024.577</text:p>
          </table:table-cell>
          <table:table-cell office:value-type="float" office:value="122312.523" calcext:value-type="float">
            <text:p>122312.523</text:p>
          </table:table-cell>
          <table:table-cell office:value-type="string" calcext:value-type="string">
            <text:p>愛媛県　新居浜市多喜浜４－２－４９</text:p>
          </table:table-cell>
          <table:table-cell office:value-type="float" office:value="37500" calcext:value-type="float">
            <text:p>37500</text:p>
          </table:table-cell>
          <table:table-cell/>
          <table:table-cell office:value-type="float" office:value="477513.248" calcext:value-type="float">
            <text:p>477513.248</text:p>
          </table:table-cell>
          <table:table-cell office:value-type="float" office:value="120152.236" calcext:value-type="float">
            <text:p>120152.236</text:p>
          </table:table-cell>
          <table:table-cell office:value-type="string" calcext:value-type="string">
            <text:p>愛媛県　西予市野村町野村１２号７４９番１</text:p>
          </table:table-cell>
          <table:table-cell office:value-type="float" office:value="44200" calcext:value-type="float">
            <text:p>44200</text:p>
          </table:table-cell>
        </table:table-row>
        <table:table-row table:style-name="ro1">
          <table:table-cell office:value-type="float" office:value="479842.099" calcext:value-type="float">
            <text:p>479842.099</text:p>
          </table:table-cell>
          <table:table-cell office:value-type="float" office:value="122188.836" calcext:value-type="float">
            <text:p>122188.836</text:p>
          </table:table-cell>
          <table:table-cell office:value-type="string" calcext:value-type="string">
            <text:p>愛媛県　新居浜市中村松木１－７－４２</text:p>
          </table:table-cell>
          <table:table-cell office:value-type="float" office:value="50400" calcext:value-type="float">
            <text:p>50400</text:p>
          </table:table-cell>
          <table:table-cell/>
          <table:table-cell office:value-type="float" office:value="477530.521" calcext:value-type="float">
            <text:p>477530.521</text:p>
          </table:table-cell>
          <table:table-cell office:value-type="float" office:value="120168.011" calcext:value-type="float">
            <text:p>120168.011</text:p>
          </table:table-cell>
          <table:table-cell office:value-type="string" calcext:value-type="string">
            <text:p>愛媛県　西予市野村町野村１号４６８番２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479815.915" calcext:value-type="float">
            <text:p>479815.915</text:p>
          </table:table-cell>
          <table:table-cell office:value-type="float" office:value="122145.403" calcext:value-type="float">
            <text:p>122145.403</text:p>
          </table:table-cell>
          <table:table-cell office:value-type="string" calcext:value-type="string">
            <text:p>愛媛県　新居浜市中萩町６－１１</text:p>
          </table:table-cell>
          <table:table-cell office:value-type="float" office:value="51000" calcext:value-type="float">
            <text:p>51000</text:p>
          </table:table-cell>
          <table:table-cell/>
          <table:table-cell office:value-type="float" office:value="477168.197" calcext:value-type="float">
            <text:p>477168.197</text:p>
          </table:table-cell>
          <table:table-cell office:value-type="float" office:value="120669.844" calcext:value-type="float">
            <text:p>120669.844</text:p>
          </table:table-cell>
          <table:table-cell office:value-type="string" calcext:value-type="string">
            <text:p>愛媛県　大洲市若宮字堀之内４４５番５外</text:p>
          </table:table-cell>
          <table:table-cell office:value-type="float" office:value="58200" calcext:value-type="float">
            <text:p>58200</text:p>
          </table:table-cell>
        </table:table-row>
        <table:table-row table:style-name="ro1">
          <table:table-cell office:value-type="float" office:value="479854.622" calcext:value-type="float">
            <text:p>479854.622</text:p>
          </table:table-cell>
          <table:table-cell office:value-type="float" office:value="122149.689" calcext:value-type="float">
            <text:p>122149.689</text:p>
          </table:table-cell>
          <table:table-cell office:value-type="string" calcext:value-type="string">
            <text:p>愛媛県　新居浜市土橋２－１４－２４</text:p>
          </table:table-cell>
          <table:table-cell office:value-type="float" office:value="54100" calcext:value-type="float">
            <text:p>54100</text:p>
          </table:table-cell>
          <table:table-cell/>
          <table:table-cell office:value-type="float" office:value="477165.29" calcext:value-type="float">
            <text:p>477165.29</text:p>
          </table:table-cell>
          <table:table-cell office:value-type="float" office:value="120652.013" calcext:value-type="float">
            <text:p>120652.013</text:p>
          </table:table-cell>
          <table:table-cell office:value-type="string" calcext:value-type="string">
            <text:p>愛媛県　大洲市常磐町字東側８８番１外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1">
          <table:table-cell office:value-type="float" office:value="479945.557" calcext:value-type="float">
            <text:p>479945.557</text:p>
          </table:table-cell>
          <table:table-cell office:value-type="float" office:value="122182.55" calcext:value-type="float">
            <text:p>122182.55</text:p>
          </table:table-cell>
          <table:table-cell office:value-type="string" calcext:value-type="string">
            <text:p>愛媛県　新居浜市東田２丁目甲１７２１番７</text:p>
          </table:table-cell>
          <table:table-cell office:value-type="float" office:value="40100" calcext:value-type="float">
            <text:p>40100</text:p>
          </table:table-cell>
          <table:table-cell/>
          <table:table-cell office:value-type="float" office:value="477142.636" calcext:value-type="float">
            <text:p>477142.636</text:p>
          </table:table-cell>
          <table:table-cell office:value-type="float" office:value="120633.854" calcext:value-type="float">
            <text:p>120633.854</text:p>
          </table:table-cell>
          <table:table-cell office:value-type="string" calcext:value-type="string">
            <text:p>愛媛県　大洲市大洲字三ノ丸８８０番９０</text:p>
          </table:table-cell>
          <table:table-cell office:value-type="float" office:value="50300" calcext:value-type="float">
            <text:p>50300</text:p>
          </table:table-cell>
        </table:table-row>
        <table:table-row table:style-name="ro1">
          <table:table-cell office:value-type="float" office:value="479811.748" calcext:value-type="float">
            <text:p>479811.748</text:p>
          </table:table-cell>
          <table:table-cell office:value-type="float" office:value="122274.644" calcext:value-type="float">
            <text:p>122274.644</text:p>
          </table:table-cell>
          <table:table-cell office:value-type="string" calcext:value-type="string">
            <text:p>愛媛県　新居浜市徳常町８－４１</text:p>
          </table:table-cell>
          <table:table-cell office:value-type="float" office:value="73400" calcext:value-type="float">
            <text:p>73400</text:p>
          </table:table-cell>
          <table:table-cell/>
          <table:table-cell office:value-type="float" office:value="477162.778" calcext:value-type="float">
            <text:p>477162.778</text:p>
          </table:table-cell>
          <table:table-cell office:value-type="float" office:value="120661.344" calcext:value-type="float">
            <text:p>120661.344</text:p>
          </table:table-cell>
          <table:table-cell office:value-type="string" calcext:value-type="string">
            <text:p>愛媛県　大洲市中村字長畑２１０番３１</text:p>
          </table:table-cell>
          <table:table-cell office:value-type="float" office:value="76500" calcext:value-type="float">
            <text:p>76500</text:p>
          </table:table-cell>
        </table:table-row>
        <table:table-row table:style-name="ro1">
          <table:table-cell office:value-type="float" office:value="479789.939" calcext:value-type="float">
            <text:p>479789.939</text:p>
          </table:table-cell>
          <table:table-cell office:value-type="float" office:value="122143.539" calcext:value-type="float">
            <text:p>122143.539</text:p>
          </table:table-cell>
          <table:table-cell office:value-type="string" calcext:value-type="string">
            <text:p>愛媛県　新居浜市萩生字本郷８２３番２外</text:p>
          </table:table-cell>
          <table:table-cell office:value-type="float" office:value="39500" calcext:value-type="float">
            <text:p>39500</text:p>
          </table:table-cell>
          <table:table-cell/>
          <table:table-cell office:value-type="float" office:value="476928.504" calcext:value-type="float">
            <text:p>476928.504</text:p>
          </table:table-cell>
          <table:table-cell office:value-type="float" office:value="121006.94" calcext:value-type="float">
            <text:p>121006.94</text:p>
          </table:table-cell>
          <table:table-cell office:value-type="string" calcext:value-type="string">
            <text:p>愛媛県　大洲市長浜甲５０２番</text:p>
          </table:table-cell>
          <table:table-cell office:value-type="float" office:value="43800" calcext:value-type="float">
            <text:p>43800</text:p>
          </table:table-cell>
        </table:table-row>
        <table:table-row table:style-name="ro1">
          <table:table-cell office:value-type="float" office:value="479908.832" calcext:value-type="float">
            <text:p>479908.832</text:p>
          </table:table-cell>
          <table:table-cell office:value-type="float" office:value="122321.865" calcext:value-type="float">
            <text:p>122321.865</text:p>
          </table:table-cell>
          <table:table-cell office:value-type="string" calcext:value-type="string">
            <text:p>愛媛県　新居浜市八幡１－１６－２０</text:p>
          </table:table-cell>
          <table:table-cell office:value-type="float" office:value="49100" calcext:value-type="float">
            <text:p>49100</text:p>
          </table:table-cell>
          <table:table-cell/>
          <table:table-cell office:value-type="float" office:value="476928.364" calcext:value-type="float">
            <text:p>476928.364</text:p>
          </table:table-cell>
          <table:table-cell office:value-type="float" office:value="121017.33" calcext:value-type="float">
            <text:p>121017.33</text:p>
          </table:table-cell>
          <table:table-cell office:value-type="string" calcext:value-type="string">
            <text:p>愛媛県　大洲市長浜甲５９３番３</text:p>
          </table:table-cell>
          <table:table-cell office:value-type="float" office:value="30700" calcext:value-type="float">
            <text:p>30700</text:p>
          </table:table-cell>
        </table:table-row>
        <table:table-row table:style-name="ro1">
          <table:table-cell office:value-type="float" office:value="479824.588" calcext:value-type="float">
            <text:p>479824.588</text:p>
          </table:table-cell>
          <table:table-cell office:value-type="float" office:value="122261.98" calcext:value-type="float">
            <text:p>122261.98</text:p>
          </table:table-cell>
          <table:table-cell office:value-type="string" calcext:value-type="string">
            <text:p>愛媛県　新居浜市繁本町１－８</text:p>
          </table:table-cell>
          <table:table-cell office:value-type="float" office:value="117000" calcext:value-type="float">
            <text:p>117000</text:p>
          </table:table-cell>
          <table:table-cell/>
          <table:table-cell office:value-type="float" office:value="477235.638" calcext:value-type="float">
            <text:p>477235.638</text:p>
          </table:table-cell>
          <table:table-cell office:value-type="float" office:value="120702.726" calcext:value-type="float">
            <text:p>120702.726</text:p>
          </table:table-cell>
          <table:table-cell office:value-type="string" calcext:value-type="string">
            <text:p>愛媛県　大洲市東若宮１８番５外</text:p>
          </table:table-cell>
          <table:table-cell office:value-type="float" office:value="67400" calcext:value-type="float">
            <text:p>67400</text:p>
          </table:table-cell>
        </table:table-row>
        <table:table-row table:style-name="ro1">
          <table:table-cell office:value-type="float" office:value="479915.284" calcext:value-type="float">
            <text:p>479915.284</text:p>
          </table:table-cell>
          <table:table-cell office:value-type="float" office:value="122145.795" calcext:value-type="float">
            <text:p>122145.795</text:p>
          </table:table-cell>
          <table:table-cell office:value-type="string" calcext:value-type="string">
            <text:p>愛媛県　新居浜市北内町３－６－１９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477176.62" calcext:value-type="float">
            <text:p>477176.62</text:p>
          </table:table-cell>
          <table:table-cell office:value-type="float" office:value="120613.792" calcext:value-type="float">
            <text:p>120613.792</text:p>
          </table:table-cell>
          <table:table-cell office:value-type="string" calcext:value-type="string">
            <text:p>愛媛県　大洲市柚木字尾阪３５８番８０</text:p>
          </table:table-cell>
          <table:table-cell office:value-type="float" office:value="45800" calcext:value-type="float">
            <text:p>45800</text:p>
          </table:table-cell>
        </table:table-row>
        <table:table-row table:style-name="ro1">
          <table:table-cell office:value-type="float" office:value="479495.796" calcext:value-type="float">
            <text:p>479495.796</text:p>
          </table:table-cell>
          <table:table-cell office:value-type="float" office:value="122172.403" calcext:value-type="float">
            <text:p>122172.403</text:p>
          </table:table-cell>
          <table:table-cell office:value-type="string" calcext:value-type="string">
            <text:p>愛媛県　西条市ひうち字西ひうち８番２７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478242.029" calcext:value-type="float">
            <text:p>478242.029</text:p>
          </table:table-cell>
          <table:table-cell office:value-type="float" office:value="121662.032" calcext:value-type="float">
            <text:p>121662.032</text:p>
          </table:table-cell>
          <table:table-cell office:value-type="string" calcext:value-type="string">
            <text:p>愛媛県　東温市牛渕字砂子地１０４７番１</text:p>
          </table:table-cell>
          <table:table-cell office:value-type="float" office:value="72300" calcext:value-type="float">
            <text:p>72300</text:p>
          </table:table-cell>
        </table:table-row>
        <table:table-row table:style-name="ro1">
          <table:table-cell office:value-type="float" office:value="479084.767" calcext:value-type="float">
            <text:p>479084.767</text:p>
          </table:table-cell>
          <table:table-cell office:value-type="float" office:value="122166.956" calcext:value-type="float">
            <text:p>122166.956</text:p>
          </table:table-cell>
          <table:table-cell office:value-type="string" calcext:value-type="string">
            <text:p>愛媛県　西条市喜多台４６３番９</text:p>
          </table:table-cell>
          <table:table-cell office:value-type="float" office:value="42200" calcext:value-type="float">
            <text:p>42200</text:p>
          </table:table-cell>
          <table:table-cell/>
          <table:table-cell office:value-type="float" office:value="478245.312" calcext:value-type="float">
            <text:p>478245.312</text:p>
          </table:table-cell>
          <table:table-cell office:value-type="float" office:value="121669.744" calcext:value-type="float">
            <text:p>121669.744</text:p>
          </table:table-cell>
          <table:table-cell office:value-type="string" calcext:value-type="string">
            <text:p>愛媛県　東温市牛渕字上樋１９４１番１</text:p>
          </table:table-cell>
          <table:table-cell office:value-type="float" office:value="74000" calcext:value-type="float">
            <text:p>74000</text:p>
          </table:table-cell>
        </table:table-row>
        <table:table-row table:style-name="ro1">
          <table:table-cell office:value-type="float" office:value="479052.859" calcext:value-type="float">
            <text:p>479052.859</text:p>
          </table:table-cell>
          <table:table-cell office:value-type="float" office:value="122176.241" calcext:value-type="float">
            <text:p>122176.241</text:p>
          </table:table-cell>
          <table:table-cell office:value-type="string" calcext:value-type="string">
            <text:p>愛媛県　西条市喜多台５１番４外</text:p>
          </table:table-cell>
          <table:table-cell office:value-type="float" office:value="36400" calcext:value-type="float">
            <text:p>36400</text:p>
          </table:table-cell>
          <table:table-cell/>
          <table:table-cell office:value-type="float" office:value="478328.047" calcext:value-type="float">
            <text:p>478328.047</text:p>
          </table:table-cell>
          <table:table-cell office:value-type="float" office:value="121666.766" calcext:value-type="float">
            <text:p>121666.766</text:p>
          </table:table-cell>
          <table:table-cell office:value-type="string" calcext:value-type="string">
            <text:p>愛媛県　東温市志津川字力石甲１１３３番３５</text:p>
          </table:table-cell>
          <table:table-cell office:value-type="float" office:value="68200" calcext:value-type="float">
            <text:p>68200</text:p>
          </table:table-cell>
        </table:table-row>
        <table:table-row table:style-name="ro1">
          <table:table-cell office:value-type="float" office:value="479464.137" calcext:value-type="float">
            <text:p>479464.137</text:p>
          </table:table-cell>
          <table:table-cell office:value-type="float" office:value="122120.971" calcext:value-type="float">
            <text:p>122120.971</text:p>
          </table:table-cell>
          <table:table-cell office:value-type="string" calcext:value-type="string">
            <text:p>愛媛県　西条市朔日市字秋吉６０４番５</text:p>
          </table:table-cell>
          <table:table-cell office:value-type="float" office:value="64000" calcext:value-type="float">
            <text:p>64000</text:p>
          </table:table-cell>
          <table:table-cell/>
          <table:table-cell office:value-type="float" office:value="478255.385" calcext:value-type="float">
            <text:p>478255.385</text:p>
          </table:table-cell>
          <table:table-cell office:value-type="float" office:value="121676.944" calcext:value-type="float">
            <text:p>121676.944</text:p>
          </table:table-cell>
          <table:table-cell office:value-type="string" calcext:value-type="string">
            <text:p>愛媛県　東温市西岡字熊の畑甲５９９番６１</text:p>
          </table:table-cell>
          <table:table-cell office:value-type="float" office:value="68200" calcext:value-type="float">
            <text:p>68200</text:p>
          </table:table-cell>
        </table:table-row>
        <table:table-row table:style-name="ro1">
          <table:table-cell office:value-type="float" office:value="479127.29" calcext:value-type="float">
            <text:p>479127.29</text:p>
          </table:table-cell>
          <table:table-cell office:value-type="float" office:value="122151.969" calcext:value-type="float">
            <text:p>122151.969</text:p>
          </table:table-cell>
          <table:table-cell office:value-type="string" calcext:value-type="string">
            <text:p>愛媛県　西条市三津屋南５番２３</text:p>
          </table:table-cell>
          <table:table-cell office:value-type="float" office:value="54900" calcext:value-type="float">
            <text:p>54900</text:p>
          </table:table-cell>
          <table:table-cell/>
          <table:table-cell office:value-type="float" office:value="478316.027" calcext:value-type="float">
            <text:p>478316.027</text:p>
          </table:table-cell>
          <table:table-cell office:value-type="float" office:value="121645.17" calcext:value-type="float">
            <text:p>121645.17</text:p>
          </table:table-cell>
          <table:table-cell office:value-type="string" calcext:value-type="string">
            <text:p>愛媛県　東温市田窪字井手ノ上３２６番３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float" office:value="479120.777" calcext:value-type="float">
            <text:p>479120.777</text:p>
          </table:table-cell>
          <table:table-cell office:value-type="float" office:value="122157.084" calcext:value-type="float">
            <text:p>122157.084</text:p>
          </table:table-cell>
          <table:table-cell office:value-type="string" calcext:value-type="string">
            <text:p>愛媛県　西条市三津屋南９番７</text:p>
          </table:table-cell>
          <table:table-cell office:value-type="float" office:value="84200" calcext:value-type="float">
            <text:p>84200</text:p>
          </table:table-cell>
          <table:table-cell/>
          <table:table-cell office:value-type="float" office:value="478418.526" calcext:value-type="float">
            <text:p>478418.526</text:p>
          </table:table-cell>
          <table:table-cell office:value-type="float" office:value="121680.716" calcext:value-type="float">
            <text:p>121680.716</text:p>
          </table:table-cell>
          <table:table-cell office:value-type="string" calcext:value-type="string">
            <text:p>愛媛県　東温市南方字森１８９９番１３</text:p>
          </table:table-cell>
          <table:table-cell office:value-type="float" office:value="44700" calcext:value-type="float">
            <text:p>44700</text:p>
          </table:table-cell>
        </table:table-row>
        <table:table-row table:style-name="ro1">
          <table:table-cell office:value-type="float" office:value="479009.354" calcext:value-type="float">
            <text:p>479009.354</text:p>
          </table:table-cell>
          <table:table-cell office:value-type="float" office:value="122234.504" calcext:value-type="float">
            <text:p>122234.504</text:p>
          </table:table-cell>
          <table:table-cell office:value-type="string" calcext:value-type="string">
            <text:p>愛媛県　西条市三芳２０２番２</text:p>
          </table:table-cell>
          <table:table-cell office:value-type="float" office:value="42800" calcext:value-type="float">
            <text:p>42800</text:p>
          </table:table-cell>
          <table:table-cell/>
          <table:table-cell office:value-type="float" office:value="478478.772" calcext:value-type="float">
            <text:p>478478.772</text:p>
          </table:table-cell>
          <table:table-cell office:value-type="float" office:value="121685.159" calcext:value-type="float">
            <text:p>121685.159</text:p>
          </table:table-cell>
          <table:table-cell office:value-type="string" calcext:value-type="string">
            <text:p>愛媛県　東温市北方字川上甲２２４１番２</text:p>
          </table:table-cell>
          <table:table-cell office:value-type="float" office:value="38800" calcext:value-type="float">
            <text:p>38800</text:p>
          </table:table-cell>
        </table:table-row>
        <table:table-row table:style-name="ro1">
          <table:table-cell office:value-type="float" office:value="479027.409" calcext:value-type="float">
            <text:p>479027.409</text:p>
          </table:table-cell>
          <table:table-cell office:value-type="float" office:value="122213.483" calcext:value-type="float">
            <text:p>122213.483</text:p>
          </table:table-cell>
          <table:table-cell office:value-type="string" calcext:value-type="string">
            <text:p>愛媛県　西条市三芳２３４７番１</text:p>
          </table:table-cell>
          <table:table-cell office:value-type="float" office:value="30400" calcext:value-type="float">
            <text:p>30400</text:p>
          </table:table-cell>
          <table:table-cell/>
          <table:table-cell office:value-type="float" office:value="477248.198" calcext:value-type="float">
            <text:p>477248.198</text:p>
          </table:table-cell>
          <table:table-cell office:value-type="float" office:value="118677.211" calcext:value-type="float">
            <text:p>118677.211</text:p>
          </table:table-cell>
          <table:table-cell office:value-type="string" calcext:value-type="string">
            <text:p>愛媛県　南宇和郡愛南町御荘平城２８９３番１０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479092.373" calcext:value-type="float">
            <text:p>479092.373</text:p>
          </table:table-cell>
          <table:table-cell office:value-type="float" office:value="122123.895" calcext:value-type="float">
            <text:p>122123.895</text:p>
          </table:table-cell>
          <table:table-cell office:value-type="string" calcext:value-type="string">
            <text:p>愛媛県　西条市周布６２４番３</text:p>
          </table:table-cell>
          <table:table-cell office:value-type="float" office:value="64000" calcext:value-type="float">
            <text:p>64000</text:p>
          </table:table-cell>
          <table:table-cell/>
          <table:table-cell office:value-type="float" office:value="477238.36" calcext:value-type="float">
            <text:p>477238.36</text:p>
          </table:table-cell>
          <table:table-cell office:value-type="float" office:value="118653.415" calcext:value-type="float">
            <text:p>118653.415</text:p>
          </table:table-cell>
          <table:table-cell office:value-type="string" calcext:value-type="string">
            <text:p>愛媛県　南宇和郡愛南町御荘平城３７３０番１外</text:p>
          </table:table-cell>
          <table:table-cell office:value-type="float" office:value="54700" calcext:value-type="float">
            <text:p>54700</text:p>
          </table:table-cell>
        </table:table-row>
        <table:table-row table:style-name="ro1">
          <table:table-cell office:value-type="float" office:value="479085.725" calcext:value-type="float">
            <text:p>479085.725</text:p>
          </table:table-cell>
          <table:table-cell office:value-type="float" office:value="122081.205" calcext:value-type="float">
            <text:p>122081.205</text:p>
          </table:table-cell>
          <table:table-cell office:value-type="string" calcext:value-type="string">
            <text:p>愛媛県　西条市周布９８５番１１</text:p>
          </table:table-cell>
          <table:table-cell office:value-type="float" office:value="38000" calcext:value-type="float">
            <text:p>38000</text:p>
          </table:table-cell>
          <table:table-cell/>
          <table:table-cell office:value-type="float" office:value="477235.321" calcext:value-type="float">
            <text:p>477235.321</text:p>
          </table:table-cell>
          <table:table-cell office:value-type="float" office:value="118646.975" calcext:value-type="float">
            <text:p>118646.975</text:p>
          </table:table-cell>
          <table:table-cell office:value-type="string" calcext:value-type="string">
            <text:p>愛媛県　南宇和郡愛南町御荘平城４３４２番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1">
          <table:table-cell office:value-type="float" office:value="479228.068" calcext:value-type="float">
            <text:p>479228.068</text:p>
          </table:table-cell>
          <table:table-cell office:value-type="float" office:value="122025.357" calcext:value-type="float">
            <text:p>122025.357</text:p>
          </table:table-cell>
          <table:table-cell office:value-type="string" calcext:value-type="string">
            <text:p>愛媛県　西条市小松町新屋敷字居屋敷甲３２番２</text:p>
          </table:table-cell>
          <table:table-cell office:value-type="float" office:value="39300" calcext:value-type="float">
            <text:p>39300</text:p>
          </table:table-cell>
          <table:table-cell/>
          <table:table-cell office:value-type="float" office:value="477317.822" calcext:value-type="float">
            <text:p>477317.822</text:p>
          </table:table-cell>
          <table:table-cell office:value-type="float" office:value="118661.285" calcext:value-type="float">
            <text:p>118661.285</text:p>
          </table:table-cell>
          <table:table-cell office:value-type="string" calcext:value-type="string">
            <text:p>愛媛県　南宇和郡愛南町城辺甲３８１６番８</text:p>
          </table:table-cell>
          <table:table-cell office:value-type="float" office:value="26700" calcext:value-type="float">
            <text:p>26700</text:p>
          </table:table-cell>
        </table:table-row>
        <table:table-row table:style-name="ro1">
          <table:table-cell office:value-type="float" office:value="479209.808" calcext:value-type="float">
            <text:p>479209.808</text:p>
          </table:table-cell>
          <table:table-cell office:value-type="float" office:value="122020.695" calcext:value-type="float">
            <text:p>122020.695</text:p>
          </table:table-cell>
          <table:table-cell office:value-type="string" calcext:value-type="string">
            <text:p>愛媛県　西条市小松町新屋敷字小松甲２２５番１外</text:p>
          </table:table-cell>
          <table:table-cell office:value-type="float" office:value="46600" calcext:value-type="float">
            <text:p>46600</text:p>
          </table:table-cell>
          <table:table-cell/>
          <table:table-cell office:value-type="float" office:value="476961.142" calcext:value-type="float">
            <text:p>476961.142</text:p>
          </table:table-cell>
          <table:table-cell office:value-type="float" office:value="118938.866" calcext:value-type="float">
            <text:p>118938.866</text:p>
          </table:table-cell>
          <table:table-cell office:value-type="string" calcext:value-type="string">
            <text:p>愛媛県　南宇和郡愛南町須ノ川３１４番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479220.826" calcext:value-type="float">
            <text:p>479220.826</text:p>
          </table:table-cell>
          <table:table-cell office:value-type="float" office:value="122027.224" calcext:value-type="float">
            <text:p>122027.224</text:p>
          </table:table-cell>
          <table:table-cell office:value-type="string" calcext:value-type="string">
            <text:p>愛媛県　西条市小松町新屋敷字東町裏甲３５３番３</text:p>
          </table:table-cell>
          <table:table-cell office:value-type="float" office:value="56500" calcext:value-type="float">
            <text:p>56500</text:p>
          </table:table-cell>
          <table:table-cell/>
          <table:table-cell office:value-type="float" office:value="476748.083" calcext:value-type="float">
            <text:p>476748.083</text:p>
          </table:table-cell>
          <table:table-cell office:value-type="float" office:value="120433.91" calcext:value-type="float">
            <text:p>120433.91</text:p>
          </table:table-cell>
          <table:table-cell office:value-type="string" calcext:value-type="string">
            <text:p>愛媛県　八幡浜市古町２－２－４１</text:p>
          </table:table-cell>
          <table:table-cell office:value-type="float" office:value="66500" calcext:value-type="float">
            <text:p>66500</text:p>
          </table:table-cell>
        </table:table-row>
        <table:table-row table:style-name="ro1">
          <table:table-cell office:value-type="float" office:value="479159.012" calcext:value-type="float">
            <text:p>479159.012</text:p>
          </table:table-cell>
          <table:table-cell office:value-type="float" office:value="122026.063" calcext:value-type="float">
            <text:p>122026.063</text:p>
          </table:table-cell>
          <table:table-cell office:value-type="string" calcext:value-type="string">
            <text:p>愛媛県　西条市小松町南川字御手洗甲１３０番１</text:p>
          </table:table-cell>
          <table:table-cell office:value-type="float" office:value="35100" calcext:value-type="float">
            <text:p>35100</text:p>
          </table:table-cell>
          <table:table-cell/>
          <table:table-cell office:value-type="float" office:value="476727.606" calcext:value-type="float">
            <text:p>476727.606</text:p>
          </table:table-cell>
          <table:table-cell office:value-type="float" office:value="120450.686" calcext:value-type="float">
            <text:p>120450.686</text:p>
          </table:table-cell>
          <table:table-cell office:value-type="string" calcext:value-type="string">
            <text:p>愛媛県　八幡浜市字川通１４６９番３３外</text:p>
          </table:table-cell>
          <table:table-cell office:value-type="float" office:value="64900" calcext:value-type="float">
            <text:p>64900</text:p>
          </table:table-cell>
        </table:table-row>
        <table:table-row table:style-name="ro1">
          <table:table-cell office:value-type="float" office:value="479453.099" calcext:value-type="float">
            <text:p>479453.099</text:p>
          </table:table-cell>
          <table:table-cell office:value-type="float" office:value="122135.368" calcext:value-type="float">
            <text:p>122135.368</text:p>
          </table:table-cell>
          <table:table-cell office:value-type="string" calcext:value-type="string">
            <text:p>愛媛県　西条市新田字北新田２１６番１４</text:p>
          </table:table-cell>
          <table:table-cell office:value-type="float" office:value="62900" calcext:value-type="float">
            <text:p>62900</text:p>
          </table:table-cell>
          <table:table-cell/>
          <table:table-cell office:value-type="float" office:value="476753.046" calcext:value-type="float">
            <text:p>476753.046</text:p>
          </table:table-cell>
          <table:table-cell office:value-type="float" office:value="120449.304" calcext:value-type="float">
            <text:p>120449.304</text:p>
          </table:table-cell>
          <table:table-cell office:value-type="string" calcext:value-type="string">
            <text:p>愛媛県　八幡浜市字中深１２１５番１外</text:p>
          </table:table-cell>
          <table:table-cell office:value-type="float" office:value="92500" calcext:value-type="float">
            <text:p>92500</text:p>
          </table:table-cell>
        </table:table-row>
        <table:table-row table:style-name="ro1">
          <table:table-cell office:value-type="float" office:value="479342.495" calcext:value-type="float">
            <text:p>479342.495</text:p>
          </table:table-cell>
          <table:table-cell office:value-type="float" office:value="122074.977" calcext:value-type="float">
            <text:p>122074.977</text:p>
          </table:table-cell>
          <table:table-cell office:value-type="string" calcext:value-type="string">
            <text:p>愛媛県　西条市西泉字戊新田甲９番４</text:p>
          </table:table-cell>
          <table:table-cell office:value-type="float" office:value="27600" calcext:value-type="float">
            <text:p>27600</text:p>
          </table:table-cell>
          <table:table-cell/>
          <table:table-cell office:value-type="float" office:value="476792.644" calcext:value-type="float">
            <text:p>476792.644</text:p>
          </table:table-cell>
          <table:table-cell office:value-type="float" office:value="120465.223" calcext:value-type="float">
            <text:p>120465.223</text:p>
          </table:table-cell>
          <table:table-cell office:value-type="string" calcext:value-type="string">
            <text:p>愛媛県　八幡浜市松柏丙５６０番１</text:p>
          </table:table-cell>
          <table:table-cell office:value-type="float" office:value="61400" calcext:value-type="float">
            <text:p>61400</text:p>
          </table:table-cell>
        </table:table-row>
        <table:table-row table:style-name="ro1">
          <table:table-cell office:value-type="float" office:value="479174.246" calcext:value-type="float">
            <text:p>479174.246</text:p>
          </table:table-cell>
          <table:table-cell office:value-type="float" office:value="122107.706" calcext:value-type="float">
            <text:p>122107.706</text:p>
          </table:table-cell>
          <table:table-cell office:value-type="string" calcext:value-type="string">
            <text:p>愛媛県　西条市石田２３９番４</text:p>
          </table:table-cell>
          <table:table-cell office:value-type="float" office:value="35500" calcext:value-type="float">
            <text:p>35500</text:p>
          </table:table-cell>
          <table:table-cell/>
          <table:table-cell office:value-type="float" office:value="476634.942" calcext:value-type="float">
            <text:p>476634.942</text:p>
          </table:table-cell>
          <table:table-cell office:value-type="float" office:value="120512.722" calcext:value-type="float">
            <text:p>120512.722</text:p>
          </table:table-cell>
          <table:table-cell office:value-type="string" calcext:value-type="string">
            <text:p>愛媛県　八幡浜市保内町川之石１番耕地２３６番１４６</text:p>
          </table:table-cell>
          <table:table-cell office:value-type="float" office:value="50900" calcext:value-type="float">
            <text:p>50900</text:p>
          </table:table-cell>
        </table:table-row>
        <table:table-row table:style-name="ro1">
          <table:table-cell office:value-type="float" office:value="479117.892" calcext:value-type="float">
            <text:p>479117.892</text:p>
          </table:table-cell>
          <table:table-cell office:value-type="float" office:value="122180.674" calcext:value-type="float">
            <text:p>122180.674</text:p>
          </table:table-cell>
          <table:table-cell office:value-type="string" calcext:value-type="string">
            <text:p>愛媛県　西条市大新田１８３番１</text:p>
          </table:table-cell>
          <table:table-cell office:value-type="float" office:value="40800" calcext:value-type="float">
            <text:p>40800</text:p>
          </table:table-cell>
          <table:table-cell/>
          <table:table-cell office:value-type="float" office:value="476623.724" calcext:value-type="float">
            <text:p>476623.724</text:p>
          </table:table-cell>
          <table:table-cell office:value-type="float" office:value="120518.705" calcext:value-type="float">
            <text:p>120518.705</text:p>
          </table:table-cell>
          <table:table-cell office:value-type="string" calcext:value-type="string">
            <text:p>愛媛県　八幡浜市保内町川之石３番耕地１６番２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79496.949" calcext:value-type="float">
            <text:p>479496.949</text:p>
          </table:table-cell>
          <table:table-cell office:value-type="float" office:value="122096.286" calcext:value-type="float">
            <text:p>122096.286</text:p>
          </table:table-cell>
          <table:table-cell office:value-type="string" calcext:value-type="string">
            <text:p>愛媛県　西条市大町字広坪３２６番２２外</text:p>
          </table:table-cell>
          <table:table-cell office:value-type="float" office:value="62900" calcext:value-type="float">
            <text:p>62900</text:p>
          </table:table-cell>
          <table:table-cell/>
          <table:table-cell office:value-type="float" office:value="476598.319" calcext:value-type="float">
            <text:p>476598.319</text:p>
          </table:table-cell>
          <table:table-cell office:value-type="float" office:value="120513.733" calcext:value-type="float">
            <text:p>120513.733</text:p>
          </table:table-cell>
          <table:table-cell office:value-type="string" calcext:value-type="string">
            <text:p>愛媛県　八幡浜市保内町川之石５番耕地４０番１</text:p>
          </table:table-cell>
          <table:table-cell office:value-type="float" office:value="22300" calcext:value-type="float">
            <text:p>22300</text:p>
          </table:table-cell>
        </table:table-row>
        <table:table-row table:style-name="ro1">
          <table:table-cell office:value-type="float" office:value="479466.275" calcext:value-type="float">
            <text:p>479466.275</text:p>
          </table:table-cell>
          <table:table-cell office:value-type="float" office:value="122097.517" calcext:value-type="float">
            <text:p>122097.517</text:p>
          </table:table-cell>
          <table:table-cell office:value-type="string" calcext:value-type="string">
            <text:p>愛媛県　西条市大町字新町１６４２番６外</text:p>
          </table:table-cell>
          <table:table-cell office:value-type="float" office:value="85800" calcext:value-type="float">
            <text:p>85800</text:p>
          </table:table-cell>
          <table:table-cell/>
          <table:table-cell office:value-type="float" office:value="477633.46" calcext:value-type="float">
            <text:p>477633.46</text:p>
          </table:table-cell>
          <table:table-cell office:value-type="float" office:value="119722.986" calcext:value-type="float">
            <text:p>119722.986</text:p>
          </table:table-cell>
          <table:table-cell office:value-type="string" calcext:value-type="string">
            <text:p>愛媛県　北宇和郡鬼北町大字近永６５９番２</text:p>
          </table:table-cell>
          <table:table-cell office:value-type="float" office:value="37600" calcext:value-type="float">
            <text:p>37600</text:p>
          </table:table-cell>
        </table:table-row>
        <table:table-row table:style-name="ro1">
          <table:table-cell office:value-type="float" office:value="479462.065" calcext:value-type="float">
            <text:p>479462.065</text:p>
          </table:table-cell>
          <table:table-cell office:value-type="float" office:value="122102.423" calcext:value-type="float">
            <text:p>122102.423</text:p>
          </table:table-cell>
          <table:table-cell office:value-type="string" calcext:value-type="string">
            <text:p>愛媛県　西条市大町字新町１６８６番１０</text:p>
          </table:table-cell>
          <table:table-cell office:value-type="float" office:value="82500" calcext:value-type="float">
            <text:p>82500</text:p>
          </table:table-cell>
          <table:table-cell/>
          <table:table-cell office:value-type="float" office:value="477652.363" calcext:value-type="float">
            <text:p>477652.363</text:p>
          </table:table-cell>
          <table:table-cell office:value-type="float" office:value="119731.986" calcext:value-type="float">
            <text:p>119731.986</text:p>
          </table:table-cell>
          <table:table-cell office:value-type="string" calcext:value-type="string">
            <text:p>愛媛県　北宇和郡鬼北町大字国遠１０５４番２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479472.433" calcext:value-type="float">
            <text:p>479472.433</text:p>
          </table:table-cell>
          <table:table-cell office:value-type="float" office:value="122100.864" calcext:value-type="float">
            <text:p>122100.864</text:p>
          </table:table-cell>
          <table:table-cell office:value-type="string" calcext:value-type="string">
            <text:p>愛媛県　西条市大町字弁財天７１３番３</text:p>
          </table:table-cell>
          <table:table-cell office:value-type="float" office:value="74000" calcext:value-type="float">
            <text:p>74000</text:p>
          </table:table-cell>
          <table:table-cell/>
          <table:table-cell office:value-type="float" office:value="477688.014" calcext:value-type="float">
            <text:p>477688.014</text:p>
          </table:table-cell>
          <table:table-cell office:value-type="float" office:value="119710.57" calcext:value-type="float">
            <text:p>119710.57</text:p>
          </table:table-cell>
          <table:table-cell office:value-type="string" calcext:value-type="string">
            <text:p>愛媛県　北宇和郡鬼北町大字出目１９２３番</text:p>
          </table:table-cell>
          <table:table-cell office:value-type="float" office:value="17300" calcext:value-type="float">
            <text:p>17300</text:p>
          </table:table-cell>
        </table:table-row>
        <table:table-row table:style-name="ro1">
          <table:table-cell office:value-type="float" office:value="479470.969" calcext:value-type="float">
            <text:p>479470.969</text:p>
          </table:table-cell>
          <table:table-cell office:value-type="float" office:value="122079.001" calcext:value-type="float">
            <text:p>122079.001</text:p>
          </table:table-cell>
          <table:table-cell office:value-type="string" calcext:value-type="string">
            <text:p>愛媛県　西条市大町字福森８７６番６</text:p>
          </table:table-cell>
          <table:table-cell office:value-type="float" office:value="64400" calcext:value-type="float">
            <text:p>64400</text:p>
          </table:table-cell>
          <table:table-cell table:number-columns-repeated="5"/>
        </table:table-row>
        <table:table-row table:style-name="ro1">
          <table:table-cell office:value-type="float" office:value="479046.212" calcext:value-type="float">
            <text:p>479046.212</text:p>
          </table:table-cell>
          <table:table-cell office:value-type="float" office:value="122074.678" calcext:value-type="float">
            <text:p>122074.678</text:p>
          </table:table-cell>
          <table:table-cell office:value-type="string" calcext:value-type="string">
            <text:p>愛媛県　西条市丹原町願連寺２１０番６</text:p>
          </table:table-cell>
          <table:table-cell office:value-type="float" office:value="36200" calcext:value-type="float">
            <text:p>36200</text:p>
          </table:table-cell>
          <table:table-cell table:number-columns-repeated="5"/>
        </table:table-row>
        <table:table-row table:style-name="ro1">
          <table:table-cell office:value-type="float" office:value="479018.818" calcext:value-type="float">
            <text:p>479018.818</text:p>
          </table:table-cell>
          <table:table-cell office:value-type="float" office:value="122049.013" calcext:value-type="float">
            <text:p>122049.013</text:p>
          </table:table-cell>
          <table:table-cell office:value-type="string" calcext:value-type="string">
            <text:p>愛媛県　西条市丹原町今井４７１番２</text:p>
          </table:table-cell>
          <table:table-cell office:value-type="float" office:value="41900" calcext:value-type="float">
            <text:p>41900</text:p>
          </table:table-cell>
          <table:table-cell table:number-columns-repeated="5"/>
        </table:table-row>
        <table:table-row table:style-name="ro1">
          <table:table-cell office:value-type="float" office:value="479419.756" calcext:value-type="float">
            <text:p>479419.756</text:p>
          </table:table-cell>
          <table:table-cell office:value-type="float" office:value="122109.75" calcext:value-type="float">
            <text:p>122109.75</text:p>
          </table:table-cell>
          <table:table-cell office:value-type="string" calcext:value-type="string">
            <text:p>愛媛県　西条市樋之口字實門９８番５</text:p>
          </table:table-cell>
          <table:table-cell office:value-type="float" office:value="62800" calcext:value-type="float">
            <text:p>62800</text:p>
          </table:table-cell>
          <table:table-cell table:number-columns-repeated="5"/>
        </table:table-row>
        <table:table-row table:style-name="ro1">
          <table:table-cell office:value-type="float" office:value="479444.755" calcext:value-type="float">
            <text:p>479444.755</text:p>
          </table:table-cell>
          <table:table-cell office:value-type="float" office:value="122117.341" calcext:value-type="float">
            <text:p>122117.341</text:p>
          </table:table-cell>
          <table:table-cell office:value-type="string" calcext:value-type="string">
            <text:p>愛媛県　西条市明屋敷字滋巷４５０番８</text:p>
          </table:table-cell>
          <table:table-cell office:value-type="float" office:value="65700" calcext:value-type="float">
            <text:p>65700</text:p>
          </table:table-cell>
          <table:table-cell table:number-columns-repeated="5"/>
        </table:table-row>
        <table:table-row table:style-name="ro1">
          <table:table-cell office:value-type="float" office:value="479527.564" calcext:value-type="float">
            <text:p>479527.564</text:p>
          </table:table-cell>
          <table:table-cell office:value-type="float" office:value="122078.872" calcext:value-type="float">
            <text:p>122078.872</text:p>
          </table:table-cell>
          <table:table-cell office:value-type="string" calcext:value-type="string">
            <text:p>愛媛県　西条市福武字出晴甲８９０番３４</text:p>
          </table:table-cell>
          <table:table-cell office:value-type="float" office:value="46900" calcext:value-type="float">
            <text:p>46900</text:p>
          </table:table-cell>
          <table:table-cell table:number-columns-repeated="5"/>
        </table:table-row>
        <table:table-row table:style-name="ro1">
          <table:table-cell office:value-type="float" office:value="479558.6" calcext:value-type="float">
            <text:p>479558.6</text:p>
          </table:table-cell>
          <table:table-cell office:value-type="float" office:value="122099.422" calcext:value-type="float">
            <text:p>122099.422</text:p>
          </table:table-cell>
          <table:table-cell office:value-type="string" calcext:value-type="string">
            <text:p>愛媛県　西条市飯岡字川原田３５１２番３６</text:p>
          </table:table-cell>
          <table:table-cell office:value-type="float" office:value="41000" calcext:value-type="float">
            <text:p>41000</text:p>
          </table:table-cell>
          <table:table-cell table:number-columns-repeated="5"/>
        </table:table-row>
        <table:table-row table:style-name="ro1">
          <table:table-cell office:value-type="float" office:value="477026.938" calcext:value-type="float">
            <text:p>477026.938</text:p>
          </table:table-cell>
          <table:table-cell office:value-type="float" office:value="120109.42" calcext:value-type="float">
            <text:p>120109.42</text:p>
          </table:table-cell>
          <table:table-cell office:value-type="string" calcext:value-type="string">
            <text:p>愛媛県　西予市宇和町卯之町２丁目６６４番</text:p>
          </table:table-cell>
          <table:table-cell office:value-type="float" office:value="34200" calcext:value-type="float">
            <text:p>34200</text:p>
          </table:table-cell>
          <table:table-cell table:number-columns-repeated="5"/>
        </table:table-row>
        <table:table-row table:style-name="ro1">
          <table:table-cell office:value-type="float" office:value="477039.327" calcext:value-type="float">
            <text:p>477039.327</text:p>
          </table:table-cell>
          <table:table-cell office:value-type="float" office:value="120108.998" calcext:value-type="float">
            <text:p>120108.998</text:p>
          </table:table-cell>
          <table:table-cell office:value-type="string" calcext:value-type="string">
            <text:p>愛媛県　西予市宇和町卯之町３丁目３２６番</text:p>
          </table:table-cell>
          <table:table-cell office:value-type="float" office:value="74300" calcext:value-type="float">
            <text:p>74300</text:p>
          </table:table-cell>
          <table:table-cell table:number-columns-repeated="5"/>
        </table:table-row>
        <table:table-row table:style-name="ro1">
          <table:table-cell office:value-type="float" office:value="476993.714" calcext:value-type="float">
            <text:p>476993.714</text:p>
          </table:table-cell>
          <table:table-cell office:value-type="float" office:value="120153.43" calcext:value-type="float">
            <text:p>120153.43</text:p>
          </table:table-cell>
          <table:table-cell office:value-type="string" calcext:value-type="string">
            <text:p>愛媛県　西予市宇和町下松葉１４０番１１</text:p>
          </table:table-cell>
          <table:table-cell office:value-type="float" office:value="36800" calcext:value-type="float">
            <text:p>36800</text:p>
          </table:table-cell>
          <table:table-cell table:number-columns-repeated="5"/>
        </table:table-row>
        <table:table-row table:style-name="ro1">
          <table:table-cell office:value-type="float" office:value="476720.297" calcext:value-type="float">
            <text:p>476720.297</text:p>
          </table:table-cell>
          <table:table-cell office:value-type="float" office:value="120168.125" calcext:value-type="float">
            <text:p>120168.125</text:p>
          </table:table-cell>
          <table:table-cell office:value-type="string" calcext:value-type="string">
            <text:p>愛媛県　西予市三瓶町朝立字日吉崎７番耕地２８６番３６</text:p>
          </table:table-cell>
          <table:table-cell office:value-type="float" office:value="65300" calcext:value-type="float">
            <text:p>65300</text:p>
          </table:table-cell>
          <table:table-cell table:number-columns-repeated="5"/>
        </table:table-row>
        <table:table-row table:style-name="ro1">
          <table:table-cell office:value-type="float" office:value="476732.442" calcext:value-type="float">
            <text:p>476732.442</text:p>
          </table:table-cell>
          <table:table-cell office:value-type="float" office:value="120185.743" calcext:value-type="float">
            <text:p>120185.743</text:p>
          </table:table-cell>
          <table:table-cell office:value-type="string" calcext:value-type="string">
            <text:p>愛媛県　西予市三瓶町朝立字櫓ノ下２番耕地２４番２</text:p>
          </table:table-cell>
          <table:table-cell office:value-type="float" office:value="47900" calcext:value-type="float">
            <text:p>47900</text:p>
          </table:table-cell>
          <table:table-cell table:number-columns-repeated="5"/>
        </table:table-row>
        <table:table-row table:style-name="ro1">
          <table:table-cell office:value-type="float" office:value="476740.909" calcext:value-type="float">
            <text:p>476740.909</text:p>
          </table:table-cell>
          <table:table-cell office:value-type="float" office:value="120154.45" calcext:value-type="float">
            <text:p>120154.45</text:p>
          </table:table-cell>
          <table:table-cell office:value-type="string" calcext:value-type="string">
            <text:p>愛媛県　西予市三瓶町津布理字久勝寺２０５番１</text:p>
          </table:table-cell>
          <table:table-cell office:value-type="float" office:value="41400" calcext:value-type="float">
            <text:p>41400</text:p>
          </table:table-cell>
          <table:table-cell table:number-columns-repeated="5"/>
        </table:table-row>
        <table:table-row table:style-name="ro1">
          <table:table-cell office:value-type="float" office:value="477516.197" calcext:value-type="float">
            <text:p>477516.197</text:p>
          </table:table-cell>
          <table:table-cell office:value-type="float" office:value="120137.392" calcext:value-type="float">
            <text:p>120137.392</text:p>
          </table:table-cell>
          <table:table-cell office:value-type="string" calcext:value-type="string">
            <text:p>愛媛県　西予市野村町野村１１号８９番</text:p>
          </table:table-cell>
          <table:table-cell office:value-type="float" office:value="31600" calcext:value-type="float">
            <text:p>31600</text:p>
          </table:table-cell>
          <table:table-cell table:number-columns-repeated="5"/>
        </table:table-row>
        <table:table-row table:style-name="ro1">
          <table:table-cell office:value-type="float" office:value="477523.855" calcext:value-type="float">
            <text:p>477523.855</text:p>
          </table:table-cell>
          <table:table-cell office:value-type="float" office:value="120156.379" calcext:value-type="float">
            <text:p>120156.379</text:p>
          </table:table-cell>
          <table:table-cell office:value-type="string" calcext:value-type="string">
            <text:p>愛媛県　西予市野村町野村１２号４５番</text:p>
          </table:table-cell>
          <table:table-cell office:value-type="float" office:value="33900" calcext:value-type="float">
            <text:p>33900</text:p>
          </table:table-cell>
          <table:table-cell table:number-columns-repeated="5"/>
        </table:table-row>
        <table:table-row table:style-name="ro1">
          <table:table-cell office:value-type="float" office:value="477526.771" calcext:value-type="float">
            <text:p>477526.771</text:p>
          </table:table-cell>
          <table:table-cell office:value-type="float" office:value="120167.485" calcext:value-type="float">
            <text:p>120167.485</text:p>
          </table:table-cell>
          <table:table-cell office:value-type="string" calcext:value-type="string">
            <text:p>愛媛県　西予市野村町野村１号４６８番２</text:p>
          </table:table-cell>
          <table:table-cell office:value-type="float" office:value="12800" calcext:value-type="float">
            <text:p>12800</text:p>
          </table:table-cell>
          <table:table-cell table:number-columns-repeated="5"/>
        </table:table-row>
        <table:table-row table:style-name="ro1">
          <table:table-cell office:value-type="float" office:value="477168.197" calcext:value-type="float">
            <text:p>477168.197</text:p>
          </table:table-cell>
          <table:table-cell office:value-type="float" office:value="120669.844" calcext:value-type="float">
            <text:p>120669.844</text:p>
          </table:table-cell>
          <table:table-cell office:value-type="string" calcext:value-type="string">
            <text:p>愛媛県　大洲市若宮字堀之内４４５番５外</text:p>
          </table:table-cell>
          <table:table-cell office:value-type="float" office:value="83700" calcext:value-type="float">
            <text:p>83700</text:p>
          </table:table-cell>
          <table:table-cell table:number-columns-repeated="5"/>
        </table:table-row>
        <table:table-row table:style-name="ro1">
          <table:table-cell office:value-type="float" office:value="477165.481" calcext:value-type="float">
            <text:p>477165.481</text:p>
          </table:table-cell>
          <table:table-cell office:value-type="float" office:value="120652.632" calcext:value-type="float">
            <text:p>120652.632</text:p>
          </table:table-cell>
          <table:table-cell office:value-type="string" calcext:value-type="string">
            <text:p>愛媛県　大洲市常磐町字東側８４番３</text:p>
          </table:table-cell>
          <table:table-cell office:value-type="float" office:value="89500" calcext:value-type="float">
            <text:p>89500</text:p>
          </table:table-cell>
          <table:table-cell table:number-columns-repeated="5"/>
        </table:table-row>
        <table:table-row table:style-name="ro1">
          <table:table-cell office:value-type="float" office:value="477142.637" calcext:value-type="float">
            <text:p>477142.637</text:p>
          </table:table-cell>
          <table:table-cell office:value-type="float" office:value="120633.856" calcext:value-type="float">
            <text:p>120633.856</text:p>
          </table:table-cell>
          <table:table-cell office:value-type="string" calcext:value-type="string">
            <text:p>愛媛県　大洲市大洲字三ノ丸８８０番９０</text:p>
          </table:table-cell>
          <table:table-cell office:value-type="float" office:value="72500" calcext:value-type="float">
            <text:p>72500</text:p>
          </table:table-cell>
          <table:table-cell table:number-columns-repeated="5"/>
        </table:table-row>
        <table:table-row table:style-name="ro1">
          <table:table-cell office:value-type="float" office:value="477162.777" calcext:value-type="float">
            <text:p>477162.777</text:p>
          </table:table-cell>
          <table:table-cell office:value-type="float" office:value="120661.345" calcext:value-type="float">
            <text:p>120661.345</text:p>
          </table:table-cell>
          <table:table-cell office:value-type="string" calcext:value-type="string">
            <text:p>愛媛県　大洲市中村字長畑２１０番３１</text:p>
          </table:table-cell>
          <table:table-cell office:value-type="float" office:value="115000" calcext:value-type="float">
            <text:p>115000</text:p>
          </table:table-cell>
          <table:table-cell table:number-columns-repeated="5"/>
        </table:table-row>
        <table:table-row table:style-name="ro1">
          <table:table-cell office:value-type="float" office:value="476928.503" calcext:value-type="float">
            <text:p>476928.503</text:p>
          </table:table-cell>
          <table:table-cell office:value-type="float" office:value="121006.94" calcext:value-type="float">
            <text:p>121006.94</text:p>
          </table:table-cell>
          <table:table-cell office:value-type="string" calcext:value-type="string">
            <text:p>愛媛県　大洲市長浜字出来町甲５０２番</text:p>
          </table:table-cell>
          <table:table-cell office:value-type="float" office:value="64000" calcext:value-type="float">
            <text:p>64000</text:p>
          </table:table-cell>
          <table:table-cell table:number-columns-repeated="5"/>
        </table:table-row>
        <table:table-row table:style-name="ro1">
          <table:table-cell office:value-type="float" office:value="476934.112" calcext:value-type="float">
            <text:p>476934.112</text:p>
          </table:table-cell>
          <table:table-cell office:value-type="float" office:value="121016.853" calcext:value-type="float">
            <text:p>121016.853</text:p>
          </table:table-cell>
          <table:table-cell office:value-type="string" calcext:value-type="string">
            <text:p>愛媛県　大洲市長浜字西海岸町甲１０２９番４</text:p>
          </table:table-cell>
          <table:table-cell office:value-type="float" office:value="70200" calcext:value-type="float">
            <text:p>70200</text:p>
          </table:table-cell>
          <table:table-cell table:number-columns-repeated="5"/>
        </table:table-row>
        <table:table-row table:style-name="ro1">
          <table:table-cell office:value-type="float" office:value="476928.364" calcext:value-type="float">
            <text:p>476928.364</text:p>
          </table:table-cell>
          <table:table-cell office:value-type="float" office:value="121017.329" calcext:value-type="float">
            <text:p>121017.329</text:p>
          </table:table-cell>
          <table:table-cell office:value-type="string" calcext:value-type="string">
            <text:p>愛媛県　大洲市長浜字眞砂町甲５９３番３</text:p>
          </table:table-cell>
          <table:table-cell office:value-type="float" office:value="44500" calcext:value-type="float">
            <text:p>44500</text:p>
          </table:table-cell>
          <table:table-cell table:number-columns-repeated="5"/>
        </table:table-row>
        <table:table-row table:style-name="ro1">
          <table:table-cell office:value-type="float" office:value="477176.621" calcext:value-type="float">
            <text:p>477176.621</text:p>
          </table:table-cell>
          <table:table-cell office:value-type="float" office:value="120613.792" calcext:value-type="float">
            <text:p>120613.792</text:p>
          </table:table-cell>
          <table:table-cell office:value-type="string" calcext:value-type="string">
            <text:p>愛媛県　大洲市柚木字尾阪３５８番８０</text:p>
          </table:table-cell>
          <table:table-cell office:value-type="float" office:value="65000" calcext:value-type="float">
            <text:p>65000</text:p>
          </table:table-cell>
          <table:table-cell table:number-columns-repeated="5"/>
        </table:table-row>
        <table:table-row table:style-name="ro1">
          <table:table-cell office:value-type="float" office:value="478242.029" calcext:value-type="float">
            <text:p>478242.029</text:p>
          </table:table-cell>
          <table:table-cell office:value-type="float" office:value="121662.031" calcext:value-type="float">
            <text:p>121662.031</text:p>
          </table:table-cell>
          <table:table-cell office:value-type="string" calcext:value-type="string">
            <text:p>愛媛県　東温市牛渕字砂子地１０４７番１</text:p>
          </table:table-cell>
          <table:table-cell office:value-type="float" office:value="90500" calcext:value-type="float">
            <text:p>90500</text:p>
          </table:table-cell>
          <table:table-cell table:number-columns-repeated="5"/>
        </table:table-row>
        <table:table-row table:style-name="ro1">
          <table:table-cell office:value-type="float" office:value="478245.311" calcext:value-type="float">
            <text:p>478245.311</text:p>
          </table:table-cell>
          <table:table-cell office:value-type="float" office:value="121669.743" calcext:value-type="float">
            <text:p>121669.743</text:p>
          </table:table-cell>
          <table:table-cell office:value-type="string" calcext:value-type="string">
            <text:p>愛媛県　東温市牛渕字上樋１９４１番１</text:p>
          </table:table-cell>
          <table:table-cell office:value-type="float" office:value="89500" calcext:value-type="float">
            <text:p>89500</text:p>
          </table:table-cell>
          <table:table-cell table:number-columns-repeated="5"/>
        </table:table-row>
        <table:table-row table:style-name="ro1">
          <table:table-cell office:value-type="float" office:value="478328.049" calcext:value-type="float">
            <text:p>478328.049</text:p>
          </table:table-cell>
          <table:table-cell office:value-type="float" office:value="121666.765" calcext:value-type="float">
            <text:p>121666.765</text:p>
          </table:table-cell>
          <table:table-cell office:value-type="string" calcext:value-type="string">
            <text:p>愛媛県　東温市志津川字力石甲１１３３番３５</text:p>
          </table:table-cell>
          <table:table-cell office:value-type="float" office:value="82500" calcext:value-type="float">
            <text:p>82500</text:p>
          </table:table-cell>
          <table:table-cell table:number-columns-repeated="5"/>
        </table:table-row>
        <table:table-row table:style-name="ro1">
          <table:table-cell office:value-type="float" office:value="478349.528" calcext:value-type="float">
            <text:p>478349.528</text:p>
          </table:table-cell>
          <table:table-cell office:value-type="float" office:value="121693.652" calcext:value-type="float">
            <text:p>121693.652</text:p>
          </table:table-cell>
          <table:table-cell office:value-type="string" calcext:value-type="string">
            <text:p>愛媛県　東温市志津川字拂川甲６９８番２</text:p>
          </table:table-cell>
          <table:table-cell office:value-type="float" office:value="74500" calcext:value-type="float">
            <text:p>74500</text:p>
          </table:table-cell>
          <table:table-cell table:number-columns-repeated="5"/>
        </table:table-row>
        <table:table-row table:style-name="ro1">
          <table:table-cell office:value-type="float" office:value="478255.384" calcext:value-type="float">
            <text:p>478255.384</text:p>
          </table:table-cell>
          <table:table-cell office:value-type="float" office:value="121676.944" calcext:value-type="float">
            <text:p>121676.944</text:p>
          </table:table-cell>
          <table:table-cell office:value-type="string" calcext:value-type="string">
            <text:p>愛媛県　東温市西岡字熊の畑甲５９９番６１</text:p>
          </table:table-cell>
          <table:table-cell office:value-type="float" office:value="82500" calcext:value-type="float">
            <text:p>82500</text:p>
          </table:table-cell>
          <table:table-cell table:number-columns-repeated="5"/>
        </table:table-row>
        <table:table-row table:style-name="ro1">
          <table:table-cell office:value-type="float" office:value="478316.025" calcext:value-type="float">
            <text:p>478316.025</text:p>
          </table:table-cell>
          <table:table-cell office:value-type="float" office:value="121645.171" calcext:value-type="float">
            <text:p>121645.171</text:p>
          </table:table-cell>
          <table:table-cell office:value-type="string" calcext:value-type="string">
            <text:p>愛媛県　東温市田窪字井手ノ上３２６番３</text:p>
          </table:table-cell>
          <table:table-cell office:value-type="float" office:value="63000" calcext:value-type="float">
            <text:p>63000</text:p>
          </table:table-cell>
          <table:table-cell table:number-columns-repeated="5"/>
        </table:table-row>
        <table:table-row table:style-name="ro1">
          <table:table-cell office:value-type="float" office:value="478418.525" calcext:value-type="float">
            <text:p>478418.525</text:p>
          </table:table-cell>
          <table:table-cell office:value-type="float" office:value="121680.716" calcext:value-type="float">
            <text:p>121680.716</text:p>
          </table:table-cell>
          <table:table-cell office:value-type="string" calcext:value-type="string">
            <text:p>愛媛県　東温市南方字森１８９９番１３</text:p>
          </table:table-cell>
          <table:table-cell office:value-type="float" office:value="58000" calcext:value-type="float">
            <text:p>58000</text:p>
          </table:table-cell>
          <table:table-cell table:number-columns-repeated="5"/>
        </table:table-row>
        <table:table-row table:style-name="ro1">
          <table:table-cell office:value-type="float" office:value="478478.772" calcext:value-type="float">
            <text:p>478478.772</text:p>
          </table:table-cell>
          <table:table-cell office:value-type="float" office:value="121685.159" calcext:value-type="float">
            <text:p>121685.159</text:p>
          </table:table-cell>
          <table:table-cell office:value-type="string" calcext:value-type="string">
            <text:p>愛媛県　東温市北方字川上甲２２４１番２</text:p>
          </table:table-cell>
          <table:table-cell office:value-type="float" office:value="48300" calcext:value-type="float">
            <text:p>48300</text:p>
          </table:table-cell>
          <table:table-cell table:number-columns-repeated="5"/>
        </table:table-row>
        <table:table-row table:style-name="ro1">
          <table:table-cell office:value-type="float" office:value="477248.197" calcext:value-type="float">
            <text:p>477248.197</text:p>
          </table:table-cell>
          <table:table-cell office:value-type="float" office:value="118677.212" calcext:value-type="float">
            <text:p>118677.212</text:p>
          </table:table-cell>
          <table:table-cell office:value-type="string" calcext:value-type="string">
            <text:p>愛媛県　南宇和郡愛南町御荘平城２８９３番１０</text:p>
          </table:table-cell>
          <table:table-cell office:value-type="float" office:value="35000" calcext:value-type="float">
            <text:p>35000</text:p>
          </table:table-cell>
          <table:table-cell table:number-columns-repeated="5"/>
        </table:table-row>
        <table:table-row table:style-name="ro1">
          <table:table-cell office:value-type="float" office:value="477238.359" calcext:value-type="float">
            <text:p>477238.359</text:p>
          </table:table-cell>
          <table:table-cell office:value-type="float" office:value="118653.414" calcext:value-type="float">
            <text:p>118653.414</text:p>
          </table:table-cell>
          <table:table-cell office:value-type="string" calcext:value-type="string">
            <text:p>愛媛県　南宇和郡愛南町御荘平城３７３０番１外</text:p>
          </table:table-cell>
          <table:table-cell office:value-type="float" office:value="76000" calcext:value-type="float">
            <text:p>76000</text:p>
          </table:table-cell>
          <table:table-cell table:number-columns-repeated="5"/>
        </table:table-row>
        <table:table-row table:style-name="ro1">
          <table:table-cell office:value-type="float" office:value="477235.322" calcext:value-type="float">
            <text:p>477235.322</text:p>
          </table:table-cell>
          <table:table-cell office:value-type="float" office:value="118646.976" calcext:value-type="float">
            <text:p>118646.976</text:p>
          </table:table-cell>
          <table:table-cell office:value-type="string" calcext:value-type="string">
            <text:p>愛媛県　南宇和郡愛南町御荘平城４３４２番</text:p>
          </table:table-cell>
          <table:table-cell office:value-type="float" office:value="32500" calcext:value-type="float">
            <text:p>32500</text:p>
          </table:table-cell>
          <table:table-cell table:number-columns-repeated="5"/>
        </table:table-row>
        <table:table-row table:style-name="ro1">
          <table:table-cell office:value-type="float" office:value="477269.261" calcext:value-type="float">
            <text:p>477269.261</text:p>
          </table:table-cell>
          <table:table-cell office:value-type="float" office:value="118657.99" calcext:value-type="float">
            <text:p>118657.99</text:p>
          </table:table-cell>
          <table:table-cell office:value-type="string" calcext:value-type="string">
            <text:p>愛媛県　南宇和郡愛南町城辺甲２７８番２</text:p>
          </table:table-cell>
          <table:table-cell office:value-type="float" office:value="63700" calcext:value-type="float">
            <text:p>63700</text:p>
          </table:table-cell>
          <table:table-cell table:number-columns-repeated="5"/>
        </table:table-row>
        <table:table-row table:style-name="ro1">
          <table:table-cell office:value-type="float" office:value="477317.821" calcext:value-type="float">
            <text:p>477317.821</text:p>
          </table:table-cell>
          <table:table-cell office:value-type="float" office:value="118661.286" calcext:value-type="float">
            <text:p>118661.286</text:p>
          </table:table-cell>
          <table:table-cell office:value-type="string" calcext:value-type="string">
            <text:p>愛媛県　南宇和郡愛南町城辺甲３８１６番８</text:p>
          </table:table-cell>
          <table:table-cell office:value-type="float" office:value="34200" calcext:value-type="float">
            <text:p>34200</text:p>
          </table:table-cell>
          <table:table-cell table:number-columns-repeated="5"/>
        </table:table-row>
        <table:table-row table:style-name="ro1">
          <table:table-cell office:value-type="float" office:value="476961.142" calcext:value-type="float">
            <text:p>476961.142</text:p>
          </table:table-cell>
          <table:table-cell office:value-type="float" office:value="118938.865" calcext:value-type="float">
            <text:p>118938.865</text:p>
          </table:table-cell>
          <table:table-cell office:value-type="string" calcext:value-type="string">
            <text:p>愛媛県　南宇和郡愛南町須ノ川３１４番</text:p>
          </table:table-cell>
          <table:table-cell office:value-type="float" office:value="15300" calcext:value-type="float">
            <text:p>15300</text:p>
          </table:table-cell>
          <table:table-cell table:number-columns-repeated="5"/>
        </table:table-row>
        <table:table-row table:style-name="ro1">
          <table:table-cell office:value-type="float" office:value="476972.287" calcext:value-type="float">
            <text:p>476972.287</text:p>
          </table:table-cell>
          <table:table-cell office:value-type="float" office:value="118580.636" calcext:value-type="float">
            <text:p>118580.636</text:p>
          </table:table-cell>
          <table:table-cell office:value-type="string" calcext:value-type="string">
            <text:p>愛媛県　南宇和郡愛南町内泊５６４番</text:p>
          </table:table-cell>
          <table:table-cell office:value-type="float" office:value="17400" calcext:value-type="float">
            <text:p>17400</text:p>
          </table:table-cell>
          <table:table-cell table:number-columns-repeated="5"/>
        </table:table-row>
        <table:table-row table:style-name="ro1">
          <table:table-cell office:value-type="float" office:value="477314.23" calcext:value-type="float">
            <text:p>477314.23</text:p>
          </table:table-cell>
          <table:table-cell office:value-type="float" office:value="118631.192" calcext:value-type="float">
            <text:p>118631.192</text:p>
          </table:table-cell>
          <table:table-cell office:value-type="string" calcext:value-type="string">
            <text:p>愛媛県　南宇和郡愛南町蓮乗寺３３５番３外</text:p>
          </table:table-cell>
          <table:table-cell office:value-type="float" office:value="33900" calcext:value-type="float">
            <text:p>33900</text:p>
          </table:table-cell>
          <table:table-cell table:number-columns-repeated="5"/>
        </table:table-row>
        <table:table-row table:style-name="ro1">
          <table:table-cell office:value-type="float" office:value="476748.084" calcext:value-type="float">
            <text:p>476748.084</text:p>
          </table:table-cell>
          <table:table-cell office:value-type="float" office:value="120433.909" calcext:value-type="float">
            <text:p>120433.909</text:p>
          </table:table-cell>
          <table:table-cell office:value-type="string" calcext:value-type="string">
            <text:p>愛媛県　八幡浜市古町２－２－４１</text:p>
          </table:table-cell>
          <table:table-cell office:value-type="float" office:value="108000" calcext:value-type="float">
            <text:p>108000</text:p>
          </table:table-cell>
          <table:table-cell table:number-columns-repeated="5"/>
        </table:table-row>
        <table:table-row table:style-name="ro1">
          <table:table-cell office:value-type="float" office:value="476753.046" calcext:value-type="float">
            <text:p>476753.046</text:p>
          </table:table-cell>
          <table:table-cell office:value-type="float" office:value="120449.304" calcext:value-type="float">
            <text:p>120449.304</text:p>
          </table:table-cell>
          <table:table-cell office:value-type="string" calcext:value-type="string">
            <text:p>愛媛県　八幡浜市字中深１２１５番１外</text:p>
          </table:table-cell>
          <table:table-cell office:value-type="float" office:value="141000" calcext:value-type="float">
            <text:p>141000</text:p>
          </table:table-cell>
          <table:table-cell table:number-columns-repeated="5"/>
        </table:table-row>
        <table:table-row table:style-name="ro1">
          <table:table-cell office:value-type="float" office:value="476729.717" calcext:value-type="float">
            <text:p>476729.717</text:p>
          </table:table-cell>
          <table:table-cell office:value-type="float" office:value="120447.374" calcext:value-type="float">
            <text:p>120447.374</text:p>
          </table:table-cell>
          <table:table-cell office:value-type="string" calcext:value-type="string">
            <text:p>愛媛県　八幡浜市字矢野町２１番１</text:p>
          </table:table-cell>
          <table:table-cell office:value-type="float" office:value="95000" calcext:value-type="float">
            <text:p>95000</text:p>
          </table:table-cell>
          <table:table-cell table:number-columns-repeated="5"/>
        </table:table-row>
        <table:table-row table:style-name="ro1">
          <table:table-cell office:value-type="float" office:value="476792.643" calcext:value-type="float">
            <text:p>476792.643</text:p>
          </table:table-cell>
          <table:table-cell office:value-type="float" office:value="120465.222" calcext:value-type="float">
            <text:p>120465.222</text:p>
          </table:table-cell>
          <table:table-cell office:value-type="string" calcext:value-type="string">
            <text:p>愛媛県　八幡浜市松柏丙５６０番１</text:p>
          </table:table-cell>
          <table:table-cell office:value-type="float" office:value="90000" calcext:value-type="float">
            <text:p>90000</text:p>
          </table:table-cell>
          <table:table-cell table:number-columns-repeated="5"/>
        </table:table-row>
        <table:table-row table:style-name="ro1">
          <table:table-cell office:value-type="float" office:value="476634.942" calcext:value-type="float">
            <text:p>476634.942</text:p>
          </table:table-cell>
          <table:table-cell office:value-type="float" office:value="120512.723" calcext:value-type="float">
            <text:p>120512.723</text:p>
          </table:table-cell>
          <table:table-cell office:value-type="string" calcext:value-type="string">
            <text:p>愛媛県　八幡浜市保内町川之石１番耕地２３６番１４６</text:p>
          </table:table-cell>
          <table:table-cell office:value-type="float" office:value="66800" calcext:value-type="float">
            <text:p>66800</text:p>
          </table:table-cell>
          <table:table-cell table:number-columns-repeated="5"/>
        </table:table-row>
        <table:table-row table:style-name="ro1">
          <table:table-cell office:value-type="float" office:value="476623.75" calcext:value-type="float">
            <text:p>476623.75</text:p>
          </table:table-cell>
          <table:table-cell office:value-type="float" office:value="120518.661" calcext:value-type="float">
            <text:p>120518.661</text:p>
          </table:table-cell>
          <table:table-cell office:value-type="string" calcext:value-type="string">
            <text:p>愛媛県　八幡浜市保内町川之石３番耕地１６番２</text:p>
          </table:table-cell>
          <table:table-cell office:value-type="float" office:value="58300" calcext:value-type="float">
            <text:p>58300</text:p>
          </table:table-cell>
          <table:table-cell table:number-columns-repeated="5"/>
        </table:table-row>
        <table:table-row table:style-name="ro1">
          <table:table-cell office:value-type="float" office:value="476598.32" calcext:value-type="float">
            <text:p>476598.32</text:p>
          </table:table-cell>
          <table:table-cell office:value-type="float" office:value="120513.735" calcext:value-type="float">
            <text:p>120513.735</text:p>
          </table:table-cell>
          <table:table-cell office:value-type="string" calcext:value-type="string">
            <text:p>愛媛県　八幡浜市保内町川之石５番耕地４０番１</text:p>
          </table:table-cell>
          <table:table-cell office:value-type="float" office:value="31500" calcext:value-type="float">
            <text:p>31500</text:p>
          </table:table-cell>
          <table:table-cell table:number-columns-repeated="5"/>
        </table:table-row>
        <table:table-row table:style-name="ro1">
          <table:table-cell office:value-type="float" office:value="477633.459" calcext:value-type="float">
            <text:p>477633.459</text:p>
          </table:table-cell>
          <table:table-cell office:value-type="float" office:value="119722.987" calcext:value-type="float">
            <text:p>119722.987</text:p>
          </table:table-cell>
          <table:table-cell office:value-type="string" calcext:value-type="string">
            <text:p>愛媛県　北宇和郡鬼北町大字近永６５９番２</text:p>
          </table:table-cell>
          <table:table-cell office:value-type="float" office:value="53000" calcext:value-type="float">
            <text:p>53000</text:p>
          </table:table-cell>
          <table:table-cell table:number-columns-repeated="5"/>
        </table:table-row>
        <table:table-row table:style-name="ro1">
          <table:table-cell office:value-type="float" office:value="477652.363" calcext:value-type="float">
            <text:p>477652.363</text:p>
          </table:table-cell>
          <table:table-cell office:value-type="float" office:value="119731.986" calcext:value-type="float">
            <text:p>119731.986</text:p>
          </table:table-cell>
          <table:table-cell office:value-type="string" calcext:value-type="string">
            <text:p>愛媛県　北宇和郡鬼北町大字国遠１０５４番２</text:p>
          </table:table-cell>
          <table:table-cell office:value-type="float" office:value="19500" calcext:value-type="float">
            <text:p>19500</text:p>
          </table:table-cell>
          <table:table-cell table:number-columns-repeated="5"/>
        </table:table-row>
        <table:table-row table:style-name="ro1">
          <table:table-cell office:value-type="float" office:value="477688.014" calcext:value-type="float">
            <text:p>477688.014</text:p>
          </table:table-cell>
          <table:table-cell office:value-type="float" office:value="119710.568" calcext:value-type="float">
            <text:p>119710.568</text:p>
          </table:table-cell>
          <table:table-cell office:value-type="string" calcext:value-type="string">
            <text:p>愛媛県　北宇和郡鬼北町大字出目１９２３番</text:p>
          </table:table-cell>
          <table:table-cell office:value-type="float" office:value="24000" calcext:value-type="float">
            <text:p>24000</text:p>
          </table:table-cell>
          <table:table-cell table:number-columns-repeated="5"/>
        </table:table-row>
      </table:table>
      <table:table table:name="課題１の結果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表１</text:p>
          </table:table-cell>
          <table:table-cell table:style-name="Default"/>
          <table:table-cell/>
          <table:table-cell table:style-name="Default" office:value-type="string" calcext:value-type="string">
            <text:p>表２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球団</text:p>
          </table:table-cell>
          <table:table-cell office:value-type="string" calcext:value-type="string">
            <text:p>総年俸(万円)</text:p>
          </table:table-cell>
          <table:table-cell/>
          <table:table-cell office:value-type="string" calcext:value-type="string">
            <text:p>選手名</text:p>
          </table:table-cell>
          <table:table-cell office:value-type="string" calcext:value-type="string">
            <text:p>年俸</text:p>
          </table:table-cell>
          <table:table-cell office:value-type="string" calcext:value-type="string">
            <text:p>球団</text:p>
          </table:table-cell>
          <table:table-cell office:value-type="string" calcext:value-type="string">
            <text:p>総年俸</text:p>
          </table:table-cell>
          <table:table-cell office:value-type="string" calcext:value-type="string">
            <text:p>比率</text:p>
          </table:table-cell>
        </table:table-row>
        <table:table-row table:style-name="ro1">
          <table:table-cell office:value-type="string" calcext:value-type="string">
            <text:p>DeNA</text:p>
          </table:table-cell>
          <table:table-cell office:value-type="float" office:value="132010" calcext:value-type="float">
            <text:p>132010</text:p>
          </table:table-cell>
          <table:table-cell/>
          <table:table-cell office:value-type="string" calcext:value-type="string">
            <text:p>黒田博樹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広島</text:p>
          </table:table-cell>
          <table:table-cell table:formula="of:=VLOOKUP([.F3];[.A$3:.B$14];2;0)" office:value-type="float" office:value="188955" calcext:value-type="float">
            <text:p>188955</text:p>
          </table:table-cell>
          <table:table-cell table:formula="of:=[.E3]/[.G3]" office:value-type="float" office:value="0.317535921251092" calcext:value-type="float">
            <text:p>0.317535921251092</text:p>
          </table:table-cell>
        </table:table-row>
        <table:table-row table:style-name="ro1">
          <table:table-cell office:value-type="string" calcext:value-type="string">
            <text:p>オリックス</text:p>
          </table:table-cell>
          <table:table-cell office:value-type="float" office:value="253560" calcext:value-type="float">
            <text:p>253560</text:p>
          </table:table-cell>
          <table:table-cell/>
          <table:table-cell office:value-type="string" calcext:value-type="string">
            <text:p>金子千尋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オリックス</text:p>
          </table:table-cell>
          <table:table-cell table:formula="of:=VLOOKUP([.F4];[.A$3:.B$14];2;0)" office:value-type="float" office:value="253560" calcext:value-type="float">
            <text:p>253560</text:p>
          </table:table-cell>
          <table:table-cell table:formula="of:=[.E4]/[.G4]" office:value-type="float" office:value="0.197191986117684" calcext:value-type="float">
            <text:p>0.197191986117684</text:p>
          </table:table-cell>
        </table:table-row>
        <table:table-row table:style-name="ro1">
          <table:table-cell office:value-type="string" calcext:value-type="string">
            <text:p>ソフトバンク</text:p>
          </table:table-cell>
          <table:table-cell office:value-type="float" office:value="320130" calcext:value-type="float">
            <text:p>320130</text:p>
          </table:table-cell>
          <table:table-cell/>
          <table:table-cell office:value-type="string" calcext:value-type="string">
            <text:p>中村剛也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西武</text:p>
          </table:table-cell>
          <table:table-cell table:formula="of:=VLOOKUP([.F5];[.A$3:.B$14];2;0)" office:value-type="float" office:value="211820" calcext:value-type="float">
            <text:p>211820</text:p>
          </table:table-cell>
          <table:table-cell table:formula="of:=[.E5]/[.G5]" office:value-type="float" office:value="0.193560570295534" calcext:value-type="float">
            <text:p>0.193560570295534</text:p>
          </table:table-cell>
        </table:table-row>
        <table:table-row table:style-name="ro1">
          <table:table-cell office:value-type="string" calcext:value-type="string">
            <text:p>ヤクルト</text:p>
          </table:table-cell>
          <table:table-cell office:value-type="float" office:value="208990" calcext:value-type="float">
            <text:p>208990</text:p>
          </table:table-cell>
          <table:table-cell/>
          <table:table-cell office:value-type="string" calcext:value-type="string">
            <text:p>内海哲也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巨人</text:p>
          </table:table-cell>
          <table:table-cell table:formula="of:=VLOOKUP([.F6];[.A$3:.B$14];2;0)" office:value-type="float" office:value="320335" calcext:value-type="float">
            <text:p>320335</text:p>
          </table:table-cell>
          <table:table-cell table:formula="of:=[.E6]/[.G6]" office:value-type="float" office:value="0.124869277475143" calcext:value-type="float">
            <text:p>0.124869277475143</text:p>
          </table:table-cell>
        </table:table-row>
        <table:table-row table:style-name="ro1">
          <table:table-cell office:value-type="string" calcext:value-type="string">
            <text:p>ロッテ</text:p>
          </table:table-cell>
          <table:table-cell office:value-type="float" office:value="174420" calcext:value-type="float">
            <text:p>174420</text:p>
          </table:table-cell>
          <table:table-cell/>
          <table:table-cell office:value-type="string" calcext:value-type="string">
            <text:p>鳥谷敬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阪神</text:p>
          </table:table-cell>
          <table:table-cell table:formula="of:=VLOOKUP([.F7];[.A$3:.B$14];2;0)" office:value-type="float" office:value="197580" calcext:value-type="float">
            <text:p>197580</text:p>
          </table:table-cell>
          <table:table-cell table:formula="of:=[.E7]/[.G7]" office:value-type="float" office:value="0.202449640651888" calcext:value-type="float">
            <text:p>0.202449640651888</text:p>
          </table:table-cell>
        </table:table-row>
        <table:table-row table:style-name="ro1">
          <table:table-cell office:value-type="string" calcext:value-type="string">
            <text:p>楽天</text:p>
          </table:table-cell>
          <table:table-cell office:value-type="float" office:value="153230" calcext:value-type="float">
            <text:p>153230</text:p>
          </table:table-cell>
          <table:table-cell/>
          <table:table-cell table:style-name="ce2" office:value-type="string" calcext:value-type="string">
            <text:p>和田毅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ソフトバンク</text:p>
          </table:table-cell>
          <table:table-cell table:formula="of:=VLOOKUP([.F8];[.A$3:.B$14];2;0)" office:value-type="float" office:value="320130" calcext:value-type="float">
            <text:p>320130</text:p>
          </table:table-cell>
          <table:table-cell table:formula="of:=[.E8]/[.G8]" office:value-type="float" office:value="0.124949239371505" calcext:value-type="float">
            <text:p>0.124949239371505</text:p>
          </table:table-cell>
        </table:table-row>
        <table:table-row table:style-name="ro1">
          <table:table-cell office:value-type="string" calcext:value-type="string">
            <text:p>巨人</text:p>
          </table:table-cell>
          <table:table-cell office:value-type="float" office:value="320335" calcext:value-type="float">
            <text:p>320335</text:p>
          </table:table-cell>
          <table:table-cell/>
          <table:table-cell office:value-type="string" calcext:value-type="string">
            <text:p>摂津正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ソフトバンク</text:p>
          </table:table-cell>
          <table:table-cell table:formula="of:=VLOOKUP([.F9];[.A$3:.B$14];2;0)" office:value-type="float" office:value="320130" calcext:value-type="float">
            <text:p>320130</text:p>
          </table:table-cell>
          <table:table-cell table:formula="of:=[.E9]/[.G9]" office:value-type="float" office:value="0.124949239371505" calcext:value-type="float">
            <text:p>0.124949239371505</text:p>
          </table:table-cell>
        </table:table-row>
        <table:table-row table:style-name="ro1">
          <table:table-cell office:value-type="string" calcext:value-type="string">
            <text:p>広島</text:p>
          </table:table-cell>
          <table:table-cell office:value-type="float" office:value="188955" calcext:value-type="float">
            <text:p>188955</text:p>
          </table:table-cell>
          <table:table-cell/>
          <table:table-cell office:value-type="string" calcext:value-type="string">
            <text:p>松坂大輔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ソフトバンク</text:p>
          </table:table-cell>
          <table:table-cell table:formula="of:=VLOOKUP([.F10];[.A$3:.B$14];2;0)" office:value-type="float" office:value="320130" calcext:value-type="float">
            <text:p>320130</text:p>
          </table:table-cell>
          <table:table-cell table:formula="of:=[.E10]/[.G10]" office:value-type="float" office:value="0.124949239371505" calcext:value-type="float">
            <text:p>0.124949239371505</text:p>
          </table:table-cell>
        </table:table-row>
        <table:table-row table:style-name="ro1">
          <table:table-cell office:value-type="string" calcext:value-type="string">
            <text:p>阪神</text:p>
          </table:table-cell>
          <table:table-cell office:value-type="float" office:value="197580" calcext:value-type="float">
            <text:p>197580</text:p>
          </table:table-cell>
          <table:table-cell/>
          <table:table-cell office:value-type="string" calcext:value-type="string">
            <text:p>五十嵐亮太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ソフトバンク</text:p>
          </table:table-cell>
          <table:table-cell table:formula="of:=VLOOKUP([.F11];[.A$3:.B$14];2;0)" office:value-type="float" office:value="320130" calcext:value-type="float">
            <text:p>320130</text:p>
          </table:table-cell>
          <table:table-cell table:formula="of:=[.E11]/[.G11]" office:value-type="float" office:value="0.109330584450067" calcext:value-type="float">
            <text:p>0.109330584450067</text:p>
          </table:table-cell>
        </table:table-row>
        <table:table-row table:style-name="ro1">
          <table:table-cell office:value-type="string" calcext:value-type="string">
            <text:p>西武</text:p>
          </table:table-cell>
          <table:table-cell office:value-type="float" office:value="211820" calcext:value-type="float">
            <text:p>211820</text:p>
          </table:table-cell>
          <table:table-cell/>
          <table:table-cell office:value-type="string" calcext:value-type="string">
            <text:p>中島宏之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オリックス</text:p>
          </table:table-cell>
          <table:table-cell table:formula="of:=VLOOKUP([.F12];[.A$3:.B$14];2;0)" office:value-type="float" office:value="253560" calcext:value-type="float">
            <text:p>253560</text:p>
          </table:table-cell>
          <table:table-cell table:formula="of:=[.E12]/[.G12]" office:value-type="float" office:value="0.138034390282379" calcext:value-type="float">
            <text:p>0.138034390282379</text:p>
          </table:table-cell>
        </table:table-row>
        <table:table-row table:style-name="ro1">
          <table:table-cell office:value-type="string" calcext:value-type="string">
            <text:p>中日</text:p>
          </table:table-cell>
          <table:table-cell office:value-type="float" office:value="152621" calcext:value-type="float">
            <text:p>152621</text:p>
          </table:table-cell>
          <table:table-cell/>
          <table:table-cell office:value-type="string" calcext:value-type="string">
            <text:p>イチロー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マーリンズ</text:p>
          </table:table-cell>
          <table:table-cell table:formula="of:=VLOOKUP([.F13];[.A$3:.B$14];2;0)" office:value-type="string" office:string-value="" calcext:value-type="error">
            <text:p>#N/A</text:p>
          </table:table-cell>
          <table:table-cell table:formula="of:=[.E13]/[.G13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日本ハム</text:p>
          </table:table-cell>
          <table:table-cell office:value-type="float" office:value="215990" calcext:value-type="float">
            <text:p>215990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課題２.A1:課題２.D1018853">
          <table:sort>
            <table:sort-by table:field-number="2" table:data-type="automatic"/>
          </table:sort>
        </table:database-range>
      </table:database-ranges>
      <table:consolidation table:function="sum" table:source-cell-range-addresses="課題１の結果.D2:課題１の結果.F13" table:target-cell-address="課題１の結果.H2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1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00/00/00</text:date>, <text:time style:data-style-name="N2" text:time-value="14:15:14.191546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Isao</meta:initial-creator>
    <meta:creation-date>2016-08-21T02:19:37</meta:creation-date>
    <dc:date>2016-08-24T14:16:16.825800000</dc:date>
    <meta:editing-duration>PT10H26M40S</meta:editing-duration>
    <meta:editing-cycles>8</meta:editing-cycles>
    <meta:generator>LibreOffice/5.2.0.4$MacOSX_X86_64 LibreOffice_project/066b007f5ebcc236395c7d282ba488bca6720265</meta:generator>
    <meta:document-statistic meta:table-count="3" meta:cell-count="2320" meta:object-count="0"/>
    <meta:user-defined meta:name=""/>
  </office:meta>
</office:document-meta>
</file>